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OpenSymbol" svg:font-family="OpenSymbol"/>
    <style:font-face style:name="Tahoma2" svg:font-family="Tahoma"/>
    <style:font-face style:name="arial1" svg:font-family="arial, sans-serif"/>
    <style:font-face style:name="Courier New" svg:font-family="'Courier New'" style:font-family-generic="modern"/>
    <style:font-face style:name="Monospace1" svg:font-family="Monospace" style:font-family-generic="roman"/>
    <style:font-face style:name="Arial1" svg:font-family="Arial" style:font-family-generic="swiss"/>
    <style:font-face style:name="arial" svg:font-family="arial" style:font-family-generic="swiss"/>
    <style:font-face style:name="OpenSymbol1" svg:font-family="OpenSymbol" style:font-family-generic="system"/>
    <style:font-face style:name="Courier 10 Pitch" svg:font-family="'Courier 10 Pitch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6" style:family="table">
      <style:table-properties style:width="15.51cm" fo:margin-left="0cm" fo:break-before="page" table:align="left" fo:background-color="transparent" fo:keep-with-next="auto" style:may-break-between-rows="true" style:writing-mode="lr-tb">
        <style:background-image/>
      </style:table-properties>
    </style:style>
    <style:style style:name="Tabela16.A" style:family="table-column">
      <style:table-column-properties style:column-width="2.161cm"/>
    </style:style>
    <style:style style:name="Tabela16.B" style:family="table-column">
      <style:table-column-properties style:column-width="2.36cm"/>
    </style:style>
    <style:style style:name="Tabela16.C" style:family="table-column">
      <style:table-column-properties style:column-width="2.117cm"/>
    </style:style>
    <style:style style:name="Tabela16.D" style:family="table-column">
      <style:table-column-properties style:column-width="5.269cm"/>
    </style:style>
    <style:style style:name="Tabela16.E" style:family="table-column">
      <style:table-column-properties style:column-width="3.60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6.E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6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C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6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6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6" style:family="table-row">
      <style:table-row-properties style:min-row-height="0.467cm" fo:keep-together="auto"/>
    </style:style>
    <style:style style:name="Tabela16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1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2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3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3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3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3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3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4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4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4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4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4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5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5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5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5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5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6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6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1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6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6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6.A6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B6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C6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D6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6.E6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5.476cm" fo:margin-left="0.0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5.032cm"/>
    </style:style>
    <style:style style:name="Tabela13.B" style:family="table-column">
      <style:table-column-properties style:column-width="10.44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.4" style:family="table-row">
      <style:table-row-properties fo:background-color="transparent" fo:keep-together="auto">
        <style:background-image/>
      </style:table-row-properties>
    </style:style>
    <style:style style:name="Tabela13.A5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B5" style:family="table-cell">
      <style:table-cell-properties style:vertical-align="top" fo:background-color="#f3f3f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.A8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B8" style:family="table-cell">
      <style:table-cell-properties style:vertical-align="top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5.476cm" fo:margin-left="0.044cm" table:align="left" style:writing-mode="lr-tb"/>
    </style:style>
    <style:style style:name="Table2.A" style:family="table-column">
      <style:table-column-properties style:column-width="15.476cm"/>
    </style:style>
    <style:style style:name="Table2.1" style:family="table-row">
      <style:table-row-properties style:min-row-height="0.305cm" fo:keep-together="auto"/>
    </style:style>
    <style:style style:name="Table2.A1" style:family="table-cell">
      <style:table-cell-properties style:vertical-align="top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.3" style:family="table-row">
      <style:table-row-properties style:min-row-height="1.528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4" style:family="table">
      <style:table-properties style:width="15.476cm" fo:margin-left="0.023cm" table:align="left" style:writing-mode="lr-tb"/>
    </style:style>
    <style:style style:name="Tabela14.A" style:family="table-column">
      <style:table-column-properties style:column-width="15.476cm"/>
    </style:style>
    <style:style style:name="Tabela14.1" style:family="table-row">
      <style:table-row-properties style:min-row-height="0.183cm" fo:keep-together="auto"/>
    </style:style>
    <style:style style:name="Tabela14.A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471cm" fo:margin-left="0.023cm" table:align="left" style:writing-mode="lr-tb"/>
    </style:style>
    <style:style style:name="Tabela9.A" style:family="table-column">
      <style:table-column-properties style:column-width="6.308cm"/>
    </style:style>
    <style:style style:name="Tabela9.B" style:family="table-column">
      <style:table-column-properties style:column-width="9.163cm"/>
    </style:style>
    <style:style style:name="Tabela9.1" style:family="table-row">
      <style:table-row-properties style:min-row-height="0.183cm" fo:keep-together="auto"/>
    </style:style>
    <style:style style:name="Tabela9.A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B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0.582cm" fo:keep-together="auto"/>
    </style:style>
    <style:style style:name="Tabela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9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558cm" fo:margin-left="-0.037cm" table:align="left" style:writing-mode="lr-tb"/>
    </style:style>
    <style:style style:name="Table4.A" style:family="table-column">
      <style:table-column-properties style:column-width="7.514cm"/>
    </style:style>
    <style:style style:name="Table4.B" style:family="table-column">
      <style:table-column-properties style:column-width="4.524cm"/>
    </style:style>
    <style:style style:name="Table4.C" style:family="table-column">
      <style:table-column-properties style:column-width="0.953cm"/>
    </style:style>
    <style:style style:name="Table4.D" style:family="table-column">
      <style:table-column-properties style:column-width="0.873cm"/>
    </style:style>
    <style:style style:name="Table4.E" style:family="table-column">
      <style:table-column-properties style:column-width="0.794cm"/>
    </style:style>
    <style:style style:name="Table4.F" style:family="table-column">
      <style:table-column-properties style:column-width="0.9cm"/>
    </style:style>
    <style:style style:name="Table4.1" style:family="table-row">
      <style:table-row-properties style:min-row-height="0.45cm" fo:keep-together="auto"/>
    </style:style>
    <style:style style:name="Table4.A1" style:family="table-cell">
      <style:table-cell-properties style:vertical-align="top" fo:background-color="#dfdfdf" fo:padding-left="0.026cm" fo:padding-right="0.026cm" fo:padding-top="0.026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26cm" fo:padding-right="0.026cm" fo:padding-top="0.026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C2" style:family="table-cell">
      <style:table-cell-properties style:vertical-align="top" fo:background-color="#ffffff" fo:padding-left="0.026cm" fo:padding-right="0.026cm" fo:padding-top="0.026cm" fo:padding-bottom="0cm" fo:border="0.5pt solid #000000" style:writing-mode="lr-tb">
        <style:background-image/>
      </style:table-cell-properties>
    </style:style>
    <style:style style:name="Table4.3" style:family="table-row">
      <style:table-row-properties style:min-row-height="0.9cm" fo:keep-together="auto"/>
    </style:style>
    <style:style style:name="Table4.C3" style:family="table-cell">
      <style:table-cell-properties style:vertical-align="middle" fo:background-color="#ffffff" fo:padding-left="0.026cm" fo:padding-right="0.026cm" fo:padding-top="0.026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3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E3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F3" style:family="table-cell">
      <style:table-cell-properties style:vertical-align="middle" fo:padding-left="0.026cm" fo:padding-right="0.026cm" fo:padding-top="0.026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bottom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bottom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bottom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bottom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E4" style:family="table-cell">
      <style:table-cell-properties style:vertical-align="bottom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4.F4" style:family="table-cell">
      <style:table-cell-properties style:vertical-align="bottom" fo:padding-left="0.026cm" fo:padding-right="0.026cm" fo:padding-top="0.026cm" fo:padding-bottom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5.476cm" fo:margin-left="0.023cm" table:align="left" style:writing-mode="lr-tb"/>
    </style:style>
    <style:style style:name="Tabela8.A" style:family="table-column">
      <style:table-column-properties style:column-width="4.057cm"/>
    </style:style>
    <style:style style:name="Tabela8.B" style:family="table-column">
      <style:table-column-properties style:column-width="11.419cm"/>
    </style:style>
    <style:style style:name="Tabela8.1" style:family="table-row">
      <style:table-row-properties style:min-row-height="0.305cm" fo:keep-together="auto"/>
    </style:style>
    <style:style style:name="Tabela8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fo:keep-together="auto"/>
    </style:style>
    <style:style style:name="Tabela8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8.3" style:family="table-row">
      <style:table-row-properties fo:keep-together="auto"/>
    </style:style>
    <style:style style:name="Tabela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1" style:family="table">
      <style:table-properties style:width="15.476cm" fo:margin-left="0.023cm" table:align="left" style:writing-mode="lr-tb"/>
    </style:style>
    <style:style style:name="Tabela11.A" style:family="table-column">
      <style:table-column-properties style:column-width="15.476cm"/>
    </style:style>
    <style:style style:name="Tabela11.1" style:family="table-row">
      <style:table-row-properties style:min-row-height="0.183cm" fo:keep-together="auto"/>
    </style:style>
    <style:style style:name="Tabela11.A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476cm" fo:margin-left="0.023cm" table:align="left" style:writing-mode="lr-tb"/>
    </style:style>
    <style:style style:name="Tabela12.A" style:family="table-column">
      <style:table-column-properties style:column-width="2.071cm"/>
    </style:style>
    <style:style style:name="Tabela12.B" style:family="table-column">
      <style:table-column-properties style:column-width="10.126cm"/>
    </style:style>
    <style:style style:name="Tabela12.C" style:family="table-column">
      <style:table-column-properties style:column-width="1.058cm"/>
    </style:style>
    <style:style style:name="Tabela12.D" style:family="table-column">
      <style:table-column-properties style:column-width="1.138cm"/>
    </style:style>
    <style:style style:name="Tabela12.E" style:family="table-column">
      <style:table-column-properties style:column-width="1.083cm"/>
    </style:style>
    <style:style style:name="Tabela12.1" style:family="table-row">
      <style:table-row-properties style:min-row-height="0.305cm" fo:keep-together="auto"/>
    </style:style>
    <style:style style:name="Tabela12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fo:keep-together="auto"/>
    </style:style>
    <style:style style:name="Tabela12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E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2.3" style:family="table-row">
      <style:table-row-properties fo:keep-together="auto"/>
    </style:style>
    <style:style style:name="Tabela12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2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2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2.D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2.E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5.476cm" fo:margin-left="0.02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10.903cm"/>
    </style:style>
    <style:style style:name="Table6.B" style:family="table-column">
      <style:table-column-properties style:column-width="4.574cm"/>
    </style:style>
    <style:style style:name="Table6.1" style:family="table-row">
      <style:table-row-properties style:min-row-height="0.305cm"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style:min-row-height="0.305cm" fo:keep-together="auto"/>
    </style:style>
    <style:style style:name="Table6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6.3" style:family="table-row">
      <style:table-row-properties style:min-row-height="0.305cm" fo:keep-together="auto"/>
    </style:style>
    <style:style style:name="Table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4" style:family="table-row">
      <style:table-row-properties style:min-row-height="0.305cm" fo:keep-together="auto"/>
    </style:style>
    <style:style style:name="Table6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5" style:family="table-row">
      <style:table-row-properties style:min-row-height="0.305cm" fo:keep-together="auto"/>
    </style:style>
    <style:style style:name="Table6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6" style:family="table-row">
      <style:table-row-properties style:min-row-height="0.305cm" fo:keep-together="auto"/>
    </style:style>
    <style:style style:name="Table6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7" style:family="table-row">
      <style:table-row-properties style:min-row-height="0.305cm" fo:keep-together="auto"/>
    </style:style>
    <style:style style:name="Table6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8" style:family="table-row">
      <style:table-row-properties style:min-row-height="0.305cm" fo:keep-together="auto"/>
    </style:style>
    <style:style style:name="Table6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9" style:family="table-row">
      <style:table-row-properties style:min-row-height="0.305cm" fo:keep-together="auto"/>
    </style:style>
    <style:style style:name="Table6.A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0" style:family="table-row">
      <style:table-row-properties style:min-row-height="0.305cm" fo:keep-together="auto"/>
    </style:style>
    <style:style style:name="Table6.A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0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1" style:family="table-row">
      <style:table-row-properties style:min-row-height="0.305cm" fo:keep-together="auto"/>
    </style:style>
    <style:style style:name="Table6.A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2" style:family="table-row">
      <style:table-row-properties style:min-row-height="0.305cm" fo:keep-together="auto"/>
    </style:style>
    <style:style style:name="Table6.A1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3" style:family="table-row">
      <style:table-row-properties style:min-row-height="0.305cm" fo:keep-together="auto"/>
    </style:style>
    <style:style style:name="Table6.A1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4" style:family="table-row">
      <style:table-row-properties style:min-row-height="0.305cm" fo:keep-together="auto"/>
    </style:style>
    <style:style style:name="Table6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5" style:family="table-row">
      <style:table-row-properties style:min-row-height="0.305cm" fo:keep-together="auto"/>
    </style:style>
    <style:style style:name="Table6.A1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.16" style:family="table-row">
      <style:table-row-properties style:min-row-height="0.305cm" fo:keep-together="auto"/>
    </style:style>
    <style:style style:name="Table6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6.B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8" style:family="table">
      <style:table-properties style:width="15.498cm" fo:margin-left="0.0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7.341cm"/>
    </style:style>
    <style:style style:name="Table8.B" style:family="table-column">
      <style:table-column-properties style:column-width="8.156cm"/>
    </style:style>
    <style:style style:name="Table8.1" style:family="table-row">
      <style:table-row-properties style:min-row-height="0.305cm" fo:background-color="transparent" fo:keep-together="auto">
        <style:background-image/>
      </style:table-row-properties>
    </style:style>
    <style:style style:name="Table8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8.3" style:family="table-row">
      <style:table-row-properties fo:keep-together="auto"/>
    </style:style>
    <style:style style:name="Table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0" style:family="table">
      <style:table-properties style:width="15.498cm" fo:margin-left="0.0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0.A" style:family="table-column">
      <style:table-column-properties style:column-width="3.124cm"/>
    </style:style>
    <style:style style:name="Table10.B" style:family="table-column">
      <style:table-column-properties style:column-width="2.865cm"/>
    </style:style>
    <style:style style:name="Table10.C" style:family="table-column">
      <style:table-column-properties style:column-width="2.208cm"/>
    </style:style>
    <style:style style:name="Table10.D" style:family="table-column">
      <style:table-column-properties style:column-width="1.61cm"/>
    </style:style>
    <style:style style:name="Table10.E" style:family="table-column">
      <style:table-column-properties style:column-width="5.69cm"/>
    </style:style>
    <style:style style:name="Table10.1" style:family="table-row">
      <style:table-row-properties style:min-row-height="0.305cm" fo:background-color="transparent" fo:keep-together="auto">
        <style:background-image/>
      </style:table-row-properties>
    </style:style>
    <style:style style:name="Table10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E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0.3" style:family="table-row">
      <style:table-row-properties fo:keep-together="auto"/>
    </style:style>
    <style:style style:name="Table10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0.4" style:family="table-row">
      <style:table-row-properties fo:keep-together="auto"/>
    </style:style>
    <style:style style:name="Table10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A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D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A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0.D8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9" style:family="table">
      <style:table-properties style:width="15.402cm" fo:margin-left="0.0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6.085cm"/>
    </style:style>
    <style:style style:name="Table9.B" style:family="table-column">
      <style:table-column-properties style:column-width="0.794cm"/>
    </style:style>
    <style:style style:name="Table9.C" style:family="table-column">
      <style:table-column-properties style:column-width="0.993cm"/>
    </style:style>
    <style:style style:name="Table9.D" style:family="table-column">
      <style:table-column-properties style:column-width="0.903cm"/>
    </style:style>
    <style:style style:name="Table9.E" style:family="table-column">
      <style:table-column-properties style:column-width="1.963cm"/>
    </style:style>
    <style:style style:name="Table9.F" style:family="table-column">
      <style:table-column-properties style:column-width="1.852cm"/>
    </style:style>
    <style:style style:name="Table9.G" style:family="table-column">
      <style:table-column-properties style:column-width="1.256cm"/>
    </style:style>
    <style:style style:name="Table9.H" style:family="table-column">
      <style:table-column-properties style:column-width="1.556cm"/>
    </style:style>
    <style:style style:name="Table9.1" style:family="table-row">
      <style:table-row-properties style:min-row-height="0.305cm" fo:background-color="transparent" fo:keep-together="auto">
        <style:background-image/>
      </style:table-row-properties>
    </style:style>
    <style:style style:name="Table9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H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9.3" style:family="table-row">
      <style:table-row-properties fo:keep-together="auto"/>
    </style:style>
    <style:style style:name="Table9.B3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9.4" style:family="table-row">
      <style:table-row-properties style:min-row-height="0.383cm" fo:keep-together="auto"/>
    </style:style>
    <style:style style:name="Table9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E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F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G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9.H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9.5" style:family="table-row">
      <style:table-row-properties style:min-row-height="0.383cm" fo:keep-together="auto"/>
    </style:style>
    <style:style style:name="Table9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E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F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G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H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9.6" style:family="table-row">
      <style:table-row-properties style:min-row-height="0.383cm" fo:keep-together="auto"/>
    </style:style>
    <style:style style:name="Table9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E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F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G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9.H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3" style:family="table">
      <style:table-properties style:width="15.476cm" fo:margin-left="0.00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3.A" style:family="table-column">
      <style:table-column-properties style:column-width="15.476cm"/>
    </style:style>
    <style:style style:name="Table13.1" style:family="table-row">
      <style:table-row-properties style:min-row-height="0.305cm" fo:background-color="transparent" fo:keep-together="auto">
        <style:background-image/>
      </style:table-row-properties>
    </style:style>
    <style:style style:name="Table13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3.3" style:family="table-row">
      <style:table-row-properties fo:keep-together="auto"/>
    </style:style>
    <style:style style:name="Table13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4" style:family="table">
      <style:table-properties style:width="15.457cm" fo:margin-left="0.02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4.A" style:family="table-column">
      <style:table-column-properties style:column-width="5.65cm"/>
    </style:style>
    <style:style style:name="Table14.B" style:family="table-column">
      <style:table-column-properties style:column-width="2.547cm"/>
    </style:style>
    <style:style style:name="Table14.C" style:family="table-column">
      <style:table-column-properties style:column-width="3.48cm"/>
    </style:style>
    <style:style style:name="Table14.D" style:family="table-column">
      <style:table-column-properties style:column-width="3.78cm"/>
    </style:style>
    <style:style style:name="Table14.1" style:family="table-row">
      <style:table-row-properties style:min-row-height="0.305cm" fo:background-color="transparent" fo:keep-together="auto">
        <style:background-image/>
      </style:table-row-properties>
    </style:style>
    <style:style style:name="Table14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C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4.3" style:family="table-row">
      <style:table-row-properties fo:keep-together="auto"/>
    </style:style>
    <style:style style:name="Table1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4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5.457cm" fo:margin-left="0.02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456cm"/>
    </style:style>
    <style:style style:name="Table1.B" style:family="table-column">
      <style:table-column-properties style:column-width="5.539cm"/>
    </style:style>
    <style:style style:name="Table1.C" style:family="table-column">
      <style:table-column-properties style:column-width="1.102cm"/>
    </style:style>
    <style:style style:name="Table1.D" style:family="table-column">
      <style:table-column-properties style:column-width="1.235cm"/>
    </style:style>
    <style:style style:name="Table1.E" style:family="table-column">
      <style:table-column-properties style:column-width="1.125cm"/>
    </style:style>
    <style:style style:name="Table1.1" style:family="table-row">
      <style:table-row-properties style:min-row-height="0.305cm"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582cm" fo:keep-together="auto"/>
    </style:style>
    <style:style style:name="Table1.A2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1.E3" style:family="table-cell">
      <style:table-cell-properties style:vertical-align="top" fo:background-color="#f3f3f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A6" style:family="table-cell">
      <style:table-cell-properties style:vertical-align="top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7" style:family="table-row">
      <style:table-row-properties fo:keep-together="auto"/>
    </style:style>
    <style:style style:name="Table1.C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7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7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.8" style:family="table-row">
      <style:table-row-properties fo:background-color="transparent" fo:keep-together="auto">
        <style:background-image/>
      </style:table-row-properties>
    </style:style>
    <style:style style:name="Table1.C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8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8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6" style:family="table">
      <style:table-properties style:width="15.457cm" fo:margin-left="0.02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6.A" style:family="table-column">
      <style:table-column-properties style:column-width="8.197cm"/>
    </style:style>
    <style:style style:name="Table16.B" style:family="table-column">
      <style:table-column-properties style:column-width="7.26cm"/>
    </style:style>
    <style:style style:name="Table16.1" style:family="table-row">
      <style:table-row-properties style:min-row-height="0.305cm" fo:background-color="transparent" fo:keep-together="auto">
        <style:background-image/>
      </style:table-row-properties>
    </style:style>
    <style:style style:name="Table16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6.3" style:family="table-row">
      <style:table-row-properties fo:keep-together="auto"/>
    </style:style>
    <style:style style:name="Table16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6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512cm" fo:margin-left="-0.01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2.A" style:family="table-column">
      <style:table-column-properties style:column-width="3.798cm"/>
    </style:style>
    <style:style style:name="Tabela2.B" style:family="table-column">
      <style:table-column-properties style:column-width="11.714cm"/>
    </style:style>
    <style:style style:name="Tabela2.1" style:family="table-row">
      <style:table-row-properties style:min-row-height="0.305cm" fo:background-color="transparent" fo:keep-together="auto">
        <style:background-image/>
      </style:table-row-properties>
    </style:style>
    <style:style style:name="Tabela2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3" style:family="table-row">
      <style:table-row-properties style:min-row-height="0.45cm" fo:keep-together="auto"/>
    </style:style>
    <style:style style:name="Tabela2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5.265cm" table:align="margins" style:writing-mode="lr-tb"/>
    </style:style>
    <style:style style:name="Table7.A" style:family="table-column">
      <style:table-column-properties style:column-width="3.551cm" style:rel-column-width="15244*"/>
    </style:style>
    <style:style style:name="Table7.B" style:family="table-column">
      <style:table-column-properties style:column-width="11.714cm" style:rel-column-width="50291*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5.512cm" fo:margin-left="-0.01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798cm"/>
    </style:style>
    <style:style style:name="Table3.B" style:family="table-column">
      <style:table-column-properties style:column-width="11.714cm"/>
    </style:style>
    <style:style style:name="Table3.1" style:family="table-row">
      <style:table-row-properties style:min-row-height="0.305cm" fo:background-color="transparent" fo:keep-together="auto">
        <style:background-image/>
      </style:table-row-properties>
    </style:style>
    <style:style style:name="Table3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3.3" style:family="table-row">
      <style:table-row-properties style:min-row-height="0.441cm"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5.476cm" fo:margin-left="0.023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4.695cm"/>
    </style:style>
    <style:style style:name="Table5.B" style:family="table-column">
      <style:table-column-properties style:column-width="10.781cm"/>
    </style:style>
    <style:style style:name="Table5.1" style:family="table-row">
      <style:table-row-properties style:min-row-height="0.305cm"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background-color="#f3f3f3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B2" style:family="table-cell">
      <style:table-cell-properties style:vertical-align="top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9" style:family="table">
      <style:table-properties style:width="15.229cm" table:align="margins" style:writing-mode="lr-tb"/>
    </style:style>
    <style:style style:name="Tabela19.A" style:family="table-column">
      <style:table-column-properties style:column-width="3.542cm" style:rel-column-width="15244*"/>
    </style:style>
    <style:style style:name="Tabela19.B" style:family="table-column">
      <style:table-column-properties style:column-width="11.688cm" style:rel-column-width="50291*"/>
    </style:style>
    <style:style style:name="Tabela1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fo:padding="0.097cm" fo:border-left="0.05pt solid #000000" fo:border-right="none" fo:border-top="none" fo:border-bottom="0.05pt solid #000000"/>
    </style:style>
    <style:style style:name="Tabe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5.489cm" fo:margin-left="0.023cm" table:align="left" style:writing-mode="lr-tb"/>
    </style:style>
    <style:style style:name="Table21.A" style:family="table-column">
      <style:table-column-properties style:column-width="15.489cm"/>
    </style:style>
    <style:style style:name="Table21.1" style:family="table-row">
      <style:table-row-properties style:min-row-height="0.695cm" fo:keep-together="auto"/>
    </style:style>
    <style:style style:name="Table21.A1" style:family="table-cell">
      <style:table-cell-properties style:vertical-align="middle" fo:background-color="#f3f3f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21.2" style:family="table-row">
      <style:table-row-properties style:min-row-height="0.305cm" fo:keep-together="auto"/>
    </style:style>
    <style:style style:name="Table21.A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1.A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1.A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1.A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309cm" fo:margin-left="0cm" table:align="left" style:writing-mode="lr-tb"/>
    </style:style>
    <style:style style:name="Tabela3.A" style:family="table-column">
      <style:table-column-properties style:column-width="3.002cm"/>
    </style:style>
    <style:style style:name="Tabela3.B" style:family="table-column">
      <style:table-column-properties style:column-width="12.307cm"/>
    </style:style>
    <style:style style:name="Tabela3.1" style:family="table-row">
      <style:table-row-properties fo:background-color="#ffffff">
        <style:background-image/>
      </style:table-row-properties>
    </style:style>
    <style:style style:name="Tabela3.A1" style:family="table-cell">
      <style:table-cell-properties style:vertical-align="middle" fo:background-color="#b2b2b2" fo:padding-left="0.34cm" fo:padding-right="0.34cm" fo:padding-top="0.157cm" fo:padding-bottom="0.157cm" fo:border="0.05pt solid #dddddd">
        <style:background-image/>
      </style:table-cell-properties>
    </style:style>
    <style:style style:name="Tabela3.A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3" style:family="table-row">
      <style:table-row-properties fo:background-color="#f8f8f8">
        <style:background-image/>
      </style:table-row-properties>
    </style:style>
    <style:style style:name="Tabela3.A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6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6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7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7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8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8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9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9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0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0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1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1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A1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3.B1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" style:family="table">
      <style:table-properties style:width="15.309cm" fo:margin-left="0cm" table:align="left" style:writing-mode="lr-tb"/>
    </style:style>
    <style:style style:name="Tabela4.A" style:family="table-column">
      <style:table-column-properties style:column-width="3.002cm"/>
    </style:style>
    <style:style style:name="Tabela4.B" style:family="table-column">
      <style:table-column-properties style:column-width="12.307cm"/>
    </style:style>
    <style:style style:name="Tabela4.1" style:family="table-row">
      <style:table-row-properties fo:background-color="#ffffff">
        <style:background-image/>
      </style:table-row-properties>
    </style:style>
    <style:style style:name="Tabela4.A1" style:family="table-cell">
      <style:table-cell-properties style:vertical-align="middle" fo:background-color="#b2b2b2" fo:padding-left="0.34cm" fo:padding-right="0.34cm" fo:padding-top="0.157cm" fo:padding-bottom="0.157cm" fo:border="0.05pt solid #dddddd">
        <style:background-image/>
      </style:table-cell-properties>
    </style:style>
    <style:style style:name="Tabela4.A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3" style:family="table-row">
      <style:table-row-properties fo:background-color="#f8f8f8">
        <style:background-image/>
      </style:table-row-properties>
    </style:style>
    <style:style style:name="Tabela4.A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6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6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7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7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8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8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9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9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10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10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11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11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1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1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1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1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A1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4.B1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" style:family="table">
      <style:table-properties style:width="15.409cm" fo:margin-left="0cm" table:align="left" style:writing-mode="lr-tb"/>
    </style:style>
    <style:style style:name="Tabela5.A" style:family="table-column">
      <style:table-column-properties style:column-width="3.002cm"/>
    </style:style>
    <style:style style:name="Tabela5.B" style:family="table-column">
      <style:table-column-properties style:column-width="12.407cm"/>
    </style:style>
    <style:style style:name="Tabela5.1" style:family="table-row">
      <style:table-row-properties fo:background-color="#ffffff">
        <style:background-image/>
      </style:table-row-properties>
    </style:style>
    <style:style style:name="Tabela5.A1" style:family="table-cell">
      <style:table-cell-properties style:vertical-align="middle" fo:background-color="#b2b2b2" fo:padding-left="0.34cm" fo:padding-right="0.34cm" fo:padding-top="0.157cm" fo:padding-bottom="0.157cm" fo:border="0.05pt solid #dddddd">
        <style:background-image/>
      </style:table-cell-properties>
    </style:style>
    <style:style style:name="Tabela5.A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B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3" style:family="table-row">
      <style:table-row-properties fo:background-color="#f8f8f8">
        <style:background-image/>
      </style:table-row-properties>
    </style:style>
    <style:style style:name="Tabela5.A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B3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A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B4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A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5.B5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10" style:family="table">
      <style:table-properties style:width="15.409cm" fo:margin-left="0cm" table:align="left" style:writing-mode="lr-tb"/>
    </style:style>
    <style:style style:name="Tabela10.A" style:family="table-column">
      <style:table-column-properties style:column-width="3.002cm"/>
    </style:style>
    <style:style style:name="Tabela10.B" style:family="table-column">
      <style:table-column-properties style:column-width="12.407cm"/>
    </style:style>
    <style:style style:name="Tabela10.1" style:family="table-row">
      <style:table-row-properties fo:background-color="#ffffff">
        <style:background-image/>
      </style:table-row-properties>
    </style:style>
    <style:style style:name="Tabela10.A1" style:family="table-cell">
      <style:table-cell-properties style:vertical-align="middle" fo:background-color="#b2b2b2" fo:padding-left="0.34cm" fo:padding-right="0.34cm" fo:padding-top="0.157cm" fo:padding-bottom="0.157cm" fo:border="0.05pt solid #dddddd">
        <style:background-image/>
      </style:table-cell-properties>
    </style:style>
    <style:style style:name="Tabela10.A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10.B2" style:family="table-cell">
      <style:table-cell-properties style:vertical-align="middle" fo:padding-left="0.34cm" fo:padding-right="0.34cm" fo:padding-top="0.157cm" fo:padding-bottom="0.157cm" fo:border="0.05pt solid #dddddd"/>
    </style:style>
    <style:style style:name="Tabela22" style:family="table" style:master-page-name="Landscape">
      <style:table-properties style:width="27.16cm" style:page-number="auto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22.A" style:family="table-column">
      <style:table-column-properties style:column-width="27.16cm" style:rel-column-width="65535*"/>
    </style:style>
    <style:style style:name="Tabela22.1" style:family="table-row">
      <style:table-row-properties style:min-row-height="0.305cm" fo:background-color="transparent" fo:keep-together="auto">
        <style:background-image/>
      </style:table-row-properties>
    </style:style>
    <style:style style:name="Tabela22.A1" style:family="table-cell">
      <style:table-cell-properties style:vertical-align="top" fo:background-color="#e0e0e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0.123cm" fo:text-indent="0cm" style:auto-text-indent="false" style:snap-to-layout-grid="false"/>
      <style:text-properties style:font-name="Arial" fo:font-size="10pt" style:font-size-asian="10pt" style:font-name-complex="Arial"/>
    </style:style>
    <style:style style:name="P2" style:family="paragraph" style:parent-style-name="Standard">
      <style:paragraph-properties fo:margin-left="0cm" fo:margin-right="-0.123cm" fo:text-indent="0cm" style:auto-text-indent="false" style:snap-to-layout-grid="false"/>
      <style:text-properties style:font-name="Arial" fo:font-size="6pt" style:font-size-asian="5.25pt" style:font-name-complex="Arial" style:font-size-complex="6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fo:background-color="transparent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line-height-at-least="0.176cm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officeooo:paragraph-rsid="0036613b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36613b" officeooo:paragraph-rsid="0036613b" style:font-size-asian="10pt" style:font-name-complex="Arial" style:font-size-complex="10pt"/>
    </style:style>
    <style:style style:name="P17" style:family="paragraph" style:parent-style-name="Standard"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1" style:family="paragraph" style:parent-style-name="Standard">
      <style:text-properties fo:font-size="5pt" style:font-size-asian="5pt" style:font-size-complex="5pt"/>
    </style:style>
    <style:style style:name="P22" style:family="paragraph" style:parent-style-name="Standard">
      <style:text-properties fo:font-size="2pt" style:font-size-asian="1.75pt" style:font-size-complex="2pt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style:snap-to-layout-grid="false"/>
    </style:style>
    <style:style style:name="P25" style:family="paragraph" style:parent-style-name="Standard">
      <style:paragraph-properties style:snap-to-layout-grid="false"/>
      <style:text-properties fo:color="#000000" style:font-name="Arial" fo:font-size="10pt" fo:font-style="normal" fo:background-color="transparent" style:font-size-asian="10pt" style:font-style-asian="normal" style:font-name-complex="Arial" style:font-size-complex="10pt" style:font-style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style="normal" officeooo:rsid="0035a89a" officeooo:paragraph-rsid="0035a89a" fo:background-color="#ffff00" style:font-name-asian="Monospace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font-style="normal" officeooo:rsid="005a7124" officeooo:paragraph-rsid="005a7124" fo:background-color="#ffff00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paragraph-properties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text-align="justify" style:justify-single-word="false" style:snap-to-layout-grid="false"/>
      <style:text-properties fo:color="#000000" style:font-name="Arial1" fo:font-size="10pt" fo:font-style="normal" fo:background-color="transparent" style:font-size-asian="10pt" style:font-style-asian="normal" style:font-name-complex="Arial" style:font-size-complex="10pt" style:font-style-complex="normal"/>
    </style:style>
    <style:style style:name="P32" style:family="paragraph" style:parent-style-name="Standard">
      <style:paragraph-properties style:snap-to-layout-grid="false"/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style:snap-to-layout-grid="false"/>
      <style:text-properties style:use-window-font-color="true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34" style:family="paragraph" style:parent-style-name="Standard">
      <style:text-properties style:use-window-font-color="true" style:font-name="Arial" fo:font-size="10pt" fo:language="pt" fo:country="BR" fo:background-color="transparent" style:font-name-asian="Times New Roman" style:font-size-asian="10pt" style:font-name-complex="Arial" style:font-size-complex="10pt" style:language-complex="ar" style:country-complex="SA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style:snap-to-layout-grid="false"/>
      <style:text-properties style:font-name="Arial1" fo:font-size="10pt" style:font-size-asian="10pt" style:font-name-complex="Arial" style:font-size-complex="10pt"/>
    </style:style>
    <style:style style:name="P37" style:family="paragraph" style:parent-style-name="Standard">
      <style:paragraph-properties style:snap-to-layout-grid="false"/>
      <style:text-properties style:font-name="Arial1" fo:font-size="10pt" officeooo:paragraph-rsid="0040e094" style:font-size-asian="10pt" style:font-name-complex="Arial" style:font-size-complex="10pt"/>
    </style:style>
    <style:style style:name="P38" style:family="paragraph" style:parent-style-name="Standard">
      <style:paragraph-properties style:snap-to-layout-grid="false"/>
      <style:text-properties style:font-name="Arial1" fo:font-size="10pt" style:font-size-asian="10pt" style:font-size-complex="10pt"/>
    </style:style>
    <style:style style:name="P39" style:family="paragraph" style:parent-style-name="Standard">
      <style:paragraph-properties style:snap-to-layout-grid="false"/>
      <style:text-properties style:font-name="Arial1" fo:font-size="10pt" fo:font-weight="normal" style:font-size-asian="10pt" style:font-weight-asian="normal" style:font-name-complex="Arial" style:font-size-complex="10pt" style:font-weight-complex="normal"/>
    </style:style>
    <style:style style:name="P40" style:family="paragraph" style:parent-style-name="Standard">
      <style:paragraph-properties style:snap-to-layout-grid="false"/>
      <style:text-properties style:font-name="Arial1" fo:font-size="10pt" officeooo:paragraph-rsid="0040e094" fo:background-color="transparent" style:font-size-asian="10pt" style:font-name-complex="Arial" style:font-size-complex="10pt"/>
    </style:style>
    <style:style style:name="P41" style:family="paragraph" style:parent-style-name="Standard">
      <style:paragraph-properties style:snap-to-layout-grid="false"/>
      <style:text-properties fo:color="#0000ff" style:font-name="Arial" fo:font-size="10pt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P42" style:family="paragraph" style:parent-style-name="Standard">
      <style:text-properties style:font-name="Monospace" fo:font-size="10pt" fo:background-color="#ffff00" style:font-name-asian="Monospace" style:font-size-asian="10pt" style:font-name-complex="Monospace" style:font-size-complex="10pt"/>
    </style:style>
    <style:style style:name="P4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Standard">
      <style:paragraph-properties fo:margin-left="2.127cm" fo:margin-right="0cm" fo:text-align="end" style:justify-single-word="false" fo:text-indent="-2.127cm" style:auto-text-indent="false" style:snap-to-layout-grid="false"/>
      <style:text-properties style:font-name="Arial" fo:font-size="8pt" style:font-size-asian="8pt" style:font-name-complex="Arial"/>
    </style:style>
    <style:style style:name="P45" style:family="paragraph" style:parent-style-name="Standard">
      <style:paragraph-properties fo:margin-left="0cm" fo:margin-right="-0.041cm" fo:margin-top="0.212cm" fo:margin-bottom="0cm" style:contextual-spacing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style:font-name="Arial" fo:font-size="8pt" style:font-size-asian="8pt" style:font-name-complex="Arial"/>
    </style:style>
    <style:style style:name="P46" style:family="paragraph" style:parent-style-name="Standard">
      <style:paragraph-properties fo:margin-left="0cm" fo:margin-right="-0.044cm" fo:margin-top="0cm" fo:margin-bottom="0cm" style:contextual-spacing="false" fo:line-height="150%" fo:text-align="start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fo:color="#000000" style:font-name="arial" fo:font-size="8pt" fo:language="pt" fo:country="BR" fo:font-style="normal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-0.044cm" fo:margin-top="0cm" fo:margin-bottom="0cm" style:contextual-spacing="false" fo:line-height="150%" fo:text-align="start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fo:color="#000000" style:font-name="arial" fo:font-size="8pt" fo:language="pt" fo:country="BR" fo:font-style="normal" fo:font-weight="normal" officeooo:paragraph-rsid="005d1200" style:font-size-asian="8pt" style:font-style-asian="normal" style:font-weight-asian="normal" style:font-name-complex="Arial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-0.044cm" fo:text-align="end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</style:style>
    <style:style style:name="P49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51" style:family="paragraph" style:parent-style-name="Tabela_5f_Título">
      <style:paragraph-properties fo:text-align="center" style:justify-single-word="false" fo:orphans="2" fo:widows="2" fo:hyphenation-ladder-count="no-limit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P52" style:family="paragraph" style:parent-style-name="Standard">
      <style:paragraph-properties fo:margin-top="0cm" fo:margin-bottom="0cm" style:contextual-spacing="false" fo:line-height="150%"/>
    </style:style>
    <style:style style:name="P53" style:family="paragraph" style:parent-style-name="Standard">
      <style:paragraph-properties fo:margin-top="0cm" fo:margin-bottom="0cm" style:contextual-spacing="false" fo:line-height="150%" fo:text-align="end" style:justify-single-word="false"/>
    </style:style>
    <style:style style:name="P54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style:font-name="Arial" fo:font-size="15pt" fo:font-weight="bold" style:font-size-asian="15pt" style:font-weight-asian="bold" style:font-name-complex="Arial" style:font-size-complex="15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50%"/>
      <style:text-properties style:font-name="Arial" fo:font-size="15pt" style:font-size-asian="15pt" style:font-name-complex="Arial" style:font-size-complex="15pt"/>
    </style:style>
    <style:style style:name="P56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color="#000000" style:font-name="Arial1" fo:font-size="14pt" fo:language="pt" fo:country="BR" fo:font-style="normal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50%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 style:shadow="none" style:text-autospace="none" style:snap-to-layout-grid="false" style:writing-mode="lr-tb">
        <style:tab-stops/>
      </style:paragraph-properties>
      <style:text-properties fo:color="#000000" style:font-name="Arial" fo:font-size="10pt" style:font-size-asian="10pt" style:font-name-complex="Arial" style:font-size-complex="10pt"/>
    </style:style>
    <style:style style:name="P59" style:family="paragraph" style:parent-style-name="Text_20_body">
      <style:paragraph-properties fo:margin-top="0cm" fo:margin-bottom="0cm" style:contextual-spacing="false" style:line-height-at-least="0.654cm" fo:widows="1" fo:padding="0cm" fo:border="none"/>
      <style:text-properties officeooo:paragraph-rsid="0040e094"/>
    </style:style>
    <style:style style:name="P60" style:family="paragraph" style:parent-style-name="Standard">
      <style:paragraph-properties fo:margin-left="1.249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61" style:family="paragraph" style:parent-style-name="Tabela_5f_Título">
      <style:paragraph-properties fo:text-align="center" style:justify-single-word="false" fo:orphans="2" fo:widows="2" fo:hyphenation-ladder-count="no-limit" fo:background-color="transparent">
        <style:tab-stops>
          <style:tab-stop style:position="21.939cm"/>
        </style:tab-stops>
        <style:background-image/>
      </style:paragraph-properties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P62" style:family="paragraph" style:parent-style-name="Standard">
      <style:paragraph-properties fo:background-color="transparent">
        <style:background-image/>
      </style:paragraph-properties>
    </style:style>
    <style:style style:name="P63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Arial" fo:font-size="10pt" fo:font-weight="normal" fo:background-color="transparent" style:font-size-asian="10pt" style:font-weight-asian="normal" style:font-name-complex="Arial" style:font-size-complex="10pt" style:font-weight-complex="normal"/>
    </style:style>
    <style:style style:name="P6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Arial" fo:font-size="10pt" fo:font-weight="bold" fo:background-color="#ffff00" style:font-size-asian="10pt" style:font-weight-asian="bold" style:font-name-complex="Arial" style:font-size-complex="10pt"/>
    </style:style>
    <style:style style:name="P6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Arial" fo:font-size="10pt" fo:font-weight="bold" fo:background-color="transparent" style:font-size-asian="10pt" style:font-weight-asian="bold" style:font-name-complex="Arial" style:font-size-complex="10pt"/>
    </style:style>
    <style:style style:name="P66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Arial" fo:font-size="10pt" fo:background-color="transparent" style:font-size-asian="10pt" style:font-name-complex="Arial" style:font-size-complex="10pt"/>
    </style:style>
    <style:style style:name="P67" style:family="paragraph" style:parent-style-name="Standard">
      <style:paragraph-properties fo:background-color="transparent" style:snap-to-layout-grid="false">
        <style:background-image/>
      </style:paragraph-properties>
    </style:style>
    <style:style style:name="P6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Monospace" fo:font-size="10pt" fo:background-color="transparent" style:font-name-asian="Monospace" style:font-size-asian="10pt" style:font-name-complex="Monospace" style:font-size-complex="10pt"/>
    </style:style>
    <style:style style:name="P69" style:family="paragraph" style:parent-style-name="InfoBlue">
      <style:paragraph-properties fo:orphans="2" fo:widows="2" style:snap-to-layout-grid="false" style:writing-mode="lr-tb"/>
      <style:text-properties fo:color="#000000" fo:language="pt" fo:country="BR" fo:font-style="normal" style:font-style-asian="normal" style:font-name-complex="Arial" style:font-size-complex="10pt" style:language-complex="ar" style:country-complex="SA" style:font-style-complex="normal"/>
    </style:style>
    <style:style style:name="P70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fo:language="pt" fo:country="BR" fo:font-style="normal" style:font-style-asian="normal" style:language-complex="ar" style:country-complex="SA" style:font-style-complex="normal"/>
    </style:style>
    <style:style style:name="P71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2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22a6bb" officeooo:paragraph-rsid="0022a6bb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3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295af9" officeooo:paragraph-rsid="00295af9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4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321e3f" officeooo:paragraph-rsid="00321e3f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5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35a89a" officeooo:paragraph-rsid="0035a89a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6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3e09eb" officeooo:paragraph-rsid="003e09eb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7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47fd00" officeooo:paragraph-rsid="0047fd00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8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484c64" officeooo:paragraph-rsid="00484c64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79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510eb1" officeooo:paragraph-rsid="00510eb1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80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55541f" officeooo:paragraph-rsid="0055541f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81" style:family="paragraph" style:parent-style-name="InfoBlue">
      <style:paragraph-properties fo:text-align="center" style:justify-single-word="false" fo:orphans="2" fo:widows="2" style:snap-to-layout-grid="false" style:writing-mode="lr-tb"/>
      <style:text-properties fo:color="#000000" style:font-name="Monospace" fo:font-size="10pt" fo:language="pt" fo:country="BR" fo:font-style="normal" officeooo:rsid="005c358e" officeooo:paragraph-rsid="005c358e" style:font-name-asian="Monospace" style:font-size-asian="10pt" style:font-style-asian="normal" style:font-name-complex="Monospace" style:font-size-complex="10pt" style:language-complex="ar" style:country-complex="SA" style:font-style-complex="normal"/>
    </style:style>
    <style:style style:name="P82" style:family="paragraph" style:parent-style-name="InfoBlue">
      <style:paragraph-properties fo:text-align="start" style:justify-single-word="false" fo:orphans="2" fo:widows="2" style:snap-to-layout-grid="false" style:writing-mode="lr-tb"/>
      <style:text-properties fo:font-variant="normal" fo:text-transform="none" style:use-window-font-color="true" style:font-name="Arial1" fo:letter-spacing="normal" fo:language="pt" fo:country="BR" fo:font-style="normal" fo:font-weight="normal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 fo:orphans="2" fo:widows="2" style:snap-to-layout-grid="false" style:writing-mode="lr-tb"/>
      <style:text-properties fo:font-variant="normal" fo:text-transform="none" style:use-window-font-color="true" style:font-name="Arial" fo:font-size="10pt" fo:letter-spacing="normal" fo:language="pt" fo:country="BR" fo:font-style="normal" fo:font-weight="bold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4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style:font-name="Arial1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P85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262626" style:font-name="arial1" fo:font-size="9.64999961853027pt" fo:letter-spacing="normal" fo:language="pt" fo:country="BR" fo:font-style="normal" fo:font-weight="bold" officeooo:rsid="003a37ca" officeooo:paragraph-rsid="003e09eb" style:font-name-asian="Monospace" style:font-size-asian="10pt" style:font-style-asian="normal" style:font-weight-asian="bold" style:font-name-complex="Monospace" style:font-size-complex="10pt" style:language-complex="ar" style:country-complex="SA" style:font-style-complex="normal" style:font-weight-complex="bold"/>
    </style:style>
    <style:style style:name="P86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262626" style:font-name="arial1" fo:font-size="9.64999961853027pt" fo:letter-spacing="normal" fo:language="pt" fo:country="BR" fo:font-style="normal" fo:font-weight="bold" officeooo:rsid="003a37ca" officeooo:paragraph-rsid="00418908" style:font-name-asian="Monospace" style:font-size-asian="10pt" style:font-style-asian="normal" style:font-weight-asian="bold" style:font-name-complex="Monospace" style:font-size-complex="10pt" style:language-complex="ar" style:country-complex="SA" style:font-style-complex="normal" style:font-weight-complex="bold"/>
    </style:style>
    <style:style style:name="P87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262626" style:font-name="Arial1" fo:font-size="10pt" fo:letter-spacing="normal" fo:font-style="normal" fo:font-weight="normal" officeooo:rsid="004db032" officeooo:paragraph-rsid="004db032" style:font-name-asian="Monospac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snap-to-layout-grid="false" style:writing-mode="lr-tb"/>
      <style:text-properties fo:color="#000000" style:font-name="Arial1" fo:font-size="10pt" fo:language="pt" fo:country="BR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9" style:family="paragraph" style:parent-style-name="Text_20_body">
      <style:paragraph-properties fo:margin-left="0cm" fo:margin-right="0cm" fo:margin-top="0cm" fo:margin-bottom="0cm" style:contextual-spacing="false" style:line-height-at-least="0.654cm" fo:widows="1" fo:text-indent="0cm" style:auto-text-indent="false" fo:padding="0cm" fo:border="none"/>
      <style:text-properties officeooo:paragraph-rsid="0040e094"/>
    </style:style>
    <style:style style:name="P90" style:family="paragraph" style:parent-style-name="Text_20_body">
      <style:paragraph-properties fo:margin-left="0cm" fo:margin-right="0cm" fo:margin-top="0cm" fo:margin-bottom="0cm" style:contextual-spacing="false" style:line-height-at-least="0.654cm" fo:widows="1" fo:text-indent="0cm" style:auto-text-indent="false" fo:padding="0cm" fo:border="none"/>
      <style:text-properties officeooo:paragraph-rsid="004ab5b1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40e094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officeooo:paragraph-rsid="004ab5b1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3c838d" officeooo:paragraph-rsid="003c838d" fo:background-color="transparent" style:font-name-asian="Monospace" style:font-size-asian="10pt" style:font-name-complex="Monospace" style:font-size-complex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3c838d" officeooo:paragraph-rsid="005614e2" fo:background-color="transparent" style:font-name-asian="Monospace" style:font-size-asian="10pt" style:font-name-complex="Monospace" style:font-size-complex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3c838d" officeooo:paragraph-rsid="00577d0c" fo:background-color="transparent" style:font-name-asian="Monospace" style:font-size-asian="10pt" style:font-name-complex="Monospace" style:font-size-complex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48c5bd" officeooo:paragraph-rsid="0048c5bd" fo:background-color="transparent" style:font-name-asian="Monospace" style:font-size-asian="10pt" style:font-name-complex="Monospace" style:font-size-complex="10pt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5614e2" officeooo:paragraph-rsid="005614e2" fo:background-color="transparent" style:font-name-asian="Monospace" style:font-size-asian="10pt" style:font-name-complex="Monospace" style:font-size-complex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577013" officeooo:paragraph-rsid="00577013" fo:background-color="transparent" style:font-name-asian="Monospace" style:font-size-asian="10pt" style:font-name-complex="Monospace" style:font-size-complex="10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577d0c" officeooo:paragraph-rsid="00577d0c" fo:background-color="transparent" style:font-name-asian="Monospace" style:font-size-asian="10pt" style:font-name-complex="Monospace" style:font-size-complex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3c838d" officeooo:paragraph-rsid="003c838d" fo:background-color="#ffff00" style:font-name-asian="Monospace" style:font-size-asian="10pt" style:font-name-complex="Monospace" style:font-size-complex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48c5bd" officeooo:paragraph-rsid="0048c5bd" fo:background-color="#ffff00" style:font-name-asian="Monospace" style:font-size-asian="10pt" style:font-name-complex="Monospace" style:font-size-complex="10pt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" fo:font-size="10pt" officeooo:rsid="00577d0c" officeooo:paragraph-rsid="00577d0c" fo:background-color="#ffff00" style:font-name-asian="Monospace" style:font-size-asian="10pt" style:font-name-complex="Monospace" style:font-size-complex="10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1" fo:font-size="10pt" officeooo:rsid="003c838d" officeooo:paragraph-rsid="003c838d" fo:background-color="transparent" style:font-name-asian="Monospace" style:font-size-asian="10pt" style:font-name-complex="Monospace" style:font-size-complex="10pt"/>
    </style:style>
    <style:style style:name="P105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262626" style:font-name="arial1" fo:font-size="9.64999961853027pt" fo:letter-spacing="normal" fo:language="pt" fo:country="BR" fo:font-style="normal" fo:font-weight="normal" officeooo:rsid="003e09eb" officeooo:paragraph-rsid="003e09eb" style:font-name-asian="Monospace" style:font-size-asian="10pt" style:font-style-asian="normal" style:font-weight-asian="normal" style:font-name-complex="Monospace" style:font-size-complex="10pt" style:language-complex="ar" style:country-complex="SA" style:font-style-complex="normal" style:font-weight-complex="normal"/>
    </style:style>
    <style:style style:name="P106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 10 Pitch" fo:font-size="10pt" officeooo:rsid="003e09eb" officeooo:paragraph-rsid="0040e094" fo:background-color="transparent" style:font-size-asian="10pt" style:font-name-complex="Arial" style:font-size-complex="10pt"/>
    </style:style>
    <style:style style:name="P107" style:family="paragraph" style:parent-style-name="Standard">
      <style:paragraph-properties fo:margin-left="0cm" fo:margin-right="0cm" fo:text-indent="0cm" style:auto-text-indent="false" style:snap-to-layout-grid="false"/>
      <style:text-properties style:font-name="Courier 10 Pitch" fo:font-size="10pt" officeooo:rsid="003e09eb" officeooo:paragraph-rsid="004ab5b1" fo:background-color="transparent" style:font-size-asian="10pt" style:font-name-complex="Arial" style:font-size-complex="10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fo:background-color="#ffff00" style:font-size-asian="10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110" style:family="paragraph" style:parent-style-name="Título1">
      <style:paragraph-properties fo:margin-top="0.212cm" fo:margin-bottom="0cm" style:contextual-spacing="false" fo:line-height="150%" fo:text-align="end" style:justify-single-word="false"/>
      <style:text-properties fo:color="#000000" style:font-name="Arial" fo:font-size="12pt" fo:font-style="normal" fo:font-weight="normal" style:font-name-asian="Times New Roman" style:font-size-asian="12pt" style:font-style-asian="normal" style:font-weight-asian="normal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top="0.101cm" fo:margin-bottom="0.101cm" style:contextual-spacing="false" fo:text-align="start" style:justify-single-word="false" style:snap-to-layout-gri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top="0.101cm" fo:margin-bottom="0.101cm" style:contextual-spacing="false" fo:text-align="start" style:justify-single-word="false" style:snap-to-layout-grid="false"/>
      <style:text-properties fo:color="#000000" style:font-name="Arial" fo:font-size="10pt" fo:font-style="normal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3" style:family="paragraph" style:parent-style-name="Tabela_5f_Título">
      <style:paragraph-properties fo:margin-left="-0.123cm" fo:margin-right="-0.115cm" fo:text-align="center" style:justify-single-word="false" fo:orphans="2" fo:widows="2" fo:hyphenation-ladder-count="no-limit" fo:text-indent="0cm" style:auto-text-indent="false" fo:background-color="#cccccc">
        <style:background-image/>
      </style:paragraph-properties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P114" style:family="paragraph" style:parent-style-name="Table_20_Contents">
      <style:text-properties style:use-window-font-color="true" style:font-name="Arial" fo:font-size="10pt" fo:language="pt" fo:country="BR" fo:background-color="transparent" style:font-name-asian="Times New Roman" style:font-size-asian="10pt" style:font-name-complex="Arial" style:font-size-complex="10pt" style:language-complex="ar" style:country-complex="SA"/>
    </style:style>
    <style:style style:name="P115" style:family="paragraph" style:parent-style-name="Table_20_Contents">
      <style:text-properties style:use-window-font-color="true" style:font-name="Arial" fo:font-size="10pt" fo:language="pt" fo:country="BR" fo:background-color="#c0c0c0" style:font-name-asian="Times New Roman" style:font-size-asian="10pt" style:font-name-complex="Arial" style:font-size-complex="10pt" style:language-complex="ar" style:country-complex="SA"/>
    </style:style>
    <style:style style:name="P116" style:family="paragraph" style:parent-style-name="Table_20_Contents">
      <style:text-properties style:use-window-font-color="true" style:font-name="Arial" fo:font-size="10pt" fo:language="pt" fo:country="BR" fo:background-color="#ffff00" style:font-name-asian="Times New Roman" style:font-size-asian="10pt" style:font-name-complex="Arial" style:font-size-complex="10pt" style:language-complex="ar" style:country-complex="SA"/>
    </style:style>
    <style:style style:name="P117" style:family="paragraph" style:parent-style-name="InfoBlue">
      <style:paragraph-properties fo:text-align="center" style:justify-single-word="false" style:snap-to-layout-grid="false"/>
      <style:text-properties fo:color="#000000" fo:font-style="normal" style:font-style-asian="normal" style:font-style-complex="normal"/>
    </style:style>
    <style:style style:name="P118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style:font-style-asian="normal" style:font-style-complex="normal"/>
    </style:style>
    <style:style style:name="P119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paragraph-rsid="005c358e" style:font-style-asian="normal" style:font-style-complex="normal"/>
    </style:style>
    <style:style style:name="P120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1eca98" officeooo:paragraph-rsid="001eca98" style:font-style-asian="normal" style:font-style-complex="normal"/>
    </style:style>
    <style:style style:name="P121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22a6bb" officeooo:paragraph-rsid="0022a6bb" style:font-style-asian="normal" style:font-style-complex="normal"/>
    </style:style>
    <style:style style:name="P122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295af9" officeooo:paragraph-rsid="00295af9" style:font-style-asian="normal" style:font-style-complex="normal"/>
    </style:style>
    <style:style style:name="P123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295af9" officeooo:paragraph-rsid="00321e3f" style:font-style-asian="normal" style:font-style-complex="normal"/>
    </style:style>
    <style:style style:name="P124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321e3f" officeooo:paragraph-rsid="00321e3f" style:font-style-asian="normal" style:font-style-complex="normal"/>
    </style:style>
    <style:style style:name="P125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378254" officeooo:paragraph-rsid="00378254" style:font-style-asian="normal" style:font-style-complex="normal"/>
    </style:style>
    <style:style style:name="P126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3a37ca" officeooo:paragraph-rsid="003a37ca" style:font-style-asian="normal" style:font-style-complex="normal"/>
    </style:style>
    <style:style style:name="P127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3e09eb" officeooo:paragraph-rsid="003e09eb" style:font-style-asian="normal" style:font-style-complex="normal"/>
    </style:style>
    <style:style style:name="P128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3e09eb" officeooo:paragraph-rsid="00418908" style:font-style-asian="normal" style:font-style-complex="normal"/>
    </style:style>
    <style:style style:name="P129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47fd00" officeooo:paragraph-rsid="0047fd00" style:font-style-asian="normal" style:font-style-complex="normal"/>
    </style:style>
    <style:style style:name="P130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484c64" officeooo:paragraph-rsid="00484c64" style:font-style-asian="normal" style:font-style-complex="normal"/>
    </style:style>
    <style:style style:name="P131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4f4e2a" officeooo:paragraph-rsid="004f4e2a" style:font-style-asian="normal" style:font-style-complex="normal"/>
    </style:style>
    <style:style style:name="P132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510eb1" officeooo:paragraph-rsid="00510eb1" style:font-style-asian="normal" style:font-style-complex="normal"/>
    </style:style>
    <style:style style:name="P133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518948" officeooo:paragraph-rsid="00518948" style:font-style-asian="normal" style:font-style-complex="normal"/>
    </style:style>
    <style:style style:name="P134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55541f" officeooo:paragraph-rsid="0055541f" style:font-style-asian="normal" style:font-style-complex="normal"/>
    </style:style>
    <style:style style:name="P135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584dfa" officeooo:paragraph-rsid="00584dfa" style:font-style-asian="normal" style:font-style-complex="normal"/>
    </style:style>
    <style:style style:name="P136" style:family="paragraph" style:parent-style-name="InfoBlue">
      <style:paragraph-properties fo:text-align="center" style:justify-single-word="false" style:snap-to-layout-grid="false"/>
      <style:text-properties fo:color="#000000" style:font-name="Arial1" fo:font-style="normal" officeooo:rsid="005c358e" officeooo:paragraph-rsid="005c358e" style:font-style-asian="normal" style:font-style-complex="normal"/>
    </style:style>
    <style:style style:name="P137" style:family="paragraph" style:parent-style-name="InfoBlue">
      <style:paragraph-properties fo:text-align="center" style:justify-single-word="false" style:snap-to-layout-grid="false"/>
      <style:text-properties fo:color="#000000" style:font-name="Arial1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138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bold" style:font-name-asian="Monospace" style:font-size-asian="10pt" style:font-style-asian="normal" style:font-name-complex="Monospace" style:font-size-complex="10pt" style:font-style-complex="normal"/>
    </style:style>
    <style:style style:name="P139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bold" officeooo:rsid="00391d92" officeooo:paragraph-rsid="00391d92" style:font-name-asian="Monospace" style:font-size-asian="10pt" style:font-style-asian="normal" style:font-name-complex="Monospace" style:font-size-complex="10pt" style:font-style-complex="normal"/>
    </style:style>
    <style:style style:name="P140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bold" officeooo:rsid="003a37ca" officeooo:paragraph-rsid="003a37ca" style:font-name-asian="Monospace" style:font-size-asian="10pt" style:font-style-asian="normal" style:font-name-complex="Monospace" style:font-size-complex="10pt" style:font-style-complex="normal"/>
    </style:style>
    <style:style style:name="P141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3a37ca" officeooo:paragraph-rsid="003a37ca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2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3a37ca" officeooo:paragraph-rsid="0047fd00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3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3a37ca" officeooo:paragraph-rsid="00484c64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4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3a37ca" officeooo:paragraph-rsid="0050cf33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5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4db032" officeooo:paragraph-rsid="004db032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6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4f4e2a" officeooo:paragraph-rsid="0050cf33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7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510eb1" officeooo:paragraph-rsid="00510eb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8" style:family="paragraph" style:parent-style-name="InfoBlue">
      <style:paragraph-properties fo:text-align="center" style:justify-single-word="false" style:snap-to-layout-grid="false"/>
      <style:text-properties fo:font-variant="normal" fo:text-transform="none" fo:color="#262626" style:font-name="arial1" fo:font-size="9.64999961853027pt" fo:letter-spacing="normal" fo:font-style="normal" fo:font-weight="normal" officeooo:rsid="0055541f" officeooo:paragraph-rsid="0055541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49" style:family="paragraph" style:parent-style-name="Table_20_Heading">
      <style:text-properties fo:font-size="9pt" fo:font-weight="bold" officeooo:paragraph-rsid="0040e094" style:font-size-asian="9pt" style:font-size-complex="9pt"/>
    </style:style>
    <style:style style:name="P150" style:family="paragraph" style:parent-style-name="Table_20_Heading">
      <style:text-properties fo:font-size="9pt" fo:font-weight="bold" officeooo:paragraph-rsid="004ab5b1" style:font-size-asian="9pt" style:font-size-complex="9pt"/>
    </style:style>
    <style:style style:name="P151" style:family="paragraph" style:parent-style-name="Table_20_Heading">
      <style:text-properties fo:font-size="9pt" fo:font-weight="bold" officeooo:paragraph-rsid="0040e094" fo:background-color="transparent" style:font-size-asian="9pt" style:font-size-complex="9pt"/>
    </style:style>
    <style:style style:name="P152" style:family="paragraph" style:parent-style-name="Contents_20_1">
      <style:paragraph-properties>
        <style:tab-stops>
          <style:tab-stop style:position="15.498cm" style:type="right" style:leader-style="dotted" style:leader-text="."/>
        </style:tab-stops>
      </style:paragraph-properties>
    </style:style>
    <style:style style:name="P153" style:family="paragraph" style:parent-style-name="Standard" style:list-style-name="WW8Num2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4" style:family="paragraph" style:parent-style-name="Standard" style:list-style-name="L1">
      <style:paragraph-properties style:snap-to-layout-grid="false"/>
      <style:text-properties style:font-name="Arial1" fo:font-size="10pt" officeooo:rsid="003e09eb" officeooo:paragraph-rsid="003e09eb" fo:background-color="transparent" style:font-size-asian="10pt" style:font-name-complex="Arial" style:font-size-complex="10pt"/>
    </style:style>
    <style:style style:name="P155" style:family="paragraph" style:parent-style-name="Standard" style:list-style-name="L1">
      <style:paragraph-properties style:snap-to-layout-grid="false"/>
      <style:text-properties style:font-name="Arial1" fo:font-size="10pt" officeooo:paragraph-rsid="003e09eb" fo:background-color="transparent" style:font-size-asian="10pt" style:font-name-complex="Arial" style:font-size-complex="10pt"/>
    </style:style>
    <style:style style:name="P156" style:family="paragraph" style:parent-style-name="Standard" style:list-style-name="L1">
      <style:paragraph-properties style:snap-to-layout-grid="false"/>
      <style:text-properties style:font-name="Courier 10 Pitch" fo:font-size="8pt" officeooo:paragraph-rsid="003e09eb" fo:background-color="transparent" style:font-size-asian="8pt" style:font-name-complex="Arial" style:font-size-complex="8pt"/>
    </style:style>
    <style:style style:name="P157" style:family="paragraph" style:parent-style-name="Standard" style:master-page-name="Standard">
      <style:paragraph-properties fo:margin-top="0cm" fo:margin-bottom="0cm" style:contextual-spacing="false" fo:line-height="150%" style:page-number="auto"/>
    </style:style>
    <style:style style:name="P158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4pt" fo:font-weight="bold" officeooo:paragraph-rsid="003a37ca" style:font-size-asian="14pt" style:font-weight-asian="bold" style:font-name-complex="Arial" style:font-size-complex="14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 style:snap-to-layout-grid="false">
        <style:background-image/>
      </style:paragraph-properties>
      <style:text-properties style:font-name="Monospace1" fo:font-size="10pt" officeooo:rsid="003c838d" officeooo:paragraph-rsid="003c838d" fo:background-color="transparent" style:font-name-asian="Monospace" style:font-size-asian="10pt" style:font-name-complex="Monospace" style:font-size-complex="10pt"/>
    </style:style>
    <style:style style:name="P160" style:family="paragraph" style:parent-style-name="Text_20_body" style:list-style-name="L2">
      <style:paragraph-properties fo:margin-top="0cm" fo:margin-bottom="0cm" style:contextual-spacing="false" style:line-height-at-least="0.654cm" fo:widows="1" fo:padding="0cm" fo:border="none"/>
      <style:text-properties officeooo:paragraph-rsid="0040e094"/>
    </style:style>
    <style:style style:name="T1" style:family="text">
      <style:text-properties fo:font-weight="bold" fo:background-color="transparent" loext:char-shading-value="0" style:font-name-asian="Times New Roman" style:language-asian="zxx" style:country-asian="none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84dfa" style:font-weight-asian="bold" style:font-weight-complex="bold"/>
    </style:style>
    <style:style style:name="T5" style:family="text">
      <style:text-properties fo:font-weight="bold" officeooo:rsid="005d1200" style:font-weight-asian="bold" style:font-weight-complex="bold"/>
    </style:style>
    <style:style style:name="T6" style:family="text">
      <style:text-properties fo:font-weight="bold" style:font-weight-asian="bold" style:font-name-complex="Arial" style:font-weight-complex="bold"/>
    </style:style>
    <style:style style:name="T7" style:family="text">
      <style:text-properties style:font-name="arial" fo:font-size="8pt" fo:background-color="transparent" loext:char-shading-value="0" style:font-name-asian="Times New Roman" style:font-size-asian="8pt" style:language-asian="zxx" style:country-asian="none" style:font-size-complex="8pt"/>
    </style:style>
    <style:style style:name="T8" style:family="text">
      <style:text-properties style:font-name="arial" fo:font-size="8pt" fo:font-weight="bold" fo:background-color="transparent" loext:char-shading-value="0" style:font-name-asian="Times New Roman" style:font-size-asian="8pt" style:language-asian="zxx" style:country-asian="none" style:font-weight-asian="bold" style:font-size-complex="8pt" style:font-weight-complex="bold"/>
    </style:style>
    <style:style style:name="T9" style:family="text">
      <style:text-properties style:font-name="Arial" fo:font-size="8pt" style:font-size-asian="8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style:font-name="Arial" fo:font-size="10pt" fo:background-color="transparent" loext:char-shading-value="0" style:font-size-asian="10pt" style:font-name-complex="Arial" style:font-size-complex="10pt"/>
    </style:style>
    <style:style style:name="T12" style:family="text">
      <style:text-properties fo:color="#000000" style:font-name="Arial" fo:font-size="10pt" style:text-underline-style="none" style:font-size-asian="10pt" style:font-name-complex="Arial" style:font-size-complex="10pt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78254" style:font-weight-asian="normal" style:font-weight-complex="normal"/>
    </style:style>
    <style:style style:name="T16" style:family="text">
      <style:text-properties fo:font-weight="normal" officeooo:rsid="003e09eb" style:font-weight-asian="normal" style:font-weight-complex="normal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#ffffff" loext:char-shading-value="0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variant="normal" fo:text-transform="none" fo:color="#000000" fo:font-size="9pt" fo:letter-spacing="normal" fo:font-style="normal" fo:font-weight="bold" style:font-size-asian="9pt" style:font-size-complex="9pt"/>
    </style:style>
    <style:style style:name="T23" style:family="text">
      <style:text-properties fo:font-variant="normal" fo:text-transform="none" fo:color="#ff0000" fo:font-size="9pt" fo:letter-spacing="normal" fo:font-style="normal" fo:font-weight="bold" style:font-size-asian="9pt" style:font-size-complex="9pt"/>
    </style:style>
    <style:style style:name="T24" style:family="text">
      <style:text-properties fo:font-variant="normal" fo:text-transform="none" fo:color="#333333" style:font-name="Consolas" fo:font-size="9.64999961853027pt" fo:letter-spacing="normal" fo:font-style="normal" fo:font-weight="normal" fo:padding="0cm" fo:border="none"/>
    </style:style>
    <style:style style:name="T25" style:family="text">
      <style:text-properties fo:font-variant="normal" fo:text-transform="none" fo:color="#333333" style:font-name="Consolas" fo:font-size="9.64999961853027pt" fo:letter-spacing="normal" fo:font-style="normal" fo:font-weight="normal" officeooo:rsid="004ab5b1" fo:padding="0cm" fo:border="none"/>
    </style:style>
    <style:style style:name="T26" style:family="text">
      <style:text-properties fo:font-variant="normal" fo:text-transform="none" style:font-name="Consolas" fo:font-size="9pt" fo:font-style="normal" fo:font-weight="normal" style:font-size-asian="9pt" style:font-size-complex="9pt" fo:padding="0cm" fo:border="none"/>
    </style:style>
    <style:style style:name="T27" style:family="text">
      <style:text-properties fo:font-variant="normal" fo:text-transform="none" style:font-name="Consolas" fo:font-size="8pt" fo:font-style="normal" fo:font-weight="normal" style:font-size-asian="8pt" style:font-size-complex="8pt" fo:padding="0cm" fo:border="none"/>
    </style:style>
    <style:style style:name="T28" style:family="text">
      <style:text-properties fo:font-variant="normal" fo:text-transform="none" style:font-name="Consolas" fo:font-size="8pt" fo:font-style="normal" fo:font-weight="normal" officeooo:rsid="004ab5b1" fo:background-color="#ffff00" loext:char-shading-value="0" style:font-size-asian="8pt" style:font-size-complex="8pt" fo:padding="0cm" fo:border="none"/>
    </style:style>
    <style:style style:name="T29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30" style:family="text">
      <style:text-properties fo:font-size="10pt" fo:font-weight="bold" fo:background-color="transparent" loext:char-shading-value="0" style:font-size-asian="10pt" style:font-weight-asian="bold" style:font-name-complex="Arial" style:font-size-complex="10pt" style:font-weight-complex="bold"/>
    </style:style>
    <style:style style:name="T31" style:family="text">
      <style:text-properties fo:font-size="10pt" style:font-name-asian="Monospace" style:font-size-asian="10pt" style:font-name-complex="Monospace" style:font-size-complex="10pt"/>
    </style:style>
    <style:style style:name="T32" style:family="text">
      <style:text-properties fo:font-size="10pt" fo:language="pt" fo:country="BR" style:font-name-asian="Monospace" style:font-size-asian="10pt" style:font-name-complex="Monospace" style:font-size-complex="10pt" style:language-complex="ar" style:country-complex="SA"/>
    </style:style>
    <style:style style:name="T33" style:family="text">
      <style:text-properties fo:font-size="10pt" fo:language="pt" fo:country="BR" officeooo:rsid="0020096c" style:font-name-asian="Monospace" style:font-size-asian="10pt" style:font-name-complex="Monospace" style:font-size-complex="10pt" style:language-complex="ar" style:country-complex="SA"/>
    </style:style>
    <style:style style:name="T34" style:family="text">
      <style:text-properties fo:font-size="10pt" fo:language="pt" fo:country="BR" officeooo:rsid="0044c6b8" style:font-name-asian="Monospace" style:font-size-asian="10pt" style:font-name-complex="Monospace" style:font-size-complex="10pt" style:language-complex="ar" style:country-complex="SA"/>
    </style:style>
    <style:style style:name="T35" style:family="text">
      <style:text-properties fo:font-size="10pt" fo:language="pt" fo:country="BR" officeooo:rsid="00598395" style:font-name-asian="Monospace" style:font-size-asian="10pt" style:font-name-complex="Monospace" style:font-size-complex="10pt" style:language-complex="ar" style:country-complex="SA"/>
    </style:style>
    <style:style style:name="T36" style:family="text">
      <style:text-properties style:font-name="Arial1" fo:language="pt" fo:country="BR" fo:font-weight="bold" fo:background-color="transparent" loext:char-shading-value="0" style:font-name-asian="Times New Roman" style:font-size-asian="15pt" style:language-asian="zxx" style:country-asian="none" style:font-weight-asian="bold" style:font-size-complex="15pt" style:font-weight-complex="bold"/>
    </style:style>
    <style:style style:name="T37" style:family="text">
      <style:text-properties style:font-name="Arial1" fo:font-size="10pt" fo:language="pt" fo:country="BR" fo:background-color="transparent" loext:char-shading-value="0" style:font-name-asian="Times New Roman" style:font-size-asian="10pt" style:language-asian="zxx" style:country-asian="none" style:font-size-complex="10pt"/>
    </style:style>
    <style:style style:name="T38" style:family="text">
      <style:text-properties officeooo:rsid="001eca98"/>
    </style:style>
    <style:style style:name="T39" style:family="text">
      <style:text-properties officeooo:rsid="00216f84"/>
    </style:style>
    <style:style style:name="T40" style:family="text">
      <style:text-properties officeooo:rsid="002dbf66"/>
    </style:style>
    <style:style style:name="T41" style:family="text">
      <style:text-properties officeooo:rsid="0035a89a"/>
    </style:style>
    <style:style style:name="T42" style:family="text">
      <style:text-properties officeooo:rsid="0036613b"/>
    </style:style>
    <style:style style:name="T43" style:family="text">
      <style:text-properties officeooo:rsid="00378254"/>
    </style:style>
    <style:style style:name="T44" style:family="text">
      <style:text-properties officeooo:rsid="00391d92"/>
    </style:style>
    <style:style style:name="T45" style:family="text">
      <style:text-properties officeooo:rsid="003a37ca"/>
    </style:style>
    <style:style style:name="T46" style:family="text">
      <style:text-properties officeooo:rsid="003b0c9c"/>
    </style:style>
    <style:style style:name="T47" style:family="text">
      <style:text-properties officeooo:rsid="00418908"/>
    </style:style>
    <style:style style:name="T48" style:family="text">
      <style:text-properties officeooo:rsid="00429ed1"/>
    </style:style>
    <style:style style:name="T49" style:family="text">
      <style:text-properties officeooo:rsid="00453bf5"/>
    </style:style>
    <style:style style:name="T50" style:family="text">
      <style:text-properties officeooo:rsid="003c838d"/>
    </style:style>
    <style:style style:name="T51" style:family="text">
      <style:text-properties officeooo:rsid="00510eb1"/>
    </style:style>
    <style:style style:name="T52" style:family="text">
      <style:text-properties officeooo:rsid="00518948"/>
    </style:style>
    <style:style style:name="T53" style:family="text">
      <style:text-properties officeooo:rsid="00526bc3"/>
    </style:style>
    <style:style style:name="T54" style:family="text">
      <style:text-properties officeooo:rsid="0053a34e"/>
    </style:style>
    <style:style style:name="T55" style:family="text">
      <style:text-properties officeooo:rsid="0057853a"/>
    </style:style>
    <style:style style:name="T56" style:family="text">
      <style:text-properties officeooo:rsid="00584dfa"/>
    </style:style>
    <style:style style:name="T57" style:family="text">
      <style:text-properties officeooo:rsid="00598395"/>
    </style:style>
    <style:style style:name="T58" style:family="text">
      <style:text-properties officeooo:rsid="005c358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7"><text:s/></text:p>
      <text:p text:style-name="P53"/>
      <text:p text:style-name="P53"/>
      <text:p text:style-name="P52"/>
      <text:p text:style-name="P53"/>
      <text:p text:style-name="P57"/>
      <text:p text:style-name="P57"/>
      <text:p text:style-name="P57"/>
      <text:p text:style-name="P57"/>
      <text:p text:style-name="P53"/>
      <text:p text:style-name="P53"/>
      <text:p text:style-name="P53"><text:s text:c="3"/></text:p>
      <text:p text:style-name="P56"><text:span text:style-name="Fonte_20_parág._20_padrão"><text:span text:style-name="T36">MAINAPP – Repositório de aplicações em SIAL</text:span></text:span></text:p>
      <text:p text:style-name="P54">Plano de Implantação de Ambiente</text:p>
      <text:p text:style-name="P110">Versão <text:span text:style-name="T3">1.</text:span><text:span text:style-name="T4">6</text:span><text:span text:style-name="T5">3</text:span></text:p>
      <text:p text:style-name="P55"/>
      <text:p text:style-name="P53"/>
      <text:p text:style-name="P53"/>
      <text:p text:style-name="P158">Histórico de Revisão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row table:style-name="Tabela16.1">
          <table:table-cell table:style-name="Tabela16.A1" office:value-type="string">
            <text:p text:style-name="P9">Data</text:p>
          </table:table-cell>
          <table:table-cell table:style-name="Tabela16.A1" office:value-type="string">
            <text:p text:style-name="P9">Versão do Documento</text:p>
          </table:table-cell>
          <table:table-cell table:style-name="Tabela16.A1" office:value-type="string">
            <text:p text:style-name="P9">Versão do Código</text:p>
          </table:table-cell>
          <table:table-cell table:style-name="Tabela16.A1" office:value-type="string">
            <text:p text:style-name="P9">Descrição</text:p>
          </table:table-cell>
          <table:table-cell table:style-name="Tabela16.E1" office:value-type="string">
            <text:p text:style-name="P9">Autor</text:p>
          </table:table-cell>
        </table:table-row>
        <table:table-row table:style-name="Tabela16.1">
          <table:table-cell table:style-name="Tabela16.A2" office:value-type="string">
            <text:p text:style-name="P118">18/03/2013</text:p>
          </table:table-cell>
          <table:table-cell table:style-name="Tabela16.B2" office:value-type="string">
            <text:p text:style-name="P118">1.0</text:p>
          </table:table-cell>
          <table:table-cell table:style-name="Tabela16.C2" office:value-type="string">
            <text:p text:style-name="P117"/>
          </table:table-cell>
          <table:table-cell table:style-name="Tabela16.D2" office:value-type="string">
            <text:p text:style-name="P118">Geração do documento</text:p>
          </table:table-cell>
          <table:table-cell table:style-name="Tabela16.E2" office:value-type="string">
            <text:p text:style-name="P118">André Borges</text:p>
          </table:table-cell>
        </table:table-row>
        <table:table-row table:style-name="Tabela16.1">
          <table:table-cell table:style-name="Tabela16.A3" office:value-type="string">
            <text:p text:style-name="P118">27/05/2013</text:p>
          </table:table-cell>
          <table:table-cell table:style-name="Tabela16.B3" office:value-type="string">
            <text:p text:style-name="P118">1.1</text:p>
          </table:table-cell>
          <table:table-cell table:style-name="Tabela16.C3" office:value-type="string">
            <text:p text:style-name="P117"/>
          </table:table-cell>
          <table:table-cell table:style-name="Tabela16.D3" office:value-type="string">
            <text:p text:style-name="P118">Atualização do documento</text:p>
          </table:table-cell>
          <table:table-cell table:style-name="Tabela16.E3" office:value-type="string">
            <text:p text:style-name="P118">André Borges</text:p>
          </table:table-cell>
        </table:table-row>
        <table:table-row table:style-name="Tabela16.1">
          <table:table-cell table:style-name="Tabela16.A4" office:value-type="string">
            <text:p text:style-name="P118">16/07/2013</text:p>
          </table:table-cell>
          <table:table-cell table:style-name="Tabela16.B4" office:value-type="string">
            <text:p text:style-name="P118">1.2</text:p>
          </table:table-cell>
          <table:table-cell table:style-name="Tabela16.C4" office:value-type="string">
            <text:p text:style-name="P70"/>
          </table:table-cell>
          <table:table-cell table:style-name="Tabela16.D4" office:value-type="string">
            <text:p text:style-name="P118">Atualização do documento</text:p>
          </table:table-cell>
          <table:table-cell table:style-name="Tabela16.E4" office:value-type="string">
            <text:p text:style-name="P118">André Borges</text:p>
          </table:table-cell>
        </table:table-row>
        <table:table-row table:style-name="Tabela16.1">
          <table:table-cell table:style-name="Tabela16.A5" office:value-type="string">
            <text:p text:style-name="P118">29/07/2013</text:p>
          </table:table-cell>
          <table:table-cell table:style-name="Tabela16.B5" office:value-type="string">
            <text:p text:style-name="P118">1.3</text:p>
          </table:table-cell>
          <table:table-cell table:style-name="Tabela16.C5" office:value-type="string">
            <text:p text:style-name="P70"/>
          </table:table-cell>
          <table:table-cell table:style-name="Tabela16.D5" office:value-type="string">
            <text:p text:style-name="P118">Atualização do documento</text:p>
          </table:table-cell>
          <table:table-cell table:style-name="Tabela16.E5" office:value-type="string">
            <text:p text:style-name="P118">André Borges</text:p>
          </table:table-cell>
        </table:table-row>
        <table:table-row table:style-name="Tabela16.6">
          <table:table-cell table:style-name="Tabela16.A64" office:value-type="string">
            <text:p text:style-name="P118">31/07/2013</text:p>
          </table:table-cell>
          <table:table-cell table:style-name="Tabela16.B64" office:value-type="string">
            <text:p text:style-name="P118">1.4</text:p>
          </table:table-cell>
          <table:table-cell table:style-name="Tabela16.C64" office:value-type="string">
            <text:p text:style-name="P70"/>
          </table:table-cell>
          <table:table-cell table:style-name="Tabela16.D45" office:value-type="string">
            <text:p text:style-name="P118">Atualização do documento</text:p>
          </table:table-cell>
          <table:table-cell table:style-name="Tabela16.E45" office:value-type="string">
            <text:p text:style-name="P118">André Borges</text:p>
          </table:table-cell>
        </table:table-row>
        <table:table-row table:style-name="Tabela16.6">
          <table:table-cell table:style-name="Tabela16.A64" office:value-type="string">
            <text:p text:style-name="P118">02/09/2013</text:p>
          </table:table-cell>
          <table:table-cell table:style-name="Tabela16.B64" office:value-type="string">
            <text:p text:style-name="P118">1.5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serção do Layout do Sabiá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09/09/2013</text:p>
          </table:table-cell>
          <table:table-cell table:style-name="Tabela16.B64" office:value-type="string">
            <text:p text:style-name="P118">1.6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s diretórios de upload no config.ini</text:p>
          </table:table-cell>
          <table:table-cell table:style-name="Tabela16.E45" office:value-type="string">
            <text:p text:style-name="P118">André Borges</text:p>
          </table:table-cell>
        </table:table-row>
        <table:table-row table:style-name="Tabela16.6">
          <table:table-cell table:style-name="Tabela16.A64" office:value-type="string">
            <text:p text:style-name="P118">18/09/2013</text:p>
          </table:table-cell>
          <table:table-cell table:style-name="Tabela16.B64" office:value-type="string">
            <text:p text:style-name="P118">1.7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tualização da Revisão do Código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5/10/2013</text:p>
          </table:table-cell>
          <table:table-cell table:style-name="Tabela16.B64" office:value-type="string">
            <text:p text:style-name="P118">1.8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tualização da Revisão do Código</text:p>
          </table:table-cell>
          <table:table-cell table:style-name="Tabela16.E45" office:value-type="string">
            <text:p text:style-name="P118">Bruno N. Menezes</text:p>
          </table:table-cell>
        </table:table-row>
        <table:table-row table:style-name="Tabela16.6">
          <table:table-cell table:style-name="Tabela16.A64" office:value-type="string">
            <text:p text:style-name="P118">08/11/2013</text:p>
          </table:table-cell>
          <table:table-cell table:style-name="Tabela16.B64" office:value-type="string">
            <text:p text:style-name="P118">1.9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tualização da revisão do Código</text:p>
          </table:table-cell>
          <table:table-cell table:style-name="Tabela16.E45" office:value-type="string">
            <text:p text:style-name="P118">José Augusto</text:p>
          </table:table-cell>
        </table:table-row>
        <table:table-row table:style-name="Tabela16.6">
          <table:table-cell table:style-name="Tabela16.A64" office:value-type="string">
            <text:p text:style-name="P118">03/04/2014</text:p>
          </table:table-cell>
          <table:table-cell table:style-name="Tabela16.B64" office:value-type="string">
            <text:p text:style-name="P118">1.10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s diretórios de upload no config.ini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02/09/2014</text:p>
          </table:table-cell>
          <table:table-cell table:style-name="Tabela16.B64" office:value-type="string">
            <text:p text:style-name="P118">1.11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lterações realizadas na áeras em destaque: <text:span text:style-name="T3">“Numero da Revisão do Código” e “</text:span><text:bookmark-start text:name="_Recursos_adicionais_de_banco de dad11"/><text:span text:style-name="T29">D</text:span><text:bookmark-end text:name="_Recursos_adicionais_de_banco de dad11"/><text:span text:style-name="T29">etalhamento do arquivo de configuração </text:span><text:span text:style-name="T30">PARA SIAL</text:span><text:span text:style-name="T29">”</text:span></text:p>
          </table:table-cell>
          <table:table-cell table:style-name="Tabela16.E45" office:value-type="string">
            <text:p text:style-name="P118">José Augusto</text:p>
          </table:table-cell>
        </table:table-row>
        <table:table-row table:style-name="Tabela16.6">
          <table:table-cell table:style-name="Tabela16.A64" office:value-type="string">
            <text:p text:style-name="P118">03/09/2014</text:p>
          </table:table-cell>
          <table:table-cell table:style-name="Tabela16.B64" office:value-type="string">
            <text:p text:style-name="P118">1.12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lterações realizadas na áeras em destaque: <text:span text:style-name="T3">“Numero da Revisão do Código” </text:span></text:p>
          </table:table-cell>
          <table:table-cell table:style-name="Tabela16.E45" office:value-type="string">
            <text:p text:style-name="P118">José Augusto</text:p>
          </table:table-cell>
        </table:table-row>
        <table:table-row table:style-name="Tabela16.6">
          <table:table-cell table:style-name="Tabela16.A64" office:value-type="string">
            <text:p text:style-name="P118">03/09/2014</text:p>
          </table:table-cell>
          <table:table-cell table:style-name="Tabela16.B64" office:value-type="string">
            <text:p text:style-name="P118">1.13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Alterações realizadas na áeras em destaque: <text:span text:style-name="T3">“Numero da Revisão do Código” e “</text:span><text:bookmark-start text:name="_Recursos_adicionais_de_banco de dad1111"/><text:span text:style-name="T29">D</text:span><text:bookmark-end text:name="_Recursos_adicionais_de_banco de dad1111"/><text:span text:style-name="T29">etalhamento do arquivo de configuração </text:span><text:span text:style-name="T30">PARA SIAL</text:span><text:span text:style-name="T29">”</text:span></text:p>
          </table:table-cell>
          <table:table-cell table:style-name="Tabela16.E45" office:value-type="string">
            <text:p text:style-name="P118">Danielle Nunes dos Reis</text:p>
          </table:table-cell>
        </table:table-row>
        <table:table-row table:style-name="Tabela16.6">
          <table:table-cell table:style-name="Tabela16.A64" office:value-type="string">
            <text:p text:style-name="P118">04/09/2014</text:p>
          </table:table-cell>
          <table:table-cell table:style-name="Tabela16.B64" office:value-type="string">
            <text:p text:style-name="P118">1.14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 ambiente de treinamento no config.ini.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11/09/2014</text:p>
          </table:table-cell>
          <table:table-cell table:style-name="Tabela16.B64" office:value-type="string">
            <text:p text:style-name="P118">1.15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s endereços(source/target) do componente SISBioBridge no config.ini.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26/09/2014</text:p>
          </table:table-cell>
          <table:table-cell table:style-name="Tabela16.B64" office:value-type="string">
            <text:p text:style-name="P118">1.16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 Layout do SIT;</text:p>
            <text:p text:style-name="P118">Inclusão dos diretórios de uploads.<text:line-break/>Inclusão das configurações do SIT no arquivo config.ini.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30/09/2014</text:p>
          </table:table-cell>
          <table:table-cell table:style-name="Tabela16.B64" office:value-type="string">
            <text:p text:style-name="P118">1.17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Inclusão da BusinessAbstract do sistema SIT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02/10/2014</text:p>
          </table:table-cell>
          <table:table-cell table:style-name="Tabela16.B64" office:value-type="string">
            <text:p text:style-name="P118">1.18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Implementação do log de auditoria das operações de banco de dados (trilha_auditoria).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02/10/2014 10:55</text:p>
          </table:table-cell>
          <table:table-cell table:style-name="Tabela16.B64" office:value-type="string">
            <text:p text:style-name="P118">1.19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dicionando o favicon no layout do SIMAC 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08/10/2014</text:p>
          </table:table-cell>
          <table:table-cell table:style-name="Tabela16.B64" office:value-type="string">
            <text:p text:style-name="P118">1.20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Inserção da configuração de banco para o SISFAMILIAS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0/10/2014 12:00</text:p>
          </table:table-cell>
          <table:table-cell table:style-name="Tabela16.B64" office:value-type="string">
            <text:p text:style-name="P118">1.21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Colocada a posibilidade de emissão do evento de renderização de JSON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14/10/2014</text:p>
          </table:table-cell>
          <table:table-cell table:style-name="Tabela16.B64" office:value-type="string">
            <text:p text:style-name="P118">1.22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Inclusão do diretório de template de e-mail do <text:soft-page-break/>SISFAMILIAS ao config.ini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5/10/2014 11:45</text:p>
          </table:table-cell>
          <table:table-cell table:style-name="Tabela16.B64" office:value-type="string">
            <text:p text:style-name="P118">1.23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justes na <text:span text:style-name="T20">abstract controller </text:span>do SISBIO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21/10/2014 10:35</text:p>
          </table:table-cell>
          <table:table-cell table:style-name="Tabela16.B64" office:value-type="string">
            <text:p text:style-name="P118">1.24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Inserção de configuração do sistema SIT no arquivo config.ini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24/10/2014 13:50</text:p>
          </table:table-cell>
          <table:table-cell table:style-name="Tabela16.B64" office:value-type="string">
            <text:p text:style-name="P118">1.25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Corrigindo a forma de pegar a SIGLA do sistema da sessão para o log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10/11/2014</text:p>
          </table:table-cell>
          <table:table-cell table:style-name="Tabela16.B64" office:value-type="string">
            <text:p text:style-name="P118">1.26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lteração da revisão de código, contemplando atualização do arquivo de layout do SISFAMILIAS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3/11/2014</text:p>
          </table:table-cell>
          <table:table-cell table:style-name="Tabela16.B64" office:value-type="string">
            <text:p text:style-name="P118">1.27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lteração da revisão de código, contemplando o diretório para upload de imagens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7/11/2014 15:40</text:p>
          </table:table-cell>
          <table:table-cell table:style-name="Tabela16.B64" office:value-type="string">
            <text:p text:style-name="P118">1.28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dicionado a SIGLA no atributo "alt" da imagem do logo da aplicação.;</text:p>
            <text:p text:style-name="P137">Tratado para colocar reticências "…" no nome da unidade quando for muito grande e colocando o nome todo em um "popover".;</text:p>
            <text:p text:style-name="P137">Adicionado o link para alterar a senha no SICA-e.</text:p>
            <text:p text:style-name="P137"/>
            <text:p text:style-name="P137">Alterações realizadas nas áreas em destaque: <text:span text:style-name="T3">“</text:span><text:span text:style-name="T6">Número da Revisão de Código</text:span><text:span text:style-name="T3">” </text:span>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21/11/2014 17:15</text:p>
          </table:table-cell>
          <table:table-cell table:style-name="Tabela16.B64" office:value-type="string">
            <text:p text:style-name="P118">1.29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37">Adicionado a configuração do LDAP.</text:p>
            <text:p text:style-name="P137">Travada a criação do cookie da sessão para 3 horas de vida.</text:p>
            <text:p text:style-name="P137"/>
            <text:p text:style-name="P137">Alterações realizadas nas áreas em destaque: <text:span text:style-name="T3">“</text:span><text:span text:style-name="T6">Número da Revisão de Código</text:span><text:span text:style-name="T3">” </text:span><text:span text:style-name="T14">e</text:span><text:span text:style-name="T3"> “</text:span><text:bookmark-start text:name="_Recursos_adicionais_de_banco de dad12"/><text:span text:style-name="T6">D</text:span><text:bookmark-end text:name="_Recursos_adicionais_de_banco de dad12"/><text:span text:style-name="T6">etalhamento do arquivo de configuração </text:span><text:span text:style-name="T2">PARA SIAL”</text:span>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28/11/2014 </text:p>
            <text:p text:style-name="P118">12:01</text:p>
          </table:table-cell>
          <table:table-cell table:style-name="Tabela16.B64" office:value-type="string">
            <text:p text:style-name="P118">1.30</text:p>
          </table:table-cell>
          <table:table-cell table:style-name="Tabela16.C64" office:value-type="string">
            <text:p text:style-name="P71"/>
          </table:table-cell>
          <table:table-cell table:style-name="Tabela16.D45" office:value-type="string">
            <text:p text:style-name="P118">Inclusão dos arquivos do sistema SGD;</text:p>
            <text:p text:style-name="P137">Inserção da configuração de banco para o <text:s/>SGD;<text:line-break/>Inclusão do endereço de E-mail do sistema SIT no config.ini dos ambiente(TCTI,HMG e TRN).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03/12/2014 </text:p>
            <text:p text:style-name="P118">14:00</text:p>
          </table:table-cell>
          <table:table-cell table:style-name="Tabela16.B64" office:value-type="string">
            <text:p text:style-name="P118">1.31</text:p>
          </table:table-cell>
          <table:table-cell table:style-name="Tabela16.C64" office:value-type="string">
            <text:p text:style-name="P71">1.6.1</text:p>
          </table:table-cell>
          <table:table-cell table:style-name="Tabela16.D45" office:value-type="string">
            <text:p text:style-name="P118"><text:span text:style-name="T31">Atualização do template do plano de implantação;<text:line-break/></text:span><text:span text:style-name="T32">Alteração dos itens 4 e 5.</text:span><text:span text:style-name="T31"><text:line-break/></text:span>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03/12/2014 </text:p>
            <text:p text:style-name="P118">16:00</text:p>
          </table:table-cell>
          <table:table-cell table:style-name="Tabela16.B64" office:value-type="string">
            <text:p text:style-name="P118">1.32</text:p>
          </table:table-cell>
          <table:table-cell table:style-name="Tabela16.C64" office:value-type="string">
            <text:p text:style-name="P71">1.6.2</text:p>
          </table:table-cell>
          <table:table-cell table:style-name="Tabela16.D45" office:value-type="string">
            <text:p text:style-name="P118"><text:span text:style-name="T32">Alteração dos itens 4 e 5.</text:span><text:span text:style-name="T31"><text:line-break/></text:span>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18">09/01/2015 </text:p>
            <text:p text:style-name="P118"><text:soft-page-break/>14:00</text:p>
          </table:table-cell>
          <table:table-cell table:style-name="Tabela16.B64" office:value-type="string">
            <text:p text:style-name="P118">1.33</text:p>
          </table:table-cell>
          <table:table-cell table:style-name="Tabela16.C64" office:value-type="string">
            <text:p text:style-name="P71">1.6.3</text:p>
          </table:table-cell>
          <table:table-cell table:style-name="Tabela16.D45" office:value-type="string">
            <text:p text:style-name="P118"><text:span text:style-name="T32">Alteração dos itens 4 e 5.</text:span><text:span text:style-name="T31"><text:line-break/></text:span><text:soft-page-break/></text:p>
          </table:table-cell>
          <table:table-cell table:style-name="Tabela16.E45" office:value-type="string">
            <text:p text:style-name="P118">Álvaro Pereira <text:soft-page-break/>Flôres</text:p>
          </table:table-cell>
        </table:table-row>
        <table:table-row table:style-name="Tabela16.6">
          <table:table-cell table:style-name="Tabela16.A64" office:value-type="string">
            <text:p text:style-name="P118">20/01/2015</text:p>
          </table:table-cell>
          <table:table-cell table:style-name="Tabela16.B64" office:value-type="string">
            <text:p text:style-name="P118">1.34</text:p>
          </table:table-cell>
          <table:table-cell table:style-name="Tabela16.C64" office:value-type="string">
            <text:p text:style-name="P71">1.6.4</text:p>
          </table:table-cell>
          <table:table-cell table:style-name="Tabela16.D45" office:value-type="string">
            <text:p text:style-name="P118">Ajuste no ControllerAbstract para que a chamada do menu de terceiro nivel funcione no SISBIO</text:p>
          </table:table-cell>
          <table:table-cell table:style-name="Tabela16.E45" office:value-type="string">
            <text:p text:style-name="P118">Laplace Gomdie Junior</text:p>
          </table:table-cell>
        </table:table-row>
        <table:table-row table:style-name="Tabela16.6">
          <table:table-cell table:style-name="Tabela16.A64" office:value-type="string">
            <text:p text:style-name="P118">20/01/2015 </text:p>
            <text:p text:style-name="P118">16:10</text:p>
          </table:table-cell>
          <table:table-cell table:style-name="Tabela16.B64" office:value-type="string">
            <text:p text:style-name="P118">1.35</text:p>
          </table:table-cell>
          <table:table-cell table:style-name="Tabela16.C64" office:value-type="string">
            <text:p text:style-name="P71">1.6.5</text:p>
          </table:table-cell>
          <table:table-cell table:style-name="Tabela16.D45" office:value-type="string">
            <text:p text:style-name="P118"><text:span text:style-name="T32">Alteração dos itens 4, 5 e 18</text:span><text:span text:style-name="T31"><text:line-break/></text:span>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11/02/2015</text:p>
          </table:table-cell>
          <table:table-cell table:style-name="Tabela16.B64" office:value-type="string">
            <text:p text:style-name="P118">1.36</text:p>
          </table:table-cell>
          <table:table-cell table:style-name="Tabela16.C64" office:value-type="string">
            <text:p text:style-name="P71">1.7.0</text:p>
          </table:table-cell>
          <table:table-cell table:style-name="Tabela16.D45" office:value-type="string">
            <text:p text:style-name="P118">Alteração dos itens 4 e 5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12/02/2015</text:p>
          </table:table-cell>
          <table:table-cell table:style-name="Tabela16.B64" office:value-type="string">
            <text:p text:style-name="P118">1.37</text:p>
          </table:table-cell>
          <table:table-cell table:style-name="Tabela16.C64" office:value-type="string">
            <text:p text:style-name="P71">1.7.1</text:p>
          </table:table-cell>
          <table:table-cell table:style-name="Tabela16.D45" office:value-type="string">
            <text:p text:style-name="P118">Alteração dos itens 4 e 5</text:p>
          </table:table-cell>
          <table:table-cell table:style-name="Tabela16.E45" office:value-type="string">
            <text:p text:style-name="P118">Diego Costa</text:p>
          </table:table-cell>
        </table:table-row>
        <table:table-row table:style-name="Tabela16.6">
          <table:table-cell table:style-name="Tabela16.A64" office:value-type="string">
            <text:p text:style-name="P118"><text:span text:style-name="T38">24</text:span>/<text:span text:style-name="T38">02</text:span>/2015 </text:p>
            <text:p text:style-name="P120">13:44</text:p>
          </table:table-cell>
          <table:table-cell table:style-name="Tabela16.B64" office:value-type="string">
            <text:p text:style-name="P118">1.3<text:span text:style-name="T38">8</text:span></text:p>
          </table:table-cell>
          <table:table-cell table:style-name="Tabela16.C64" office:value-type="string">
            <text:p text:style-name="P71">1.<text:span text:style-name="T38">7</text:span>.<text:span text:style-name="T38">2</text:span></text:p>
          </table:table-cell>
          <table:table-cell table:style-name="Tabela16.D45" office:value-type="string">
            <text:p text:style-name="P118"><text:span text:style-name="T32">Alteração dos itens 4 </text:span><text:span text:style-name="T33">e</text:span><text:span text:style-name="T32"> 5</text:span><text:span text:style-name="T31"><text:line-break/></text:span>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18"><text:span text:style-name="T39">26</text:span>/<text:span text:style-name="T38">02</text:span>/2015 </text:p>
            <text:p text:style-name="P120">13:44</text:p>
          </table:table-cell>
          <table:table-cell table:style-name="Tabela16.B64" office:value-type="string">
            <text:p text:style-name="P118">1.3<text:span text:style-name="T39">9</text:span></text:p>
          </table:table-cell>
          <table:table-cell table:style-name="Tabela16.C64" office:value-type="string">
            <text:p text:style-name="P71">1.<text:span text:style-name="T38">7</text:span>.<text:span text:style-name="T39">3</text:span></text:p>
          </table:table-cell>
          <table:table-cell table:style-name="Tabela16.D45" office:value-type="string">
            <text:p text:style-name="P118"><text:span text:style-name="T32">Alteração dos itens 4 </text:span><text:span text:style-name="T33">e</text:span><text:span text:style-name="T32"> 5</text:span><text:span text:style-name="T31"><text:line-break/></text:span></text:p>
          </table:table-cell>
          <table:table-cell table:style-name="Tabela16.E45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21">10/03/2015</text:p>
          </table:table-cell>
          <table:table-cell table:style-name="Tabela16.B64" office:value-type="string">
            <text:p text:style-name="P121">1.40</text:p>
          </table:table-cell>
          <table:table-cell table:style-name="Tabela16.C64" office:value-type="string">
            <text:p text:style-name="P72">1.7.4</text:p>
          </table:table-cell>
          <table:table-cell table:style-name="Tabela16.D45" office:value-type="string">
            <text:p text:style-name="P121">Alteração dos itens 4 e 5</text:p>
          </table:table-cell>
          <table:table-cell table:style-name="Tabela16.E45" office:value-type="string">
            <text:p text:style-name="P121">Leonardo Ofugi</text:p>
          </table:table-cell>
        </table:table-row>
        <table:table-row table:style-name="Tabela16.6">
          <table:table-cell table:style-name="Tabela16.A64" office:value-type="string">
            <text:p text:style-name="P122">10/03/2015</text:p>
          </table:table-cell>
          <table:table-cell table:style-name="Tabela16.B64" office:value-type="string">
            <text:p text:style-name="P122">1.41</text:p>
          </table:table-cell>
          <table:table-cell table:style-name="Tabela16.C64" office:value-type="string">
            <text:p text:style-name="P73">1.7.5</text:p>
          </table:table-cell>
          <table:table-cell table:style-name="Tabela16.D45" office:value-type="string">
            <text:p text:style-name="P122">Alteração dos itens 4 e 5</text:p>
          </table:table-cell>
          <table:table-cell table:style-name="Tabela16.E45" office:value-type="string">
            <text:p text:style-name="P122">Leonardo <text:span text:style-name="T40">Ofugi</text:span></text:p>
          </table:table-cell>
        </table:table-row>
        <table:table-row table:style-name="Tabela16.6">
          <table:table-cell table:style-name="Tabela16.A64" office:value-type="string">
            <text:p text:style-name="P124">10/03/2015</text:p>
          </table:table-cell>
          <table:table-cell table:style-name="Tabela16.B64" office:value-type="string">
            <text:p text:style-name="P124">1.42</text:p>
          </table:table-cell>
          <table:table-cell table:style-name="Tabela16.C64" office:value-type="string">
            <text:p text:style-name="P74">1.7.6</text:p>
          </table:table-cell>
          <table:table-cell table:style-name="Tabela16.D45" office:value-type="string">
            <text:p text:style-name="P123">Alteração dos itens 4 e 5</text:p>
          </table:table-cell>
          <table:table-cell table:style-name="Tabela16.E45" office:value-type="string">
            <text:p text:style-name="P124">Leonardo Ofugi</text:p>
          </table:table-cell>
        </table:table-row>
        <table:table-row table:style-name="Tabela16.6">
          <table:table-cell table:style-name="Tabela16.A64" office:value-type="string">
            <text:p text:style-name="P118"><text:span text:style-name="T43">11</text:span>/<text:span text:style-name="T43">03</text:span>/201<text:span text:style-name="T43">5</text:span></text:p>
          </table:table-cell>
          <table:table-cell table:style-name="Tabela16.B64" office:value-type="string">
            <text:p text:style-name="P118">1.<text:span text:style-name="T41">43</text:span></text:p>
          </table:table-cell>
          <table:table-cell table:style-name="Tabela16.C64" office:value-type="string">
            <text:p text:style-name="P75">1.7.7</text:p>
          </table:table-cell>
          <table:table-cell table:style-name="Tabela16.D45" office:value-type="string">
            <text:p text:style-name="P137"><text:span text:style-name="T41">Sincronizado</text:span> <text:span text:style-name="T41">o arquivo de</text:span> configuração.</text:p>
            <text:p text:style-name="P137"/>
            <text:p text:style-name="P137">Alterações realizadas nas áreas em destaque: <text:span text:style-name="T3">“</text:span><text:span text:style-name="T6">Número da Revisão de Código</text:span><text:span text:style-name="T3">” </text:span><text:span text:style-name="T14">e</text:span><text:span text:style-name="T3"> “</text:span><text:bookmark-start text:name="_Recursos_adicionais_de_banco de dad121"/><text:span text:style-name="T6">D</text:span><text:bookmark-end text:name="_Recursos_adicionais_de_banco de dad121"/><text:span text:style-name="T6">etalhamento do arquivo de configuração </text:span><text:span text:style-name="T2">PARA SIAL”</text:span></text:p>
          </table:table-cell>
          <table:table-cell table:style-name="Tabela16.E45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5">12/03/2015</text:p>
          </table:table-cell>
          <table:table-cell table:style-name="Tabela16.B64" office:value-type="string">
            <text:p text:style-name="P118">1.<text:span text:style-name="T41">44</text:span></text:p>
          </table:table-cell>
          <table:table-cell table:style-name="Tabela16.C64" office:value-type="string">
            <text:p text:style-name="P75">1.7.7</text:p>
          </table:table-cell>
          <table:table-cell table:style-name="Tabela16.D64" office:value-type="string">
            <text:p text:style-name="P138"><text:span text:style-name="T15">Adicionada a pasta de cache no item </text:span>13 - Contas e Pastas no Ambiente Linux (Servidor de Aplicação)</text:p>
          </table:table-cell>
          <table:table-cell table:style-name="Tabela16.E64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5"><text:span text:style-name="T44">23</text:span>/03/2015</text:p>
            <text:p text:style-name="P126">09:00</text:p>
          </table:table-cell>
          <table:table-cell table:style-name="Tabela16.B64" office:value-type="string">
            <text:p text:style-name="P118">1.<text:span text:style-name="T41">45</text:span></text:p>
          </table:table-cell>
          <table:table-cell table:style-name="Tabela16.C64" office:value-type="string">
            <text:p text:style-name="P75">1.7.7</text:p>
          </table:table-cell>
          <table:table-cell table:style-name="Tabela16.D64" office:value-type="string">
            <text:p text:style-name="P139">Removida a marcação amarela do item 18</text:p>
          </table:table-cell>
          <table:table-cell table:style-name="Tabela16.E64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5"><text:span text:style-name="T44">23</text:span>/03/2015</text:p>
            <text:p text:style-name="P126">09:25</text:p>
          </table:table-cell>
          <table:table-cell table:style-name="Tabela16.B64" office:value-type="string">
            <text:p text:style-name="P118">1.<text:span text:style-name="T41">46</text:span></text:p>
          </table:table-cell>
          <table:table-cell table:style-name="Tabela16.C64" office:value-type="string">
            <text:p text:style-name="P75">1.<text:span text:style-name="T45">8.0</text:span></text:p>
          </table:table-cell>
          <table:table-cell table:style-name="Tabela16.D64" office:value-type="string">
            <text:p text:style-name="P140">Alterada a versão e a revisão nos itens 4 e 5</text:p>
          </table:table-cell>
          <table:table-cell table:style-name="Tabela16.E64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5"><text:span text:style-name="T46">02</text:span>/0<text:span text:style-name="T46">4</text:span>/2015</text:p>
            <text:p text:style-name="P126"><text:span text:style-name="T46">11</text:span>:<text:span text:style-name="T46">50</text:span></text:p>
          </table:table-cell>
          <table:table-cell table:style-name="Tabela16.B64" office:value-type="string">
            <text:p text:style-name="P118">1.<text:span text:style-name="T41">47</text:span></text:p>
          </table:table-cell>
          <table:table-cell table:style-name="Tabela16.C64" office:value-type="string">
            <text:p text:style-name="P75">1.<text:span text:style-name="T45">8.1</text:span></text:p>
          </table:table-cell>
          <table:table-cell table:style-name="Tabela16.D64" office:value-type="string">
            <text:p text:style-name="P140">Alterada a versão e a revisão nos itens 4 e 5</text:p>
          </table:table-cell>
          <table:table-cell table:style-name="Tabela16.E64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7">02/04/2015 12:55</text:p>
          </table:table-cell>
          <table:table-cell table:style-name="Tabela16.B64" office:value-type="string">
            <text:p text:style-name="P127">1.48</text:p>
          </table:table-cell>
          <table:table-cell table:style-name="Tabela16.C64" office:value-type="string">
            <text:p text:style-name="P76">1.8.2</text:p>
          </table:table-cell>
          <table:table-cell table:style-name="Tabela16.D64" office:value-type="string">
            <text:h text:style-name="P85" text:outline-level="3"><text:span text:style-name="T16">Organizando o item </text:span>Outras solicitações especiais para áreas de Suporte <text:span text:style-name="T16">e</text:span><text:span text:style-name="T14"> </text:span><text:span text:style-name="T16">Adicionando os links simbólicos do SGD;</text:span></text:h>
            <text:p text:style-name="P105"/>
            <text:p text:style-name="P105">Alterada a versão e a revisão nos itens 4 e 5.</text:p>
          </table:table-cell>
          <table:table-cell table:style-name="Tabela16.E64" office:value-type="string">
            <text:p text:style-name="P127">Sósthenes Neto</text:p>
          </table:table-cell>
        </table:table-row>
        <table:table-row table:style-name="Tabela16.6">
          <table:table-cell table:style-name="Tabela16.A64" office:value-type="string">
            <text:p text:style-name="P127">0<text:span text:style-name="T47">8</text:span>/04/2015 1<text:span text:style-name="T47">6</text:span>:<text:span text:style-name="T47">30</text:span></text:p>
          </table:table-cell>
          <table:table-cell table:style-name="Tabela16.B64" office:value-type="string">
            <text:p text:style-name="P127">1.4<text:span text:style-name="T47">9</text:span></text:p>
          </table:table-cell>
          <table:table-cell table:style-name="Tabela16.C64" office:value-type="string">
            <text:p text:style-name="P76">1.8.2</text:p>
          </table:table-cell>
          <table:table-cell table:style-name="Tabela16.D64" office:value-type="string">
            <text:h text:style-name="P86" text:outline-level="3"><text:span text:style-name="T16">Organizando o item </text:span>Outras solicitações especiais para áreas de Suporte </text:h>
          </table:table-cell>
          <table:table-cell table:style-name="Tabela16.E64" office:value-type="string">
            <text:p text:style-name="P128">Sósthenes Neto</text:p>
          </table:table-cell>
        </table:table-row>
        <table:table-row table:style-name="Tabela16.6">
          <table:table-cell table:style-name="Tabela16.A64" office:value-type="string">
            <text:p text:style-name="P118"><text:span text:style-name="T48">10</text:span>/<text:span text:style-name="T38">04</text:span>/2015 </text:p>
            <text:p text:style-name="P120"><text:span text:style-name="T48">17</text:span>:<text:span text:style-name="T48">55</text:span></text:p>
          </table:table-cell>
          <table:table-cell table:style-name="Tabela16.B64" office:value-type="string">
            <text:p text:style-name="P118">1.<text:span text:style-name="T48">50</text:span></text:p>
          </table:table-cell>
          <table:table-cell table:style-name="Tabela16.C64" office:value-type="string">
            <text:p text:style-name="P71">1.<text:span text:style-name="T48">8.3</text:span></text:p>
          </table:table-cell>
          <table:table-cell table:style-name="Tabela16.D64" office:value-type="string">
            <text:p text:style-name="P118"><text:span text:style-name="T32">Alteração dos itens 4, 5 </text:span><text:span text:style-name="T34">e 18</text:span><text:span text:style-name="T31"><text:line-break/></text:span></text:p>
          </table:table-cell>
          <table:table-cell table:style-name="Tabela16.E64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25"><text:span text:style-name="T49">24</text:span>/0<text:span text:style-name="T46">4</text:span>/2015</text:p>
            <text:p text:style-name="P126"><text:span text:style-name="T46">16</text:span>:<text:span text:style-name="T49">40</text:span></text:p>
          </table:table-cell>
          <table:table-cell table:style-name="Tabela16.B64" office:value-type="string">
            <text:p text:style-name="P118">1.<text:span text:style-name="T49">51</text:span></text:p>
          </table:table-cell>
          <table:table-cell table:style-name="Tabela16.C64" office:value-type="string">
            <text:p text:style-name="P75">1.<text:span text:style-name="T45">8.4</text:span></text:p>
          </table:table-cell>
          <table:table-cell table:style-name="Tabela16.D64" office:value-type="string">
            <text:p text:style-name="P141">Alterada a versão e a revisão nos itens 4 e 5</text:p>
          </table:table-cell>
          <table:table-cell table:style-name="Tabela16.E64" office:value-type="string">
            <text:p text:style-name="P118">Sósthenes Neto</text:p>
          </table:table-cell>
        </table:table-row>
        <table:table-row table:style-name="Tabela16.6">
          <table:table-cell table:style-name="Tabela16.A64" office:value-type="string">
            <text:p text:style-name="P129">28/04/2015 16:33</text:p>
          </table:table-cell>
          <table:table-cell table:style-name="Tabela16.B64" office:value-type="string">
            <text:p text:style-name="P129">1.52</text:p>
          </table:table-cell>
          <table:table-cell table:style-name="Tabela16.C64" office:value-type="string">
            <text:p text:style-name="P77">1.8.5</text:p>
          </table:table-cell>
          <table:table-cell table:style-name="Tabela16.D64" office:value-type="string">
            <text:p text:style-name="P142"><text:bookmark-start text:name="__DdeLink__22955_1817393122"/>Alterada a versão e a revisão nos itens 4 e 5<text:bookmark-end text:name="__DdeLink__22955_1817393122"/></text:p>
          </table:table-cell>
          <table:table-cell table:style-name="Tabela16.E64" office:value-type="string">
            <text:p text:style-name="P129">Leonardo Ofugi</text:p>
          </table:table-cell>
        </table:table-row>
        <table:table-row table:style-name="Tabela16.6">
          <table:table-cell table:style-name="Tabela16.A64" office:value-type="string">
            <text:p text:style-name="P130">29/04/2015</text:p>
          </table:table-cell>
          <table:table-cell table:style-name="Tabela16.B64" office:value-type="string">
            <text:p text:style-name="P130">1.53</text:p>
          </table:table-cell>
          <table:table-cell table:style-name="Tabela16.C64" office:value-type="string">
            <text:p text:style-name="P78">1.8.6</text:p>
          </table:table-cell>
          <table:table-cell table:style-name="Tabela16.D64" office:value-type="string">
            <text:p text:style-name="P143">Alterada a versão e a revisão nos itens 4 e 5; </text:p>
            <text:p text:style-name="P145">adicionando configuração no item 18; e</text:p>
            <text:h text:style-name="P87" text:outline-level="3">adicionando configuração de <text:soft-page-break/>link simbólico em “Outras solicitações especiais para áreas de Suporte”</text:h>
          </table:table-cell>
          <table:table-cell table:style-name="Tabela16.E64" office:value-type="string">
            <text:p text:style-name="P130">Juliano Buzanello</text:p>
          </table:table-cell>
        </table:table-row>
        <table:table-row table:style-name="Tabela16.6">
          <table:table-cell table:style-name="Tabela16.A64" office:value-type="string">
            <text:p text:style-name="P131">04/05/2015</text:p>
          </table:table-cell>
          <table:table-cell table:style-name="Tabela16.B64" office:value-type="string">
            <text:p text:style-name="P131">1.54</text:p>
          </table:table-cell>
          <table:table-cell table:style-name="Tabela16.C64" office:value-type="string">
            <text:p text:style-name="P78">-</text:p>
          </table:table-cell>
          <table:table-cell table:style-name="Tabela16.D64" office:value-type="string">
            <text:p text:style-name="P144">Alterada a versão e a revisão nos itens 4 e 5; </text:p>
            <text:p text:style-name="P146">Removendo links para o wiadmin (item 20) os mesmo foram transferidos para o plano do projeto</text:p>
          </table:table-cell>
          <table:table-cell table:style-name="Tabela16.E64" office:value-type="string">
            <text:p text:style-name="P131">Juliano Buzanello</text:p>
          </table:table-cell>
        </table:table-row>
        <table:table-row table:style-name="Tabela16.6">
          <table:table-cell table:style-name="Tabela16.A64" office:value-type="string">
            <text:p text:style-name="P132">06/05/2015</text:p>
          </table:table-cell>
          <table:table-cell table:style-name="Tabela16.B64" office:value-type="string">
            <text:p text:style-name="P132">1.55</text:p>
          </table:table-cell>
          <table:table-cell table:style-name="Tabela16.C64" office:value-type="string">
            <text:p text:style-name="P79">1.9.0</text:p>
          </table:table-cell>
          <table:table-cell table:style-name="Tabela16.D64" office:value-type="string">
            <text:p text:style-name="P147">Atualização dos itens 4 e 5</text:p>
          </table:table-cell>
          <table:table-cell table:style-name="Tabela16.E64" office:value-type="string">
            <text:p text:style-name="P132">Diego Costa</text:p>
          </table:table-cell>
        </table:table-row>
        <table:table-row table:style-name="Tabela16.6">
          <table:table-cell table:style-name="Tabela16.A64" office:value-type="string">
            <text:p text:style-name="P132"><text:span text:style-name="T52">15</text:span>/05/2015</text:p>
          </table:table-cell>
          <table:table-cell table:style-name="Tabela16.B64" office:value-type="string">
            <text:p text:style-name="P132">1.5<text:span text:style-name="T52">6</text:span></text:p>
          </table:table-cell>
          <table:table-cell table:style-name="Tabela16.C64" office:value-type="string">
            <text:p text:style-name="P79">1.9.<text:span text:style-name="T52">1</text:span></text:p>
          </table:table-cell>
          <table:table-cell table:style-name="Tabela16.D64" office:value-type="string">
            <text:p text:style-name="P147">Atualização dos itens 4 e 5</text:p>
          </table:table-cell>
          <table:table-cell table:style-name="Tabela16.E64" office:value-type="string">
            <text:p text:style-name="P133">Juliano Buzanello</text:p>
          </table:table-cell>
        </table:table-row>
        <table:table-row table:style-name="Tabela16.6">
          <table:table-cell table:style-name="Tabela16.A64" office:value-type="string">
            <text:p text:style-name="P132"><text:span text:style-name="T52">19</text:span>/05/2015</text:p>
          </table:table-cell>
          <table:table-cell table:style-name="Tabela16.B64" office:value-type="string">
            <text:p text:style-name="P132">1.5<text:span text:style-name="T53">7</text:span></text:p>
          </table:table-cell>
          <table:table-cell table:style-name="Tabela16.C64" office:value-type="string">
            <text:p text:style-name="P79">1.9.<text:span text:style-name="T53">2</text:span></text:p>
          </table:table-cell>
          <table:table-cell table:style-name="Tabela16.D64" office:value-type="string">
            <text:p text:style-name="P147">Atualização dos itens 4 e 5</text:p>
          </table:table-cell>
          <table:table-cell table:style-name="Tabela16.E64" office:value-type="string">
            <text:p text:style-name="P133">Juliano Buzanello</text:p>
          </table:table-cell>
        </table:table-row>
        <table:table-row table:style-name="Tabela16.6">
          <table:table-cell table:style-name="Tabela16.A64" office:value-type="string">
            <text:p text:style-name="P132"><text:span text:style-name="T54">21</text:span>/05/2015</text:p>
          </table:table-cell>
          <table:table-cell table:style-name="Tabela16.B64" office:value-type="string">
            <text:p text:style-name="P132">1.5<text:span text:style-name="T54">8</text:span></text:p>
          </table:table-cell>
          <table:table-cell table:style-name="Tabela16.C64" office:value-type="string">
            <text:p text:style-name="P79">1.9.<text:span text:style-name="T54">3</text:span></text:p>
          </table:table-cell>
          <table:table-cell table:style-name="Tabela16.D64" office:value-type="string">
            <text:p text:style-name="P147">Atualização dos itens 4 e 5</text:p>
          </table:table-cell>
          <table:table-cell table:style-name="Tabela16.E64" office:value-type="string">
            <text:p text:style-name="P133">Juliano Buzanello</text:p>
          </table:table-cell>
        </table:table-row>
        <table:table-row table:style-name="Tabela16.6">
          <table:table-cell table:style-name="Tabela16.A64" office:value-type="string">
            <text:p text:style-name="P134">22/05/2015</text:p>
          </table:table-cell>
          <table:table-cell table:style-name="Tabela16.B64" office:value-type="string">
            <text:p text:style-name="P134">1.59</text:p>
          </table:table-cell>
          <table:table-cell table:style-name="Tabela16.C64" office:value-type="string">
            <text:p text:style-name="P80">1.9.4</text:p>
          </table:table-cell>
          <table:table-cell table:style-name="Tabela16.D64" office:value-type="string">
            <text:p text:style-name="P148">Atualização dos itens 4, <text:span text:style-name="T55">5 e 18</text:span></text:p>
          </table:table-cell>
          <table:table-cell table:style-name="Tabela16.E64" office:value-type="string">
            <text:p text:style-name="P134">Diego Costa</text:p>
          </table:table-cell>
        </table:table-row>
        <table:table-row table:style-name="Tabela16.6">
          <table:table-cell table:style-name="Tabela16.A64" office:value-type="string">
            <text:p text:style-name="P134">2<text:span text:style-name="T56">5</text:span>/05/2015</text:p>
          </table:table-cell>
          <table:table-cell table:style-name="Tabela16.B64" office:value-type="string">
            <text:p text:style-name="P134">1.<text:span text:style-name="T56">60</text:span></text:p>
          </table:table-cell>
          <table:table-cell table:style-name="Tabela16.C64" office:value-type="string">
            <text:p text:style-name="P80">1.9.<text:span text:style-name="T56">5</text:span></text:p>
          </table:table-cell>
          <table:table-cell table:style-name="Tabela16.D64" office:value-type="string">
            <text:p text:style-name="P148">Atualização dos itens 4 <text:span text:style-name="T56">e</text:span> <text:span text:style-name="T55">5</text:span></text:p>
          </table:table-cell>
          <table:table-cell table:style-name="Tabela16.E64" office:value-type="string">
            <text:p text:style-name="P135">Juliano Buzanello</text:p>
          </table:table-cell>
        </table:table-row>
        <table:table-row table:style-name="Tabela16.6">
          <table:table-cell table:style-name="Tabela16.A64" office:value-type="string">
            <text:p text:style-name="P118"><text:span text:style-name="T57">01</text:span>/<text:span text:style-name="T38">06</text:span>/2015 </text:p>
            <text:p text:style-name="P120"><text:span text:style-name="T57">18</text:span>:<text:span text:style-name="T57">09</text:span></text:p>
          </table:table-cell>
          <table:table-cell table:style-name="Tabela16.B64" office:value-type="string">
            <text:p text:style-name="P118">1.<text:span text:style-name="T57">61</text:span></text:p>
          </table:table-cell>
          <table:table-cell table:style-name="Tabela16.C64" office:value-type="string">
            <text:p text:style-name="P71">1.<text:span text:style-name="T57">9.7</text:span></text:p>
          </table:table-cell>
          <table:table-cell table:style-name="Tabela16.D64" office:value-type="string">
            <text:p text:style-name="P118"><text:span text:style-name="T32">Alteração dos itens 4 </text:span><text:span text:style-name="T35">e</text:span><text:span text:style-name="T32"> 5</text:span><text:span text:style-name="T31"><text:line-break/></text:span></text:p>
          </table:table-cell>
          <table:table-cell table:style-name="Tabela16.E64" office:value-type="string">
            <text:p text:style-name="P118">Álvaro Pereira Flôres</text:p>
          </table:table-cell>
        </table:table-row>
        <table:table-row table:style-name="Tabela16.6">
          <table:table-cell table:style-name="Tabela16.A64" office:value-type="string">
            <text:p text:style-name="P136">03/06/2015</text:p>
          </table:table-cell>
          <table:table-cell table:style-name="Tabela16.B64" office:value-type="string">
            <text:p text:style-name="P136">1.62</text:p>
          </table:table-cell>
          <table:table-cell table:style-name="Tabela16.C64" office:value-type="string">
            <text:p text:style-name="P81">1.9.8</text:p>
          </table:table-cell>
          <table:table-cell table:style-name="Tabela16.D64" office:value-type="string">
            <text:p text:style-name="P119"><text:span text:style-name="T32">Alteração dos itens 4 </text:span><text:span text:style-name="T35">e</text:span><text:span text:style-name="T32"> 5</text:span></text:p>
          </table:table-cell>
          <table:table-cell table:style-name="Tabela16.E64" office:value-type="string">
            <text:p text:style-name="P136">Diego Costa</text:p>
          </table:table-cell>
        </table:table-row>
      </table:table>
      <text:p text:style-name="P50">SUMÁRIO</text:p>
      <text:table-of-content text:style-name="Sect1" text:protected="true" text:name="Sumário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abela_5f_Título"/>
          </text:index-source-styles>
          <text:index-source-styles text:outline-level="2">
            <text:index-source-style text:style-name="Título_5f_Nível2"/>
          </text:index-source-styles>
          <text:index-source-styles text:outline-level="3">
            <text:index-source-style text:style-name="Título_5f_Nível3"/>
          </text:index-source-styles>
        </text:table-of-content-source>
        <text:index-body>
          <text:p text:style-name="P152">1 - SISTEMA<text:tab/>7</text:p>
          <text:p text:style-name="P152">2 - Bibliotecas (todas utilizadas, que pertençam ou não ao sistema)<text:tab/>7</text:p>
          <text:p text:style-name="P152">3 - Localização da Estrutura do Código no Repositório<text:tab/>7</text:p>
          <text:p text:style-name="P152">4 - Número da Versão do Código<text:tab/>7</text:p>
          <text:p text:style-name="P152">5 - Número da Revisão<text:tab/>7</text:p>
          <text:p text:style-name="P152">6 - Objetos do banco (esquemas, tabelas e views)<text:tab/>7</text:p>
          <text:p text:style-name="P152">7 - Recursos adicionais de banco de dados<text:tab/>7</text:p>
          <text:p text:style-name="P152">8 - Localização da Estrutura dos Scripts no Repositório<text:tab/>7</text:p>
          <text:p text:style-name="P152">9 - Descrição da ordem de execução dos scripts<text:tab/>7</text:p>
          <text:p text:style-name="P152">10 - Informações de Suporte e Manutenção<text:tab/>7</text:p>
          <text:p text:style-name="P152">11- Crescimento de Usuários<text:tab/>8</text:p>
          <text:p text:style-name="P152">12 - Integração com outros sistemas<text:tab/>8</text:p>
          <text:p text:style-name="P152">13 - Contas e Pastas no Ambiente Linux (Servidor de Aplicação)<text:tab/>8</text:p>
          <text:p text:style-name="P152">14 - Envio de E-mail<text:tab/>9</text:p>
          <text:p text:style-name="P152">15 - Transmissão de arquivos<text:tab/>9</text:p>
          <text:p text:style-name="P152">16 - Processamento em batch e Rotinas especiais<text:tab/>9</text:p>
          <text:p text:style-name="P152">17 - Pacotes de software<text:tab/>9</text:p>
          <text:p text:style-name="P152">18 - Detalhamento do arquivo de configuração PARA SIAL<text:tab/>9</text:p>
          <text:p text:style-name="P152">19 - Detalhamento do arquivo de configuração PARA ZEND<text:tab/>22</text:p>
          <text:p text:style-name="P152">20 - Configuração de ambiente para ZEND e demais arquiteturas<text:tab/>22</text:p>
          <text:p text:style-name="P152">21 - Informações para cadastro do sistema, menu, funcionalidade e perfil no SICA-e<text:tab/>25</text:p>
        </text:index-body>
      </text:table-of-content>
      <text:p text:style-name="P14"/>
      <text:p text:style-name="P49">PLANO DE IMPLANTAÇÃO</text:p>
      <text:p text:style-name="P20"><text:bookmark text:name="3.2_______________Schedule"/>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Tabela_5f_Título">1 - SISTEMA</text:p>
          </table:table-cell>
          <table:covered-table-cell/>
        </table:table-row>
        <table:table-row table:style-name="Tabela13.1">
          <table:table-cell table:style-name="Tabela13.A2" office:value-type="string">
            <text:p text:style-name="P5">Sigla do Sistema</text:p>
          </table:table-cell>
          <table:table-cell table:style-name="Tabela13.B2" office:value-type="string">
            <text:p text:style-name="P5">Nome do Sistema</text:p>
          </table:table-cell>
        </table:table-row>
        <table:table-row table:style-name="Tabela13.1">
          <table:table-cell table:style-name="Tabela13.A6" office:value-type="string">
            <text:p text:style-name="P39">MAINAPP</text:p>
          </table:table-cell>
          <table:table-cell table:style-name="Tabela13.B6" office:value-type="string">
            <text:p text:style-name="P88"><text:span text:style-name="Fonte_20_parág._20_padrão"><text:span text:style-name="T37">Repositório de aplicações em SIAL</text:span></text:span></text:p>
          </table:table-cell>
        </table:table-row>
        <table:table-row table:style-name="Tabela13.4">
          <table:table-cell table:style-name="Tabela13.A2" office:value-type="string">
            <text:p text:style-name="P5">Arquitetura</text:p>
          </table:table-cell>
          <table:table-cell table:style-name="Tabela13.B2" office:value-type="string">
            <text:p text:style-name="P5">( <text:s/>X <text:s/>) SIAL <text:s text:c="2"/></text:p>
            <text:p text:style-name="P5">( <text:s/>) ZEND <text:s/></text:p>
            <text:p text:style-name="P5">( <text:s/>) ZEND com Doctrine </text:p>
            <text:p text:style-name="P5">( <text:s/>) SGDoc</text:p>
            <text:p text:style-name="P5">( <text:s/>) Geo</text:p>
          </table:table-cell>
        </table:table-row>
        <table:table-row table:style-name="Tabela13.1">
          <table:table-cell table:style-name="Tabela13.A5" office:value-type="string">
            <text:p text:style-name="P5">Arquiteto</text:p>
          </table:table-cell>
          <table:table-cell table:style-name="Tabela13.B5" office:value-type="string">
            <text:p text:style-name="P5">Telefone</text:p>
          </table:table-cell>
        </table:table-row>
        <table:table-row table:style-name="Tabela13.1">
          <table:table-cell table:style-name="Tabela13.A6" office:value-type="string">
            <text:p text:style-name="P36">José Augusto de Jesus</text:p>
          </table:table-cell>
          <table:table-cell table:style-name="Tabela13.B6" office:value-type="string">
            <text:p text:style-name="P38">2028-9661</text:p>
          </table:table-cell>
        </table:table-row>
        <table:table-row table:style-name="Tabela13.1">
          <table:table-cell table:style-name="Tabela13.A2" office:value-type="string">
            <text:p text:style-name="P5">Analista responsável pelo acompanhamento</text:p>
          </table:table-cell>
          <table:table-cell table:style-name="Tabela13.B2" office:value-type="string">
            <text:p text:style-name="P5">Telefone</text:p>
          </table:table-cell>
        </table:table-row>
        <table:table-row table:style-name="Tabela13.4">
          <table:table-cell table:style-name="Tabela13.A8" office:value-type="string">
            <text:p text:style-name="P38"/>
          </table:table-cell>
          <table:table-cell table:style-name="Tabela13.B8" office:value-type="string">
            <text:p text:style-name="P38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1">2 - Bibliotecas (todas utilizadas, que pertençam ou não ao sistema)</text:p>
          </table:table-cell>
        </table:table-row>
        <table:table-row table:style-name="Table2.2">
          <table:table-cell table:style-name="Table2.A2" office:value-type="string">
            <text:p text:style-name="P5">Utilizadas</text:p>
          </table:table-cell>
        </table:table-row>
        <table:table-row table:style-name="Table2.3">
          <table:table-cell table:style-name="Table2.A3" office:value-type="string">
            <text:p text:style-name="P58">static.cdn.icmbio.gov.br</text:p>
            <text:p text:style-name="P58"/>
          </table:table-cell>
        </table:table-row>
      </table:table>
      <text:p text:style-name="Standard"/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51">3 - Localização da Estrutura do Código no Repositório</text:p>
          </table:table-cell>
        </table:table-row>
        <table:table-row table:style-name="Tabela14.1">
          <table:table-cell table:style-name="Tabela14.A2" office:value-type="string">
            <text:p text:style-name="P31">http://svn.icmbio.gov.br/svn/mainapp/</text:p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1">4 - Número da Versão do Código</text:p>
          </table:table-cell>
          <table:table-cell table:style-name="Tabela9.B1" office:value-type="string">
            <text:p text:style-name="P51">5 - Número da Revisão</text:p>
          </table:table-cell>
        </table:table-row>
        <table:table-row table:style-name="Tabela9.2">
          <table:table-cell table:style-name="Tabela9.A2" office:value-type="string">
            <text:p text:style-name="P27">1.<text:span text:style-name="T51">9.9</text:span></text:p>
          </table:table-cell>
          <table:table-cell table:style-name="Tabela9.B2" office:value-type="string">
            <text:p text:style-name="P28">3<text:span text:style-name="T58">76</text:span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51">6 - Objetos do banco (esquemas, tabelas e view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rows-spanned="2" office:value-type="string">
            <text:p text:style-name="P7">Objeto (esquema.tabela)</text:p>
          </table:table-cell>
          <table:table-cell table:style-name="Table4.A2" office:value-type="string">
            <text:p text:style-name="P6">Usuário</text:p>
          </table:table-cell>
          <table:table-cell table:style-name="Table4.C2" table:number-columns-spanned="4" office:value-type="string">
            <text:p text:style-name="P6">Permissionamento</text:p>
          </table:table-cell>
          <table:covered-table-cell/>
          <table:covered-table-cell/>
          <table:covered-table-cell/>
        </table:table-row>
        <table:table-row table:style-name="Table4.3">
          <table:covered-table-cell/>
          <table:table-cell table:style-name="Table4.A2" office:value-type="string">
            <text:p text:style-name="P6">(usuário do DataSource)</text:p>
          </table:table-cell>
          <table:table-cell table:style-name="Table4.C3" office:value-type="string">
            <text:p text:style-name="P6">S</text:p>
          </table:table-cell>
          <table:table-cell table:style-name="Table4.D3" office:value-type="string">
            <text:p text:style-name="P6">I</text:p>
          </table:table-cell>
          <table:table-cell table:style-name="Table4.E3" office:value-type="string">
            <text:p text:style-name="P6">U</text:p>
          </table:table-cell>
          <table:table-cell table:style-name="Table4.F3" office:value-type="string">
            <text:p text:style-name="P6">D</text:p>
          </table:table-cell>
        </table:table-row>
        <table:table-row table:style-name="Table4.1">
          <table:table-cell table:style-name="Table4.A4" office:value-type="string">
            <text:p text:style-name="P69"/>
          </table:table-cell>
          <table:table-cell table:style-name="Table4.B4" office:value-type="string">
            <text:p text:style-name="P30"/>
          </table:table-cell>
          <table:table-cell table:style-name="Table4.C4" office:value-type="string">
            <text:p text:style-name="P30"/>
          </table:table-cell>
          <table:table-cell table:style-name="Table4.D4" office:value-type="string">
            <text:p text:style-name="P30"/>
          </table:table-cell>
          <table:table-cell table:style-name="Table4.E4" office:value-type="string">
            <text:p text:style-name="P30"/>
          </table:table-cell>
          <table:table-cell table:style-name="Table4.F4" office:value-type="string">
            <text:p text:style-name="P30"/>
          </table:table-cell>
        </table:table-row>
      </table:table>
      <text:p text:style-name="Standard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51">7 - <text:bookmark-start text:name="_Recursos_adicionais_de_banco de dad"/>Recursos adicionais de banco de dados<text:bookmark-end text:name="_Recursos_adicionais_de_banco de dad"/>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5">Tipo do recurso</text:p>
          </table:table-cell>
          <table:table-cell table:style-name="Tabela8.B2" office:value-type="string">
            <text:p text:style-name="P5">Descrição do uso</text:p>
          </table:table-cell>
        </table:table-row>
        <table:table-row table:style-name="Tabela8.3">
          <table:table-cell table:style-name="Tabela8.A3" office:value-type="string">
            <text:p text:style-name="P18"/>
          </table:table-cell>
          <table:table-cell table:style-name="Tabela8.B3" office:value-type="string">
            <text:p text:style-name="P18"/>
          </table:table-cell>
        </table:table-row>
      </table:table>
      <text:p text:style-name="Standard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p text:style-name="P51">8 - Localização da Estrutura dos Scripts no Repositório</text:p>
          </table:table-cell>
        </table:table-row>
        <table:table-row table:style-name="Tabela11.1">
          <table:table-cell table:style-name="Tabela11.A2" office:value-type="string">
            <text:p text:style-name="P25"/>
          </table:table-cell>
        </table:table-row>
      </table:table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row table:style-name="Tabela12.1">
          <table:table-cell table:style-name="Tabela12.A1" table:number-columns-spanned="5" office:value-type="string">
            <text:p text:style-name="P51">9 - <text:bookmark-start text:name="_Recursos_adicionais_de_banco de dad3"/>D<text:bookmark-end text:name="_Recursos_adicionais_de_banco de dad3"/>escrição da ordem de execução dos scripts</text:p>
          </table:table-cell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6">Sequência</text:p>
          </table:table-cell>
          <table:table-cell table:style-name="Tabela12.A2" office:value-type="string">
            <text:p text:style-name="P6">Nome do arquivo</text:p>
          </table:table-cell>
          <table:table-cell table:style-name="Tabela12.A2" office:value-type="string">
            <text:p text:style-name="P6">TCTI</text:p>
          </table:table-cell>
          <table:table-cell table:style-name="Tabela12.A2" office:value-type="string">
            <text:p text:style-name="P6">HMG</text:p>
          </table:table-cell>
          <table:table-cell table:style-name="Tabela12.E2" office:value-type="string">
            <text:p text:style-name="P6">PRD</text:p>
          </table:table-cell>
        </table:table-row>
        <table:table-row table:style-name="Tabela12.3">
          <table:table-cell table:style-name="Tabela12.A3" office:value-type="string">
            <text:p text:style-name="P19"/>
          </table:table-cell>
          <table:table-cell table:style-name="Tabela12.B3" office:value-type="string">
            <text:p text:style-name="P82"/>
          </table:table-cell>
          <table:table-cell table:style-name="Tabela12.C3" office:value-type="string">
            <text:p text:style-name="P83"/>
          </table:table-cell>
          <table:table-cell table:style-name="Tabela12.D3" office:value-type="string">
            <text:p text:style-name="P83"/>
          </table:table-cell>
          <table:table-cell table:style-name="Tabela12.E3" office:value-type="string">
            <text:p text:style-name="P83"/>
          </table:table-cell>
        </table:table-row>
      </table:table>
      <text:p text:style-name="P32">*F: <text:span text:style-name="T19">Feito</text:span>; E:<text:span text:style-name="T19"> Executar</text:span> <text:span text:style-name="T14">e </text:span>I: <text:span text:style-name="T19">Ignorar</text:span></text:p>
      <text:p text:style-name="P33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51">10 - Informações de Suporte e Manutenção</text:p>
          </table:table-cell>
          <table:covered-table-cell/>
        </table:table-row>
        <table:table-row table:style-name="Table6.2">
          <table:table-cell table:style-name="Table6.A2" office:value-type="string">
            <text:list xml:id="list7156517670673012885" text:style-name="WW8Num2">
              <text:list-item>
                <text:p text:style-name="P153">O sistema substituirá outro sistema? </text:p>
              </text:list-item>
            </text:list>
            <text:p text:style-name="P11"><text:tab/>Se sim, especifique: </text:p>
          </table:table-cell>
          <table:table-cell table:style-name="Table6.B2" office:value-type="string">
            <text:p text:style-name="P12">( <text:s/>) Sim <text:s text:c="7"/>( x ) Não</text:p>
          </table:table-cell>
        </table:table-row>
        <table:table-row table:style-name="Table6.3">
          <table:table-cell table:style-name="Table6.A16" office:value-type="string">
            <text:list xml:id="list162401836818650" text:continue-numbering="true" text:style-name="WW8Num2">
              <text:list-item>
                <text:p text:style-name="P153">Integra com outros sistemas ou ambientes internos ou <text:soft-page-break/>externos?</text:p>
              </text:list-item>
            </text:list>
            <text:p text:style-name="P11"><text:tab/>Se sim, especifique: <text:s/>LibCorp (SSP) e SICA-e.</text:p>
          </table:table-cell>
          <table:table-cell table:style-name="Table6.B16" office:value-type="string">
            <text:p text:style-name="P12">( x ) Sim <text:s text:c="7"/>( <text:s/>) Não</text:p>
          </table:table-cell>
        </table:table-row>
        <table:table-row table:style-name="Table6.4">
          <table:table-cell table:style-name="Table6.A16" office:value-type="string">
            <text:list xml:id="list162400879001425" text:continue-numbering="true" text:style-name="WW8Num2">
              <text:list-item>
                <text:p text:style-name="P153">Necessita definições de pastas no ambiente Linux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/>) Sim <text:s text:c="7"/>( x ) Não</text:p>
          </table:table-cell>
        </table:table-row>
        <table:table-row table:style-name="Table6.5">
          <table:table-cell table:style-name="Table6.A16" office:value-type="string">
            <text:list xml:id="list162401561655516" text:continue-numbering="true" text:style-name="WW8Num2">
              <text:list-item>
                <text:p text:style-name="P153">O sistema utiliza correio eletrônico?</text:p>
              </text:list-item>
            </text:list>
            <text:p text:style-name="P11"><text:tab/>Se sim, especifique: <text:s text:c="7"/></text:p>
          </table:table-cell>
          <table:table-cell table:style-name="Table6.B16" office:value-type="string">
            <text:p text:style-name="P12">( <text:s/>) Sim <text:s text:c="7"/>( x ) Não</text:p>
          </table:table-cell>
        </table:table-row>
        <table:table-row table:style-name="Table6.6">
          <table:table-cell table:style-name="Table6.A16" office:value-type="string">
            <text:list xml:id="list162402318528532" text:continue-numbering="true" text:style-name="WW8Num2">
              <text:list-item>
                <text:p text:style-name="P153">O sistema utiliza transmissão de arquivos?</text:p>
              </text:list-item>
            </text:list>
            <text:p text:style-name="P11"><text:tab/>Se sim, especifique: </text:p>
          </table:table-cell>
          <table:table-cell table:style-name="Table6.B16" office:value-type="string">
            <text:p text:style-name="P12">( <text:s/>) Sim <text:s text:c="7"/>( x ) Não</text:p>
          </table:table-cell>
        </table:table-row>
        <table:table-row table:style-name="Table6.7">
          <table:table-cell table:style-name="Table6.A16" office:value-type="string">
            <text:list xml:id="list162401507981974" text:continue-numbering="true" text:style-name="WW8Num2">
              <text:list-item>
                <text:p text:style-name="P153">O sistema é de uso:</text:p>
              </text:list-item>
            </text:list>
          </table:table-cell>
          <table:table-cell table:style-name="Table6.B16" office:value-type="string">
            <text:p text:style-name="P24"><text:span text:style-name="T10">(</text:span><text:span text:style-name="T12"> x ) <text:s/></text:span><text:span text:style-name="Internet_20_link"><text:span text:style-name="T12">Interno</text:span></text:span><text:span text:style-name="T12"> <text:s/>( ) <text:s/></text:span><text:span text:style-name="Internet_20_link"><text:span text:style-name="T12">Externo</text:span></text:span></text:p>
          </table:table-cell>
        </table:table-row>
        <table:table-row table:style-name="Table6.8">
          <table:table-cell table:style-name="Table6.A16" office:value-type="string">
            <text:list xml:id="list162402494351348" text:continue-numbering="true" text:style-name="WW8Num2">
              <text:list-item>
                <text:p text:style-name="P153">O tipo de processamento do sistema é: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24"><text:span text:style-name="T10">( <text:s/>) <text:s/></text:span><text:a xlink:type="simple" xlink:href="#_Processamento_em_Batch"><text:span text:style-name="Internet_20_link"><text:span text:style-name="T12">Batch</text:span></text:span></text:a><text:span text:style-name="T12"> <text:s/></text:span><text:span text:style-name="T10"><text:s text:c="2"/>( x ) On-line</text:span></text:p>
          </table:table-cell>
        </table:table-row>
        <table:table-row table:style-name="Table6.9">
          <table:table-cell table:style-name="Table6.A16" office:value-type="string">
            <text:list xml:id="list162401260573143" text:continue-numbering="true" text:style-name="WW8Num2">
              <text:list-item>
                <text:p text:style-name="P153">O sistema necessita de elaboração de rotinas especiais ou execução automática de jobs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/>) Sim <text:s text:c="7"/>( x ) Não</text:p>
          </table:table-cell>
        </table:table-row>
        <table:table-row table:style-name="Table6.10">
          <table:table-cell table:style-name="Table6.A16" office:value-type="string">
            <text:list xml:id="list162402141409443" text:continue-numbering="true" text:style-name="WW8Num2">
              <text:list-item>
                <text:p text:style-name="P153">O sistema necessita de alteração de Hardware ou pacotes especiais de software (plug-ins) para serem instalados na máquina do usuário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/>) Sim <text:s text:c="7"/>( X ) Não</text:p>
          </table:table-cell>
        </table:table-row>
        <table:table-row table:style-name="Table6.11">
          <table:table-cell table:style-name="Table6.A16" office:value-type="string">
            <text:list xml:id="list162402004391379" text:continue-numbering="true" text:style-name="WW8Num2">
              <text:list-item>
                <text:p text:style-name="P153">A aplicação já foi desenvolvida com as preocupações de performance de banco de dados?</text:p>
              </text:list-item>
            </text:list>
          </table:table-cell>
          <table:table-cell table:style-name="Table6.B16" office:value-type="string">
            <text:p text:style-name="P12">( x ) Sim <text:s text:c="6"/>( <text:s/>) Não <text:s text:c="6"/></text:p>
          </table:table-cell>
        </table:table-row>
        <table:table-row table:style-name="Table6.12">
          <table:table-cell table:style-name="Table6.A16" office:value-type="string">
            <text:list xml:id="list162401850594752" text:continue-numbering="true" text:style-name="WW8Num2">
              <text:list-item>
                <text:p text:style-name="P153">A aplicação necessita de algum tipo de monitoria de banco de dados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 text:c="2"/>) Sim <text:s text:c="6"/>( x ) Não <text:s text:c="6"/></text:p>
          </table:table-cell>
        </table:table-row>
        <table:table-row table:style-name="Table6.13">
          <table:table-cell table:style-name="Table6.A16" office:value-type="string">
            <text:list xml:id="list162402320394796" text:continue-numbering="true" text:style-name="WW8Num2">
              <text:list-item>
                <text:p text:style-name="P153">A aplicação necessita de algum tipo de monitoria de servidor de aplicação?<text:tab/>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 text:c="2"/>) Sim <text:s text:c="6"/>( x ) Não <text:s text:c="6"/></text:p>
          </table:table-cell>
        </table:table-row>
        <table:table-row table:style-name="Table6.14">
          <table:table-cell table:style-name="Table6.A16" office:value-type="string">
            <text:list xml:id="list162401913418117" text:continue-numbering="true" text:style-name="WW8Num2">
              <text:list-item>
                <text:p text:style-name="P153">A aplicação gera arquivos no servidor de aplicação?</text:p>
              </text:list-item>
            </text:list>
            <text:p text:style-name="P11"><text:tab/>Se sim, especifique onde: </text:p>
            <text:p text:style-name="P60"><text:span text:style-name="Fonte_20_parág._20_padrão"><text:span text:style-name="T18">Arquivos de cache</text:span></text:span></text:p>
          </table:table-cell>
          <table:table-cell table:style-name="Table6.B16" office:value-type="string">
            <text:p text:style-name="P12">( x ) Sim <text:s text:c="6"/>( <text:s/>) Não <text:s text:c="6"/></text:p>
          </table:table-cell>
        </table:table-row>
        <table:table-row table:style-name="Table6.15">
          <table:table-cell table:style-name="Table6.A16" office:value-type="string">
            <text:list xml:id="list162400690014446" text:continue-numbering="true" text:style-name="WW8Num2">
              <text:list-item>
                <text:p text:style-name="P153">Será feita carga de usuários em lote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<text:s/>) Sim <text:s text:c="6"/>( x ) Não <text:s text:c="6"/></text:p>
          </table:table-cell>
        </table:table-row>
        <table:table-row table:style-name="Table6.16">
          <table:table-cell table:style-name="Table6.A16" office:value-type="string">
            <text:list xml:id="list162401441809447" text:continue-numbering="true" text:style-name="WW8Num2">
              <text:list-item>
                <text:p text:style-name="P153">A aplicação usa certificação Digital?</text:p>
              </text:list-item>
            </text:list>
            <text:p text:style-name="P11"><text:tab/>Se sim, especifique:</text:p>
          </table:table-cell>
          <table:table-cell table:style-name="Table6.B16" office:value-type="string">
            <text:p text:style-name="P12">( x ) Sim <text:s text:c="6"/>( <text:s/>) Não <text:s text:c="6"/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51">11- Crescimento de Usuários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5">Previsão de usuários simultâneos</text:p>
          </table:table-cell>
          <table:table-cell table:style-name="Table8.B2" office:value-type="string">
            <text:p text:style-name="P5">Dias e horários de pico de uso do sistema</text:p>
          </table:table-cell>
        </table:table-row>
        <table:table-row table:style-name="Table8.3">
          <table:table-cell table:style-name="Table8.A3" office:value-type="string">
            <text:p text:style-name="P12">Indefinido</text:p>
          </table:table-cell>
          <table:table-cell table:style-name="Table8.B3" office:value-type="string">
            <text:p text:style-name="P12">Indefinido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table:number-columns-spanned="5" office:value-type="string">
            <text:p text:style-name="P51">12 - <text:bookmark-start text:name="__DdeLink__5895_1389224756"/><text:bookmark-start text:name="_Integra%25C3%25A7%25C3%25A3o_com_outros"/>Integração com outros sistemas<text:bookmark-end text:name="__DdeLink__5895_1389224756"/><text:bookmark-end text:name="_Integra%25C3%25A7%25C3%25A3o_com_outros"/></text:p>
          </table:table-cell>
          <table:covered-table-cell/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5">Sistema</text:p>
          </table:table-cell>
          <table:table-cell table:style-name="Table10.A2" office:value-type="string">
            <text:p text:style-name="P5">Tipo (Interno ou Externo)</text:p>
          </table:table-cell>
          <table:table-cell table:style-name="Table10.A2" table:number-columns-spanned="2" office:value-type="string">
            <text:p text:style-name="P5">Interfaces</text:p>
          </table:table-cell>
          <table:covered-table-cell/>
          <table:table-cell table:style-name="Table10.E2" office:value-type="string">
            <text:p text:style-name="P5">Redes envolvidas</text:p>
          </table:table-cell>
        </table:table-row>
        <table:table-row table:style-name="Table10.3">
          <table:table-cell table:style-name="Table10.A3" office:value-type="string">
            <text:p text:style-name="P12">Libcorp SSPCore</text:p>
          </table:table-cell>
          <table:table-cell table:style-name="Table10.B3" office:value-type="string">
            <text:p text:style-name="P13">Interno</text:p>
          </table:table-cell>
          <table:table-cell table:style-name="Table10.C3" table:number-columns-spanned="2" office:value-type="string">
            <text:p text:style-name="P12">Object</text:p>
          </table:table-cell>
          <table:covered-table-cell/>
          <table:table-cell table:style-name="Table10.E3" office:value-type="string">
            <text:p text:style-name="P12">N/A</text:p>
          </table:table-cell>
        </table:table-row>
        <table:table-row table:style-name="Table10.4">
          <table:table-cell table:style-name="Table10.A4" office:value-type="string">
            <text:p text:style-name="P36">SICAe</text:p>
          </table:table-cell>
          <table:table-cell table:style-name="Table10.B4" office:value-type="string">
            <text:p text:style-name="P13">Interno</text:p>
          </table:table-cell>
          <table:table-cell table:style-name="Table10.C4" table:number-columns-spanned="2" office:value-type="string">
            <text:p text:style-name="P36">Sessão Compartilhada</text:p>
          </table:table-cell>
          <table:covered-table-cell/>
          <table:table-cell table:style-name="Table10.E4" office:value-type="string">
            <text:p text:style-name="P12">N/A</text:p>
          </table:table-cell>
        </table:table-row>
        <table:table-row table:style-name="Table10.5">
          <table:table-cell table:style-name="Table10.A2" table:number-columns-spanned="3" office:value-type="string">
            <text:p text:style-name="P5">Para o sistema de uso Externo, qual a rede a ser utilizada?</text:p>
          </table:table-cell>
          <table:covered-table-cell/>
          <table:covered-table-cell/>
          <table:table-cell table:style-name="Table10.E2" table:number-columns-spanned="2" office:value-type="string">
            <text:p text:style-name="P5">Detalhamento Processo de comunicação</text:p>
          </table:table-cell>
          <table:covered-table-cell/>
        </table:table-row>
        <table:table-row table:style-name="Table10.6">
          <table:table-cell table:style-name="Table10.A6" table:number-columns-spanned="3" office:value-type="string">
            <text:p text:style-name="P12">N/A</text:p>
          </table:table-cell>
          <table:covered-table-cell/>
          <table:covered-table-cell/>
          <table:table-cell table:style-name="Table10.D6" table:number-columns-spanned="2" office:value-type="string">
            <text:p text:style-name="P36">Utilização de Web Service (LibCorp)</text:p>
          </table:table-cell>
          <table:covered-table-cell/>
        </table:table-row>
        <table:table-row table:style-name="Table10.7">
          <table:table-cell table:style-name="Table10.A2" table:number-columns-spanned="3" office:value-type="string">
            <text:p text:style-name="P5">Para o sistema Interno, existe alguma característica especial da rede?</text:p>
          </table:table-cell>
          <table:covered-table-cell/>
          <table:covered-table-cell/>
          <table:table-cell table:style-name="Table10.E2" table:number-columns-spanned="2" office:value-type="string">
            <text:p text:style-name="P5">Para o sistema Interno, Quais áreas que utilizam?</text:p>
          </table:table-cell>
          <table:covered-table-cell/>
        </table:table-row>
        <table:table-row table:style-name="Table10.8">
          <table:table-cell table:style-name="Table10.A8" table:number-columns-spanned="3" office:value-type="string">
            <text:p text:style-name="P12">Não</text:p>
          </table:table-cell>
          <table:covered-table-cell/>
          <table:covered-table-cell/>
          <table:table-cell table:style-name="Table10.D8" table:number-columns-spanned="2" office:value-type="string">
            <text:p text:style-name="P12">N/A</text:p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9.1">
          <table:table-cell table:style-name="Table9.A1" table:number-columns-spanned="8" office:value-type="string">
            <text:p text:style-name="P51">13 - Contas e Pastas no Ambiente Linux (Servidor de Aplicaçã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2">
          <table:table-cell table:style-name="Table9.A2" table:number-rows-spanned="2" office:value-type="string">
            <text:p text:style-name="P5">Pastas</text:p>
          </table:table-cell>
          <table:table-cell table:style-name="Table9.A2" table:number-columns-spanned="3" office:value-type="string">
            <text:p text:style-name="P5">Permissionamento</text:p>
          </table:table-cell>
          <table:covered-table-cell/>
          <table:covered-table-cell/>
          <table:table-cell table:style-name="Table9.A2" table:number-rows-spanned="2" office:value-type="string">
            <text:p text:style-name="P5">Previsão de Armazenamento</text:p>
          </table:table-cell>
          <table:table-cell table:style-name="Table9.A2" table:number-rows-spanned="2" office:value-type="string">
            <text:p text:style-name="P5">Taxa de Crescimento</text:p>
          </table:table-cell>
          <table:table-cell table:style-name="Table9.A2" table:number-rows-spanned="2" office:value-type="string">
            <text:p text:style-name="P8">TCTI / HMG/ <text:s/>PRD</text:p>
          </table:table-cell>
          <table:table-cell table:style-name="Table9.H2" table:number-rows-spanned="2" office:value-type="string">
            <text:p text:style-name="P8">Manter Pasta e Conteúdo</text:p>
          </table:table-cell>
        </table:table-row>
        <table:table-row table:style-name="Table9.3">
          <table:covered-table-cell/>
          <table:table-cell table:style-name="Table9.B3" office:value-type="string">
            <text:p text:style-name="P6">L</text:p>
          </table:table-cell>
          <table:table-cell table:style-name="Table9.B3" office:value-type="string">
            <text:p text:style-name="P43">Exe</text:p>
          </table:table-cell>
          <table:table-cell table:style-name="Table9.B3" office:value-type="string">
            <text:p text:style-name="P43">Es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table-cell table:style-name="Table9.A4" office:value-type="string">
            <text:p text:style-name="P11">/br/gov/mainapp/application/mainapp</text:p>
          </table:table-cell>
          <table:table-cell table:style-name="Table9.B4" office:value-type="string">
            <text:p text:style-name="P13">X</text:p>
          </table:table-cell>
          <table:table-cell table:style-name="Table9.C4" office:value-type="string">
            <text:p text:style-name="P13"/>
          </table:table-cell>
          <table:table-cell table:style-name="Table9.D4" office:value-type="string">
            <text:p text:style-name="P13"/>
          </table:table-cell>
          <table:table-cell table:style-name="Table9.E4" office:value-type="string">
            <text:p text:style-name="P13">Indefinido</text:p>
          </table:table-cell>
          <table:table-cell table:style-name="Table9.F4" office:value-type="string">
            <text:p text:style-name="P13">Indefinido</text:p>
          </table:table-cell>
          <table:table-cell table:style-name="Table9.G4" office:value-type="string">
            <text:p text:style-name="P13"/>
          </table:table-cell>
          <table:table-cell table:style-name="Table9.H4" office:value-type="string">
            <text:p text:style-name="P10">X</text:p>
          </table:table-cell>
        </table:table-row>
        <text:soft-page-break/>
        <table:table-row table:style-name="Table9.5">
          <table:table-cell table:style-name="Table9.A6" office:value-type="string">
            <text:p text:style-name="P11">/br/gov/mainapp/application/mainapp/data <text:span text:style-name="T42">(e suas sub-pastas)</text:span></text:p>
          </table:table-cell>
          <table:table-cell table:style-name="Table9.B6" office:value-type="string">
            <text:p text:style-name="P13">X</text:p>
          </table:table-cell>
          <table:table-cell table:style-name="Table9.C6" office:value-type="string">
            <text:p text:style-name="P16">X</text:p>
          </table:table-cell>
          <table:table-cell table:style-name="Table9.D6" office:value-type="string">
            <text:p text:style-name="P13">X</text:p>
          </table:table-cell>
          <table:table-cell table:style-name="Table9.E6" office:value-type="string">
            <text:p text:style-name="P13">Indefinido</text:p>
          </table:table-cell>
          <table:table-cell table:style-name="Table9.F6" office:value-type="string">
            <text:p text:style-name="P13">Indefinido</text:p>
          </table:table-cell>
          <table:table-cell table:style-name="Table9.G6" office:value-type="string">
            <text:p text:style-name="P13"/>
          </table:table-cell>
          <table:table-cell table:style-name="Table9.H6" office:value-type="string">
            <text:p text:style-name="P10">X</text:p>
          </table:table-cell>
        </table:table-row>
        <table:table-row table:style-name="Table9.6">
          <table:table-cell table:style-name="Table9.A6" office:value-type="string">
            <text:p text:style-name="P15">/br/gov/mainapp/application/mainapp/<text:span text:style-name="T42">cache</text:span></text:p>
          </table:table-cell>
          <table:table-cell table:style-name="Table9.B6" office:value-type="string">
            <text:p text:style-name="P16">X</text:p>
          </table:table-cell>
          <table:table-cell table:style-name="Table9.C6" office:value-type="string">
            <text:p text:style-name="P16">X</text:p>
          </table:table-cell>
          <table:table-cell table:style-name="Table9.D6" office:value-type="string">
            <text:p text:style-name="P16">X</text:p>
          </table:table-cell>
          <table:table-cell table:style-name="Table9.E6" office:value-type="string">
            <text:p text:style-name="P13">Indefinido</text:p>
          </table:table-cell>
          <table:table-cell table:style-name="Table9.F6" office:value-type="string">
            <text:p text:style-name="P13">Indefinido</text:p>
          </table:table-cell>
          <table:table-cell table:style-name="Table9.G6" office:value-type="string">
            <text:p text:style-name="P13"/>
          </table:table-cell>
          <table:table-cell table:style-name="Table9.H6" office:value-type="string">
            <text:p text:style-name="P10"/>
          </table:table-cell>
        </table:table-row>
      </table:table>
      <text:p text:style-name="P32">*L: <text:span text:style-name="T19">Leitura</text:span>; Exe:<text:span text:style-name="T19"> Execução</text:span> <text:span text:style-name="T14">e </text:span>Esc: <text:span text:style-name="T19">Escrita</text:span></text:p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1">14 - <text:bookmark-start text:name="_Correio_eletr%25C3%25B4nico"/>E<text:bookmark-end text:name="_Correio_eletr%25C3%25B4nico"/>nvio de E-mail</text:p>
          </table:table-cell>
        </table:table-row>
        <table:table-row table:style-name="Table13.2">
          <table:table-cell table:style-name="Table13.A2" office:value-type="string">
            <text:p text:style-name="P5">Forma de utilização</text:p>
          </table:table-cell>
        </table:table-row>
        <table:table-row table:style-name="Table13.3">
          <table:table-cell table:style-name="Table13.A3" office:value-type="string">
            <text:p text:style-name="P12">N/A</text:p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51">15 - <text:bookmark-start text:name="_Transmiss%25C3%25A3o_de_Arquivos"/>Transmissão de arquivos<text:bookmark-end text:name="_Transmiss%25C3%25A3o_de_Arquivos"/>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table:number-columns-spanned="2" office:value-type="string">
            <text:p text:style-name="P5">Contas não públicas</text:p>
          </table:table-cell>
          <table:covered-table-cell/>
          <table:table-cell table:style-name="Table14.C2" table:number-columns-spanned="2" office:value-type="string">
            <text:p text:style-name="P5">Permissões de acesso</text:p>
          </table:table-cell>
          <table:covered-table-cell/>
        </table:table-row>
        <table:table-row table:style-name="Table14.3">
          <table:table-cell table:style-name="Table14.A3" table:number-columns-spanned="2" office:value-type="string">
            <text:p text:style-name="P18">N/A</text:p>
          </table:table-cell>
          <table:covered-table-cell/>
          <table:table-cell table:style-name="Table14.C3" table:number-columns-spanned="2" office:value-type="string">
            <text:p text:style-name="P18">N/A</text:p>
          </table:table-cell>
          <table:covered-table-cell/>
        </table:table-row>
        <table:table-row table:style-name="Table14.4">
          <table:table-cell table:style-name="Table14.A2" office:value-type="string">
            <text:p text:style-name="P5">Diretório</text:p>
          </table:table-cell>
          <table:table-cell table:style-name="Table14.A2" table:number-columns-spanned="2" office:value-type="string">
            <text:p text:style-name="P5">Previsão de Armazenamento</text:p>
          </table:table-cell>
          <table:covered-table-cell/>
          <table:table-cell table:style-name="Table14.C2" office:value-type="string">
            <text:p text:style-name="P5">Temporalidade</text:p>
          </table:table-cell>
        </table:table-row>
        <table:table-row table:style-name="Table14.5">
          <table:table-cell table:style-name="Table14.A5" office:value-type="string">
            <text:p text:style-name="P18">N/A</text:p>
          </table:table-cell>
          <table:table-cell table:style-name="Table14.B5" table:number-columns-spanned="2" office:value-type="string">
            <text:p text:style-name="P12">N/A</text:p>
          </table:table-cell>
          <table:covered-table-cell/>
          <table:table-cell table:style-name="Table14.D5" office:value-type="string">
            <text:p text:style-name="P12">N/A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13">16 - <text:bookmark-start text:name="_Uso_do_sistema1"/><text:bookmark-start text:name="_Processamento_em_Batch1"/><text:bookmark-start text:name="_Processamento_em_Batch_e Rotinas Es1"/>Processamento em batch e Rotinas especiais<text:bookmark-end text:name="_Uso_do_sistema1"/><text:bookmark-end text:name="_Processamento_em_Batch1"/><text:bookmark-end text:name="_Processamento_em_Batch_e Rotinas Es1"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111">Rotina: N/A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Data e Horário de execução via cron</text:p>
          </table:table-cell>
          <table:table-cell table:style-name="Table1.A3" office:value-type="string">
            <text:p text:style-name="P5">Conta utilizada para execução</text:p>
          </table:table-cell>
          <table:table-cell table:style-name="Table1.A3" office:value-type="string">
            <text:p text:style-name="P17">TCTI</text:p>
          </table:table-cell>
          <table:table-cell table:style-name="Table1.A3" office:value-type="string">
            <text:p text:style-name="P17">HMG</text:p>
          </table:table-cell>
          <table:table-cell table:style-name="Table1.E3" office:value-type="string">
            <text:p text:style-name="P17">PRD</text:p>
          </table:table-cell>
        </table:table-row>
        <table:table-row table:style-name="Table1.4">
          <table:table-cell table:style-name="Table1.A4" office:value-type="string">
            <text:p text:style-name="P112">N/A</text:p>
          </table:table-cell>
          <table:table-cell table:style-name="Table1.B4" office:value-type="string">
            <text:p text:style-name="P112">N/A</text:p>
          </table:table-cell>
          <table:table-cell table:style-name="Table1.C8" table:number-rows-spanned="5" office:value-type="string">
            <text:p text:style-name="P41"/>
          </table:table-cell>
          <table:table-cell table:style-name="Table1.D8" table:number-rows-spanned="5" office:value-type="string">
            <text:p text:style-name="P41"/>
          </table:table-cell>
          <table:table-cell table:style-name="Table1.E8" table:number-rows-spanned="5" office:value-type="string">
            <text:p text:style-name="P41"/>
          </table:table-cell>
        </table:table-row>
        <table:table-row table:style-name="Table1.5">
          <table:table-cell table:style-name="Table1.A5" office:value-type="string">
            <text:p text:style-name="P5">Notificação de status da execução reportado a</text:p>
          </table:table-cell>
          <table:table-cell table:style-name="Table1.A5" office:value-type="string">
            <text:p text:style-name="P5">Tempo médio de execuçã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111">N/A</text:p>
          </table:table-cell>
          <table:table-cell table:style-name="Table1.A6" office:value-type="string">
            <text:p text:style-name="P111">N/A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5">Diretório</text:p>
          </table:table-cell>
          <table:table-cell table:style-name="Table1.A3" office:value-type="string">
            <text:p text:style-name="P5">Arquivos executados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6" office:value-type="string">
            <text:p text:style-name="P111">N/A</text:p>
          </table:table-cell>
          <table:table-cell table:style-name="Table1.A6" office:value-type="string">
            <text:p text:style-name="P111">N/A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51">17 - <text:bookmark-start text:name="_Pacotes_de_software"/><text:bookmark-start text:name="_Portas_de_acesso_do Firewall"/>Pacotes de software<text:bookmark-end text:name="_Pacotes_de_software"/><text:bookmark-end text:name="_Portas_de_acesso_do Firewall"/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5">Software</text:p>
          </table:table-cell>
          <table:table-cell table:style-name="Table16.B2" office:value-type="string">
            <text:p text:style-name="P5">Descrição do uso</text:p>
          </table:table-cell>
        </table:table-row>
        <table:table-row table:style-name="Table16.3">
          <table:table-cell table:style-name="Table16.A3" office:value-type="string">
            <text:p text:style-name="P12">N/A</text:p>
          </table:table-cell>
          <table:table-cell table:style-name="Table16.B3" office:value-type="string">
            <text:p text:style-name="P12">N/A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51">18 - <text:bookmark-start text:name="_Recursos_adicionais_de_banco de dad1"/>D<text:bookmark-end text:name="_Recursos_adicionais_de_banco de dad1"/>etalhamento do arquivo de configuração <text:span text:style-name="T17">PARA SIAL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5">Caminho do arquivo</text:p>
          </table:table-cell>
          <table:table-cell table:style-name="Tabela2.B2" office:value-type="string">
            <text:p text:style-name="P29">/mainapp/br/gov/mainapp/application/config/config.ini</text:p>
          </table:table-cell>
        </table:table-row>
        <table:table-row table:style-name="Tabela2.3">
          <table:table-cell table:style-name="Tabela2.A3" table:number-columns-spanned="2" office:value-type="string">
            <text:p text:style-name="P34">Legenda: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14">Cor</text:p>
                </table:table-cell>
                <table:table-cell table:style-name="Table7.B1" office:value-type="string">
                  <text:p text:style-name="P114">Descrição</text:p>
                </table:table-cell>
              </table:table-row>
              <table:table-row>
                <table:table-cell table:style-name="Table7.A3" office:value-type="string">
                  <text:p text:style-name="P115">Cinza</text:p>
                </table:table-cell>
                <table:table-cell table:style-name="Table7.B3" office:value-type="string">
                  <text:p text:style-name="P114">Nome do ambien<text:bookmark-start text:name="__DdeLink__4845_426940787"/>te<text:bookmark-end text:name="__DdeLink__4845_426940787"/></text:p>
                </table:table-cell>
              </table:table-row>
              <table:table-row>
                <table:table-cell table:style-name="Table7.A3" office:value-type="string">
                  <text:p text:style-name="P116">Amarelo</text:p>
                </table:table-cell>
                <table:table-cell table:style-name="Table7.B3" office:value-type="string">
                  <text:p text:style-name="P114">Valores a serem modificados conforme ambiente</text:p>
                </table:table-cell>
              </table:table-row>
            </table:table>
            <text:p text:style-name="P42"/>
            <text:p text:style-name="P63">Arquivo config.ini (mainapp):</text:p>
            <text:p text:style-name="P68"/>
            <text:p text:style-name="P94">[production] </text:p>
            <text:p text:style-name="P94"/>
            <text:p text:style-name="P102">php.environment.name = production</text:p>
            <text:p text:style-name="P102"/>
            <text:p text:style-name="P94">;; [php settings] </text:p>
            <text:p text:style-name="P94">;; configs do php que sao definidas pelo ini_set </text:p>
            <text:p text:style-name="P94">php.environment.ini.display_errors = FALSE </text:p>
            <text:p text:style-name="P94">php.environment.ini.error_level <text:s text:c="3"/>= 0 </text:p>
            <text:p text:style-name="P94"/>
            <text:p text:style-name="P94">;; configs do php que sao definidas por por funcoes </text:p>
            <text:p text:style-name="P94">;; (o nome da propriedade deve ser o nome da funcao que sera usada) </text:p>
            <text:p text:style-name="P94">php.environment.fnc.date_default_timezone_set = America/Sao_Paulo </text:p>
            <text:p text:style-name="P94"><text:soft-page-break/></text:p>
            <text:p text:style-name="P94">;; para o caso em que o nome da propriedade seja composto por ponto </text:p>
            <text:p text:style-name="P94">;; como e o caso da propriedade "session.cookie_domain" o ponto do </text:p>
            <text:p text:style-name="P94">;; nome devera ser substituido por "-", como mostra o exemplo: </text:p>
            <text:p text:style-name="P94">;; "session-cookie_domain" </text:p>
            <text:p text:style-name="P94">php.environment.ini.session-name <text:s text:c="11"/>= sisicmbio </text:p>
            <text:p text:style-name="P94">php.environment.ini.session-cookie_domain <text:s text:c="2"/>= icmbio.gov.br </text:p>
            <text:p text:style-name="P94">php.environment.ini.session-auto_start <text:s text:c="5"/>= false </text:p>
            <text:p text:style-name="P94">php.environment.ini.session-cookie_path <text:s text:c="4"/>= / </text:p>
            <text:p text:style-name="P94">php.environment.ini.session-cookie_lifetime = 10800 </text:p>
            <text:p text:style-name="P94">php.environment.ini.session-cookie_httponly = true </text:p>
            <text:p text:style-name="P94">php.environment.ini.session-use_only_cookie = true </text:p>
            <text:p text:style-name="P94">php.environment.ini.session-gc_maxlifetime <text:s/>= 10800 </text:p>
            <text:p text:style-name="P94">php.environment.ini.session-cache_expire <text:s text:c="3"/>= 180 </text:p>
            <text:p text:style-name="P94"/>
            <text:p text:style-name="P94">;; [php server mail] </text:p>
            <text:p text:style-name="P94">php.mail.sender <text:s text:c="14"/>= smtp </text:p>
            <text:p text:style-name="P94">php.mail.from <text:s text:c="16"/>= notifica@icmbio.gov.br <text:s text:c="6"/>; conta default usada para enviar mensagens </text:p>
            <text:p text:style-name="P94">php.mail.replyTo <text:s text:c="13"/>= reposta@icmbio.gov.br <text:s text:c="2"/>; conta usada para reply </text:p>
            <text:p text:style-name="P94">php.mail.wordWrap <text:s text:c="12"/>= 60 </text:p>
            <text:p text:style-name="P94">php.mail.priority <text:s text:c="12"/>= 3 <text:s text:c="10"/>; 1: high, 3: normal, 5: low </text:p>
            <text:p text:style-name="P94">php.mail.encoding <text:s text:c="12"/>= 8bit <text:s text:c="7"/>; 8bit, 7bit, binary, base64, quoted-printable </text:p>
            <text:p text:style-name="P94">php.mail.charset <text:s text:c="13"/>= utf-8 </text:p>
            <text:p text:style-name="P94">php.mail.contentType <text:s text:c="9"/>= text/html </text:p>
            <text:p text:style-name="P94"/>
            <text:p text:style-name="P94">;; [php server smtp] </text:p>
            <text:p text:style-name="P94">;; Observacao caso a propriedade "php.mail.sender" seja um valor </text:p>
            <text:p text:style-name="P94">;; diferente de smtp, a chave "php.mail.smtp" deve ser mudada para </text:p>
            <text:p text:style-name="P94">;; refletir o tipo de servidor de e-mail </text:p>
            <text:p text:style-name="P94">php.mail.smtp.supported <text:s text:c="6"/>= true </text:p>
            <text:p text:style-name="P94">php.mail.smtp.useModeSecurity = true </text:p>
            <text:p text:style-name="P94">php.mail.smtp.useModeKeepAlive= true </text:p>
            <text:p text:style-name="P94">php.mail.smtp.hostname <text:s text:c="7"/>= localhost </text:p>
            <text:p text:style-name="P94">php.mail.smtp.username <text:s text:c="7"/>= mailserver@icmbio.gov.br </text:p>
            <text:p text:style-name="P94">php.mail.smtp.password <text:s text:c="7"/>= password </text:p>
            <text:p text:style-name="P94">php.mail.smtp.port <text:s text:c="11"/>= 25 </text:p>
            <text:p text:style-name="P94"/>
            <text:p text:style-name="P94">;; define a classe que vai ser reponsável pelo log de auditoria do banco </text:p>
            <text:p text:style-name="P94">app.persist.logger = br\gov\mainapp\library\persist\database\PersistLogger </text:p>
            <text:p text:style-name="P94"/>
            <text:p text:style-name="P94">;; define o nome do sistema geral o qual ira agrupar </text:p>
            <text:p text:style-name="P94">;; todo os demais subsistemas </text:p>
            <text:p text:style-name="P94">app.mainsystem <text:s text:c="12"/>= mainapp </text:p>
            <text:p text:style-name="P94"/>
            <text:p text:style-name="P94">;; define o namespace principal da app </text:p>
            <text:p text:style-name="P94">app.namespace <text:s text:c="13"/>= br\gov\mainapp\application </text:p>
            <text:p text:style-name="P94"/>
            <text:p text:style-name="P94">;; define o tipo de view que app utilizara </text:p>
            <text:p text:style-name="P94">app.view.type <text:s text:c="13"/>= html </text:p>
            <text:p text:style-name="P94"/>
            <text:p text:style-name="P94">;; [app persist default] </text:p>
            <text:p text:style-name="P94"><text:soft-page-break/>app.persist.default <text:s text:c="7"/>= libcorp </text:p>
            <text:p text:style-name="P94"/>
            <text:p text:style-name="P94">;; lista de persistencias disponiveis no projeto </text:p>
            <text:p text:style-name="P94">:app.persist.placeholder </text:p>
            <text:p text:style-name="P94"/>
            <text:p text:style-name="P94">;; [app cache] </text:p>
            <text:p text:style-name="P94">app.cache.home = /var/www/html/mainapp/br/gov/mainapp/cache </text:p>
            <text:p text:style-name="P94"/>
            <text:p text:style-name="P94">;; [app module] </text:p>
            <text:p text:style-name="P94">app.module.default.name <text:s text:c="9"/>= defaultModule </text:p>
            <text:p text:style-name="P94">app.module.default.functionality = init </text:p>
            <text:p text:style-name="P94">app.module.default.action <text:s text:c="7"/>= default </text:p>
            <text:p text:style-name="P94"/>
            <text:p text:style-name="P94">;;;;;;;;;;;;;;;;;;;;;;;;;;;;;;;;;;;;;;;;;;;;;;;;;;;;;;;;;;;;;;;;;;;;;;;;;;;;;;;;;;;;;;;;;;;;; </text:p>
            <text:p text:style-name="P94">;; <text:s text:c="88"/>;; </text:p>
            <text:p text:style-name="P94">;; define as configuracoes da aplicacao, note o prefixo 'app.' <text:s text:c="28"/>;; </text:p>
            <text:p text:style-name="P94">;;;;;;;;;;;;;;;;;;;;;;;;;;;;;;;;;;;;;;;;;;;;;;;;;;;;;;;;;;;;;;;;;;;;;;;;;;;;;;;;;;;;;;;;;;;;; </text:p>
            <text:p text:style-name="P94">;; </text:p>
            <text:p text:style-name="P94">;; [app type] </text:p>
            <text:p text:style-name="P94">;; </text:p>
            <text:p text:style-name="P94">;; define o tipo da aplicacao, atualmente apenas o HTML é aceito, porem, </text:p>
            <text:p text:style-name="P94">;; a estrutura foi montada para suportar XML, XUL, GTK etc., esta info </text:p>
            <text:p text:style-name="P94">;; sera usada pelo SIALApplication para gerar o Decorador apropriado </text:p>
            <text:p text:style-name="P94">app.view.type = html </text:p>
            <text:p text:style-name="P94">;; </text:p>
            <text:p text:style-name="P94">;; [decorator layout application] </text:p>
            <text:p text:style-name="P94">;; </text:p>
            <text:p text:style-name="P94">;; define o namespace do decorador de layout que sera utilizado </text:p>
            <text:p text:style-name="P94">app.output.decorator = br\gov\sial\core\saf\style\html\Custom </text:p>
            <text:p text:style-name="P94">;; </text:p>
            <text:p text:style-name="P94">;; define o nome da pasta que vai agrupar todos os arquivos da aplicacao, supondo que a </text:p>
            <text:p text:style-name="P94">;; a aplicacao seja armazenada em /var/www/appdemo o valor da propriedade abaixo sera </text:p>
            <text:p text:style-name="P94">;; definida como 'appdemo' </text:p>
            <text:p text:style-name="P94">;; este diretorio deve ser o que vem imediatamente ao inicio do namespace </text:p>
            <text:p text:style-name="P94">app.directory = mainapp </text:p>
            <text:p text:style-name="P94">;; </text:p>
            <text:p text:style-name="P94">;; [app namespace] </text:p>
            <text:p text:style-name="P94">;; </text:p>
            <text:p text:style-name="P94">;; define o pacote base do sistema </text:p>
            <text:p text:style-name="P94">;; NOTA: que esta propriedade juntametne com 'app.directory', definirao a localizacao do projeto no servidor </text:p>
            <text:p text:style-name="P94">;; /.../[app.directory]/app.locate.namespace </text:p>
            <text:p text:style-name="P94">;; </text:p>
            <text:p text:style-name="P94">app.mainnamespace = br\gov\mainapp </text:p>
            <text:p text:style-name="P94">;; </text:p>
            <text:p text:style-name="P94">;; [default decorator] </text:p>
            <text:p text:style-name="P94">;; </text:p>
            <text:p text:style-name="P94">;; define o decorador padrao. esta inforamcao eh usada pelo SIALApplication </text:p>
            <text:p text:style-name="P94"><text:soft-page-break/>;; NOTA: o nome do decorator deve refletir o nome da classe inlcuindo seu namespace </text:p>
            <text:p text:style-name="P94">app.output.defaultDecorator = br\gov\sial\core\saf\style\html\Custom </text:p>
            <text:p text:style-name="P94">;; </text:p>
            <text:p text:style-name="P94">;; [event manager] </text:p>
            <text:p text:style-name="P94">;; </text:p>
            <text:p text:style-name="P94">;; define o nome do evento que sera disparado por default </text:p>
            <text:p text:style-name="P94">app.eventmanager.default = init </text:p>
            <text:p text:style-name="P94">;; </text:p>
            <text:p text:style-name="P94">;; [app.session] </text:p>
            <text:p text:style-name="P94">;; define o tempo em segundos da sessao </text:p>
            <text:p text:style-name="P94">app.session.expire = 10800 </text:p>
            <text:p text:style-name="P104">;;</text:p>
            <text:p text:style-name="P108">;; define o diretório dos arquivos temporários do servidor de mapas.</text:p>
            <text:p text:style-name="P108">app.ms.tmp = "/tmp/ms_tmp";</text:p>
            <text:p text:style-name="P109">;;</text:p>
            <text:p text:style-name="P94">;; secao dedicada a configuracao dos componentes de persistencia </text:p>
            <text:p text:style-name="P94">;; Configura uma entrada na tabela de persistencia, nomeada 'default', do tipo banco de dados </text:p>
            <text:p text:style-name="P94">;; Poderao ser criadas quantas entradas sejam necessarias na tabela de persistencia, bastante </text:p>
            <text:p text:style-name="P94">;; criar um nome singular para cada uma delas </text:p>
            <text:p text:style-name="P94">;; </text:p>
            <text:p text:style-name="P94">;; Estrutura da entrada de configuracao: </text:p>
            <text:p text:style-name="P94">;; <text:s/>- app. <text:s text:c="5"/>= trata-se de uma configuracao de aplicacao </text:p>
            <text:p text:style-name="P94">;; <text:s/>- persist. <text:s/>= trata-se de uma configuracao de persistencia da aplicacao </text:p>
            <text:p text:style-name="P94">;; <text:s/>- default. <text:s/>= nome, arbitrario, dado a entrada entrada </text:p>
            <text:p text:style-name="P94">app.persist.libcorp.adapter <text:s/>= database </text:p>
            <text:p text:style-name="P94">app.persist.libcorp.driver <text:s text:c="2"/>= pgsql </text:p>
            <text:p text:style-name="P94">app.persist.libcorp.source <text:s text:c="2"/>= db_sisicmbio </text:p>
            <text:p text:style-name="P94">app.persist.libcorp.hostname = dbprd01 </text:p>
            <text:p text:style-name="P94">app.persist.libcorp.username = usr_libcorp </text:p>
            <text:p text:style-name="P101">app.persist.libcorp.password = &lt;%= pass_libcorp %&gt; </text:p>
            <text:p text:style-name="P94">app.persist.libcorp.port <text:s text:c="4"/>= 5432 </text:p>
            <text:p text:style-name="P94"/>
            <text:p text:style-name="P94">app.persist.infoconv.adapter <text:s/>= database </text:p>
            <text:p text:style-name="P94">app.persist.infoconv.driver <text:s text:c="2"/>= pgsql </text:p>
            <text:p text:style-name="P94">app.persist.infoconv.source <text:s text:c="2"/>= db_sisicmbio </text:p>
            <text:p text:style-name="P94">app.persist.infoconv.hostname = dbprd01 </text:p>
            <text:p text:style-name="P94">app.persist.infoconv.username = usr_infoconv </text:p>
            <text:p text:style-name="P101">app.persist.infoconv.password = &lt;%= pass_infoconv %&gt; </text:p>
            <text:p text:style-name="P94">app.persist.infoconv.port <text:s text:c="4"/>= 5432 </text:p>
            <text:p text:style-name="P94"/>
            <text:p text:style-name="P94">app.persist.sicae.adapter <text:s/>= database </text:p>
            <text:p text:style-name="P94">app.persist.sicae.driver <text:s text:c="2"/>= pgsql </text:p>
            <text:p text:style-name="P94">app.persist.sicae.source <text:s text:c="2"/>= db_sisicmbio </text:p>
            <text:p text:style-name="P94">app.persist.sicae.hostname = dbprd01 </text:p>
            <text:p text:style-name="P94">app.persist.sicae.username = usr_sicae </text:p>
            <text:p text:style-name="P101">app.persist.sicae.password = &lt;%= pass_sicae %&gt; </text:p>
            <text:p text:style-name="P94">app.persist.sicae.port <text:s text:c="4"/>= 5432 </text:p>
            <text:p text:style-name="P94"/>
            <text:p text:style-name="P94">app.persist.sisvp.adapter <text:s/>= database </text:p>
            <text:p text:style-name="P94">app.persist.sisvp.driver <text:s text:c="2"/>= pgsql </text:p>
            <text:p text:style-name="P94">app.persist.sisvp.source <text:s text:c="2"/>= db_sisicmbio </text:p>
            <text:p text:style-name="P94">app.persist.sisvp.hostname = dbprd01 </text:p>
            <text:p text:style-name="P94">app.persist.sisvp.username = usr_sisvp </text:p>
            <text:p text:style-name="P101"><text:soft-page-break/>app.persist.sisvp.password = &lt;%= pass_sisvp %&gt; </text:p>
            <text:p text:style-name="P94">app.persist.sisvp.port <text:s text:c="4"/>= 5432 </text:p>
            <text:p text:style-name="P94"/>
            <text:p text:style-name="P94">app.persist.sismidia.adapter <text:s/>= database </text:p>
            <text:p text:style-name="P94">app.persist.sismidia.driver <text:s text:c="2"/>= pgsql </text:p>
            <text:p text:style-name="P94">app.persist.sismidia.source <text:s text:c="2"/>= db_sisicmbio </text:p>
            <text:p text:style-name="P94">app.persist.sismidia.hostname = dbprd01 </text:p>
            <text:p text:style-name="P94">app.persist.sismidia.username = usr_sismidia </text:p>
            <text:p text:style-name="P101">app.persist.sismidia.password = &lt;%= pass_sismidia %&gt; </text:p>
            <text:p text:style-name="P94">app.persist.sismidia.port <text:s text:c="4"/>= 5432 </text:p>
            <text:p text:style-name="P94"/>
            <text:p text:style-name="P94">app.persist.simac.adapter <text:s/>= database </text:p>
            <text:p text:style-name="P94">app.persist.simac.driver <text:s text:c="2"/>= pgsql </text:p>
            <text:p text:style-name="P94">app.persist.simac.source <text:s text:c="2"/>= db_sisicmbio </text:p>
            <text:p text:style-name="P94">app.persist.simac.hostname = dbprd01 </text:p>
            <text:p text:style-name="P94">app.persist.simac.username = usr_simac </text:p>
            <text:p text:style-name="P101">app.persist.simac.password = &lt;%= pass_simac %&gt; </text:p>
            <text:p text:style-name="P94">app.persist.simac.port <text:s text:c="4"/>= 5432 </text:p>
            <text:p text:style-name="P94"/>
            <text:p text:style-name="P94">app.persist.brigadista.adapter <text:s/>= database </text:p>
            <text:p text:style-name="P94">app.persist.brigadista.driver <text:s text:c="2"/>= pgsql </text:p>
            <text:p text:style-name="P94">app.persist.brigadista.source <text:s text:c="2"/>= db_sisicmbio </text:p>
            <text:p text:style-name="P94">app.persist.brigadista.hostname = dbprd01 </text:p>
            <text:p text:style-name="P94">app.persist.brigadista.username = usr_brigadista </text:p>
            <text:p text:style-name="P101">app.persist.brigadista.password = &lt;%= pass_brigadista %&gt; </text:p>
            <text:p text:style-name="P94">app.persist.brigadista.port <text:s text:c="4"/>= 5432 </text:p>
            <text:p text:style-name="P94"/>
            <text:p text:style-name="P94">app.persist.sisfamilias.adapter <text:s/>= database </text:p>
            <text:p text:style-name="P94">app.persist.sisfamilias.driver <text:s text:c="2"/>= pgsql </text:p>
            <text:p text:style-name="P94">app.persist.sisfamilias.source <text:s text:c="2"/>= db_sisicmbio </text:p>
            <text:p text:style-name="P94">app.persist.sisfamilias.hostname = dbprd01 </text:p>
            <text:p text:style-name="P94">app.persist.sisfamilias.username = usr_sisfamilias </text:p>
            <text:p text:style-name="P101">app.persist.sisfamilias.password = &lt;%= pass_sisfamilias %&gt; </text:p>
            <text:p text:style-name="P94">app.persist.sisfamilias.port <text:s text:c="4"/>= 5432 </text:p>
            <text:p text:style-name="P94"/>
            <text:p text:style-name="P94">app.persist.sit.adapter <text:s/>= database </text:p>
            <text:p text:style-name="P94">app.persist.sit.driver <text:s text:c="2"/>= pgsql </text:p>
            <text:p text:style-name="P94">app.persist.sit.source <text:s text:c="2"/>= db_sisicmbio </text:p>
            <text:p text:style-name="P94">app.persist.sit.hostname = dbprd01 </text:p>
            <text:p text:style-name="P94">app.persist.sit.username = usr_sit </text:p>
            <text:p text:style-name="P101">app.persist.sit.password = &lt;%= pass_sit %&gt; </text:p>
            <text:p text:style-name="P94">app.persist.sit.port <text:s text:c="4"/>= 5432 </text:p>
            <text:p text:style-name="P94"/>
            <text:p text:style-name="P94">app.persist.sgd.adapter <text:s/>= database </text:p>
            <text:p text:style-name="P94">app.persist.sgd.driver <text:s text:c="2"/>= pgsql </text:p>
            <text:p text:style-name="P94">app.persist.sgd.source <text:s text:c="2"/>= db_sisicmbio </text:p>
            <text:p text:style-name="P94">app.persist.sgd.hostname = dbprd01 </text:p>
            <text:p text:style-name="P94">app.persist.sgd.username = usr_sgd </text:p>
            <text:p text:style-name="P101">app.persist.sgd.password = &lt;%= pass_sgd %&gt; </text:p>
            <text:p text:style-name="P94">app.persist.sgd.port <text:s text:c="4"/>= 5432 </text:p>
            <text:p text:style-name="P94"/>
            <text:p text:style-name="P94">app.persist.cairu.adapter <text:s/>= database </text:p>
            <text:p text:style-name="P94">app.persist.cairu.driver <text:s text:c="2"/>= pgsql </text:p>
            <text:p text:style-name="P94">app.persist.cairu.source <text:s text:c="2"/>= db_sisicmbio </text:p>
            <text:p text:style-name="P94">app.persist.cairu.hostname = dbprd01 </text:p>
            <text:p text:style-name="P94">app.persist.cairu.username = usr_cairu </text:p>
            <text:p text:style-name="P101">app.persist.cairu.password = &lt;%= pass_cairu %&gt; </text:p>
            <text:p text:style-name="P94"><text:soft-page-break/>app.persist.cairu.port <text:s text:c="4"/>= 5432 </text:p>
            <text:p text:style-name="P94"/>
            <text:p text:style-name="P94">app.persist.capacitacao.adapter <text:s/>= database </text:p>
            <text:p text:style-name="P94">app.persist.capacitacao.driver <text:s text:c="2"/>= pgsql </text:p>
            <text:p text:style-name="P94">app.persist.capacitacao.source <text:s text:c="2"/>= db_sisicmbio </text:p>
            <text:p text:style-name="P94">app.persist.capacitacao.hostname = dbprd01 </text:p>
            <text:p text:style-name="P94">app.persist.capacitacao.username = usr_capacitacao </text:p>
            <text:p text:style-name="P101">app.persist.capacitacao.password = &lt;%= pass_capacitacao %&gt; </text:p>
            <text:p text:style-name="P94">app.persist.capacitacao.port <text:s text:c="4"/>= 5432 </text:p>
            <text:p text:style-name="P94"/>
            <text:p text:style-name="P94">app.persist.sofia.adapter <text:s/>= database </text:p>
            <text:p text:style-name="P94">app.persist.sofia.driver <text:s text:c="2"/>= pgsql </text:p>
            <text:p text:style-name="P94">app.persist.sofia.source <text:s text:c="2"/>= db_sisicmbio </text:p>
            <text:p text:style-name="P94">app.persist.sofia.hostname = dbprd01 </text:p>
            <text:p text:style-name="P94">app.persist.sofia.username = usr_sofia </text:p>
            <text:p text:style-name="P101">app.persist.sofia.password = &lt;%= pass_sofia %&gt; </text:p>
            <text:p text:style-name="P94">app.persist.sofia.port <text:s text:c="4"/>= 5432 </text:p>
            <text:p text:style-name="P94"/>
            <text:p text:style-name="P94">app.persist.ldap.adapter <text:s text:c="2"/>= ldap </text:p>
            <text:p text:style-name="P94">app.persist.ldap.driver <text:s text:c="3"/>= ldap </text:p>
            <text:p text:style-name="P94">app.persist.ldap.source <text:s text:c="3"/>= 'dc=icmbio,dc=gov,dc=br' </text:p>
            <text:p text:style-name="P94">app.persist.ldap.hostname <text:s/>= 10.197.32.131 </text:p>
            <text:p text:style-name="P94">app.persist.ldap.username <text:s/>= sysadmin@icmbio.gov.br </text:p>
            <text:p text:style-name="P101">app.persist.ldap.password <text:s/>= &lt;%= pass_ldap %&gt; </text:p>
            <text:p text:style-name="P94">app.persist.ldap.port <text:s text:c="5"/>= 389 </text:p>
            <text:p text:style-name="P96">app.persist.ldap.version <text:s text:c="2"/>= 3 </text:p>
            <text:p text:style-name="P100"/>
            <text:p text:style-name="P100">app.persist.voluntariado.adapter <text:s/>= database </text:p>
            <text:p text:style-name="P100">app.persist.voluntariado.driver <text:s text:c="2"/>= pgsql </text:p>
            <text:p text:style-name="P100">app.persist.voluntariado.source <text:s text:c="2"/>= db_sisicmbio </text:p>
            <text:p text:style-name="P100">app.persist.voluntariado.hostname = dbprd01 </text:p>
            <text:p text:style-name="P100">app.persist.voluntariado.username = usr_voluntariado </text:p>
            <text:p text:style-name="P103">app.persist.voluntariado.password = "&lt;%= pass_voluntariado %&gt;" </text:p>
            <text:p text:style-name="P100">app.persist.voluntariado.port <text:s text:c="4"/>= 5432</text:p>
            <text:p text:style-name="P94"/>
            <text:p text:style-name="P94">;; WebService Persist - CPF - <text:s/>InfoConv ;; </text:p>
            <text:p text:style-name="P94">app.persist.infoconv_cpf_ws.adapter <text:s text:c="4"/>= webservice </text:p>
            <text:p text:style-name="P94">app.persist.infoconv_cpf_ws.driver <text:s text:c="5"/>= webservice </text:p>
            <text:p text:style-name="P94">app.persist.infoconv_cpf_ws.hostname <text:s text:c="3"/>= 'https://infoconv.receita.fazenda.gov.br/ws/cpf/ConsultarCPF.asmx?wsdl' </text:p>
            <text:p text:style-name="P94">app.persist.infoconv_cpf_ws.proxyhost <text:s text:c="2"/>= 'proxy.icmbio.gov.br' </text:p>
            <text:p text:style-name="P94">app.persist.infoconv_cpf_ws.proxyport <text:s text:c="2"/>= '8080' </text:p>
            <text:p text:style-name="P94">app.persist.infoconv_cpf_ws.username <text:s text:c="3"/>= </text:p>
            <text:p text:style-name="P94">app.persist.infoconv_cpf_ws.password <text:s text:c="3"/>= </text:p>
            <text:p text:style-name="P94">app.persist.infoconv_cpf_ws.certificate = /etc/certificado/cotec.pem </text:p>
            <text:p text:style-name="P94">app.persist.infoconv_cpf_ws.method <text:s text:c="5"/>= ConsultarCPFP3 </text:p>
            <text:p text:style-name="P94"/>
            <text:p text:style-name="P94">;; WebService Persist - CNPJ - InfoConv ;; </text:p>
            <text:p text:style-name="P94">app.persist.infoconv_cnpj_ws.adapter <text:s text:c="4"/>= webservice </text:p>
            <text:p text:style-name="P94">app.persist.infoconv_cnpj_ws.driver <text:s text:c="5"/>= webservice </text:p>
            <text:p text:style-name="P94">app.persist.infoconv_cnpj_ws.hostname <text:s text:c="3"/>= 'https://infoconv.receita.fazenda.gov.br/ws/cnpj/ConsultarCNPJ.asmx?wsdl' </text:p>
            <text:p text:style-name="P94">app.persist.infoconv_cnpj_ws.proxyhost <text:s text:c="2"/>= 'proxy.icmbio.gov.br' </text:p>
            <text:p text:style-name="P94">app.persist.infoconv_cnpj_ws.proxyport <text:s text:c="2"/>= '8080' </text:p>
            <text:p text:style-name="P94">app.persist.infoconv_cnpj_ws.username <text:s text:c="3"/>= </text:p>
            <text:p text:style-name="P94">app.persist.infoconv_cnpj_ws.password <text:s text:c="3"/>= </text:p>
            <text:p text:style-name="P94"><text:soft-page-break/>app.persist.infoconv_cnpj_ws.certificate = /etc/certificado/cotec.pem </text:p>
            <text:p text:style-name="P94">app.persist.infoconv_cnpj_ws.method <text:s text:c="5"/>= ConsultarCNPJP3 </text:p>
            <text:p text:style-name="P94"/>
            <text:p text:style-name="P94">app.authSystem = https://sicae.sisicmbio.icmbio.gov.br/ </text:p>
            <text:p text:style-name="P94"/>
            <text:p text:style-name="P94">;; </text:p>
            <text:p text:style-name="P94">;; [layout] </text:p>
            <text:p text:style-name="P94">;; </text:p>
            <text:p text:style-name="P94">app.layout.cdn = https://static_cdn.sisicmbio.icmbio.gov.br/ </text:p>
            <text:p text:style-name="P94">;; </text:p>
            <text:p text:style-name="P94">;; [common all stage] </text:p>
            <text:p text:style-name="P94">app.layout.all.head.title = '{"content": "SIAL :: Exemplo de uso do SIALApplication"}' </text:p>
            <text:p text:style-name="P94">;; </text:p>
            <text:p text:style-name="P94">;; meta informacao do documento </text:p>
            <text:p text:style-name="P94">app.layout.all.head.meta[] = '{"http-equiv": "Content-Type", "content":"text/html; charset=utf-8"}' </text:p>
            <text:p text:style-name="P94">app.layout.all.head.meta[] = '{"name": "viewport", "content": "width=device-width, initial-scale=1.0"}' </text:p>
            <text:p text:style-name="P94">;; </text:p>
            <text:p text:style-name="P94">;; js elements </text:p>
            <text:p text:style-name="P94">app.layout.all.head.javascript[] = '{"src": "https://tcti.sicae.sisicmbio.icmbio.gov.br/assets/js/library/jquery.js"}' </text:p>
            <text:p text:style-name="P94">app.layout.all.head.javascript[] = '{"src": "https://tcti.sicae.sisicmbio.icmbio.gov.br/assets/js/library/bootstrap.js"}' </text:p>
            <text:p text:style-name="P94">app.layout.all.body.HMenu = '{}' </text:p>
            <text:p text:style-name="P94">;; </text:p>
            <text:p text:style-name="P94">;; css elements </text:p>
            <text:p text:style-name="P94">app.layout.all.head.stylesheet[] = '{"href": "https://tcti.sicae.sisicmbio.icmbio.gov.br/assets/css/style.css", "media": "screen", "rel": "stylesheet", "type": "text/css"}' </text:p>
            <text:p text:style-name="P94">app.layout.all.head.stylesheet[] = '{"href": "https://tcti.sicae.sisicmbio.icmbio.gov.br/assets/css/style-correct.css", "media": "screen", "rel": "stylesheet", "type": "text/css"}' </text:p>
            <text:p text:style-name="P94">app.layout.all.head.stylesheet[] = '{"href": "https://tcti.sicae.sisicmbio.icmbio.gov.br/assets/css/style-responsive.css", "media": "screen", "rel": "stylesheet", "type": "text/css"}' </text:p>
            <text:p text:style-name="P94">app.layout.all.head.stylesheet[] = '{"href": "https://tcti.sicae.sisicmbio.icmbio.gov.br/css/style.css", "media": "screen", "rel": "stylesheet", "type": "text/css"}' </text:p>
            <text:p text:style-name="P94">app.layout.all.head.stylesheet[] = '{"href": "https://tcti.sicae.sisicmbio.icmbio.gov.br/assets/css/nestedAccordion.css", "media": "screen", "rel": "stylesheet", "type": "text/css"}' </text:p>
            <text:p text:style-name="P94">app.layout.all.head.stylesheet[] = '{"href": "https://tcti.sicae.sisicmbio.icmbio.gov.br/assets/css/datatable_bootstrap.css", "media": "screen", "rel": "stylesheet", "type": "text/css"}' </text:p>
            <text:p text:style-name="P94">app.layout.all.head.stylesheet[] = '{"href": "https://tcti.sicae.sisicmbio.icmbio.gov.br/assets/css/jquery.simpleautocomplete.css", "media": "screen", "rel": "stylesheet", "type": "text/css"}' </text:p>
            <text:p text:style-name="P94">;; </text:p>
            <text:p text:style-name="P94">;; [unauth stage] </text:p>
            <text:p text:style-name="P94">;; </text:p>
            <text:p text:style-name="P94"><text:soft-page-break/>;; define o(s) elemento(s) usado(s) no layout padrao </text:p>
            <text:p text:style-name="P94">;; elementos presentes em todos os estados da aplicacao (autenticado ou nao) </text:p>
            <text:p text:style-name="P94">app.layout.unauth.body.login = '{"name" : "formLogin", "legend" : "Login", "action": "/auth", "input": [{"name": "fldUsername", "label": "usuário", "id": "username_id", <text:s/>"type": "text", "required": true}, {"name": "fldDassword", "label": "senha", <text:s text:c="2"/>"id": "passsword_id", "type": "password", "required": true}], "toolbar": [{"text": "login", "type": "submit"}]}' </text:p>
            <text:p text:style-name="P94">;; </text:p>
            <text:p text:style-name="P94">;; [auth stage] </text:p>
            <text:p text:style-name="P94">;; </text:p>
            <text:p text:style-name="P94">;; elementos presentes quando o usuario estiver altenticado informe TRUE para o metodo </text:p>
            <text:p text:style-name="P94">;; SIALApplication::auth, ou informe FALSE para definir o contrario, este falor eh o valor padrao </text:p>
            <text:p text:style-name="P94">;app.layout.auth.body.navbar = </text:p>
            <text:p text:style-name="P94">;; </text:p>
            <text:p text:style-name="P94"/>
            <text:p text:style-name="P94">;; ;; SISVP ;; ;; </text:p>
            <text:p text:style-name="P94">app.sisvp.data.upload.directory = /var/www/html/mainapp/br/gov/mainapp/data/sisvp/ </text:p>
            <text:p text:style-name="P94">;; ;; FIM SISVP ;; ;; </text:p>
            <text:p text:style-name="P94"/>
            <text:p text:style-name="P94">;; ;; SIT ;; ;; </text:p>
            <text:p text:style-name="P94">;; ATENÇÃO: NÃO é necessario alterar os endereços abaixos </text:p>
            <text:p text:style-name="P94">;; a constante '__MAINAPPDOCS__' é definida na public/index.php </text:p>
            <text:p text:style-name="P94">;; diretório de upload para os arquivos do SIT </text:p>
            <text:p text:style-name="P94">app.sit.data.upload.directory = __MAINAPPDOCS__"/br/gov/mainapp/data/sit/uploads" </text:p>
            <text:p text:style-name="P104">app.sit.mail.notify.update = "sit@icmbio.gov.br"</text:p>
            <text:p text:style-name="P94">;; ;; FIM SIT ;; ;; </text:p>
            <text:p text:style-name="P94"/>
            <text:p text:style-name="P94">;; ;; SISFAMILIAS ;; ;; </text:p>
            <text:p text:style-name="P94">;; diretório de armazenamento dos templates de email </text:p>
            <text:p text:style-name="P94">app.sisfamilias.email_templates_dir = __MAINAPPDOCS__"/br/gov/mainapp/application/sisfamilias/questionarioFamilia/emailTemplate" </text:p>
            <text:p text:style-name="P94"/>
            <text:p text:style-name="P94">;; diretório de upload para as mídias </text:p>
            <text:p text:style-name="P94">app.sisfamilias.data.upload.directory = __MAINAPPDOCS__"/br/gov/mainapp/data/sisfamilias" </text:p>
            <text:p text:style-name="P94"/>
            <text:p text:style-name="P94">;; tamanho máximo do arquivo de mídia </text:p>
            <text:p text:style-name="P94">app.sisfamilias.max_upload_size = '20971520' </text:p>
            <text:p text:style-name="P94">;; ;; FIM SISFAMILIAS ;; ;; </text:p>
            <text:p text:style-name="P94"/>
            <text:p text:style-name="P94">;; ;; SISMidia ;; ;; </text:p>
            <text:p text:style-name="P94">;; ATENÇÃO: NÃO é necessariO alterar os endereços abaixos </text:p>
            <text:p text:style-name="P94">;; a constante '__MAINAPPDOCS__' é definida na public/index.php </text:p>
            <text:p text:style-name="P94">;; diretório de upload para as mídias do sismidia </text:p>
            <text:p text:style-name="P94">app.sismidia.data.upload.directory = __MAINAPPDOCS__"/br/gov/mainapp/data/sismidia/uploads" </text:p>
            <text:p text:style-name="P94"/>
            <text:p text:style-name="P94">;; diretório de armazenamento dos thumbnails </text:p>
            <text:p text:style-name="P94">app.sismidia.data.thumbnail.directory = __MAINAPPDOCS__"/br/gov/mainapp/data/sismidia/thumbs" </text:p>
            <text:p text:style-name="P94"><text:soft-page-break/></text:p>
            <text:p text:style-name="P94">;; diretório de armazenamento dos templates de email </text:p>
            <text:p text:style-name="P94">app.sismidia.email_templates_dir = __MAINAPPDOCS__"/br/gov/mainapp/application/sismidia/emailTemplates" </text:p>
            <text:p text:style-name="P94"/>
            <text:p text:style-name="P94">;; tamanho máximo do arquivo de mídia </text:p>
            <text:p text:style-name="P94">app.sismidia.max_upload_size = '20971520' </text:p>
            <text:p text:style-name="P94">;; ;; FIM SISMidia ;; ;; </text:p>
            <text:p text:style-name="P94"/>
            <text:p text:style-name="P94">;; ;; SGD ;; ;; </text:p>
            <text:p text:style-name="P94">;; diretório de upload para as fotos do Sgd </text:p>
            <text:p text:style-name="P94">app.sgd.data.upload.directory = __MAINAPPDOCS__"/br/gov/mainapp/data/sgd/uploads" </text:p>
            <text:p text:style-name="P94"/>
            <text:p text:style-name="P94">;; diretório de armazenamento dos thumbnails </text:p>
            <text:p text:style-name="P94">app.sgd.data.thumbnail.directory = __MAINAPPDOCS__"/br/gov/mainapp/data/sgd/thumbs" </text:p>
            <text:p text:style-name="P101"/>
            <text:p text:style-name="P94">;; ;; SIMAC ;; ;; </text:p>
            <text:p text:style-name="P94">;; diretório de upload para as fotos do Simac </text:p>
            <text:p text:style-name="P94">app.simac.data.upload.directory = __MAINAPPDOCS__"/br/gov/mainapp/data/simac/uploads" </text:p>
            <text:p text:style-name="P94"/>
            <text:p text:style-name="P94">;; diretório de armazenamento dos thumbnails </text:p>
            <text:p text:style-name="P94">app.simac.data.thumbnail.directory = __MAINAPPDOCS__"/br/gov/mainapp/data/simac/thumbs" </text:p>
            <text:p text:style-name="P94"/>
            <text:p text:style-name="P94">;; diretório de upload para os documentos de eventos de capacitacao do Simac </text:p>
            <text:p text:style-name="P94">app.simac.data.capacitacao.directory = __MAINAPPDOCS__"/br/gov/mainapp/data/simac/eventos/capacitacao" </text:p>
            <text:p text:style-name="P94"/>
            <text:p text:style-name="P94">;; diretório de upload para os documentos de eventos de avaliacao psicologica do Simac </text:p>
            <text:p text:style-name="P94">app.simac.data.avaliacao.directory = __MAINAPPDOCS__"/br/gov/mainapp/data/simac/eventos/avaliacao" </text:p>
            <text:p text:style-name="P94"/>
            <text:p text:style-name="P94">;; tamanho máximo do arquivo de mídia </text:p>
            <text:p text:style-name="P94">app.simac.max_upload_size = '20971520' </text:p>
            <text:p text:style-name="P94"/>
            <text:p text:style-name="P94">;; [configuracao para integrador SISBio] </text:p>
            <text:p text:style-name="P94">;; aponta para onde sera direcionado </text:p>
            <text:p text:style-name="P94">app.sisbio.redirectflow.source = sisbio.sisicmbio.icmbio.gov.br </text:p>
            <text:p text:style-name="P94">app.sisbio.redirectflow.target = sisbiofsw.sisicmbio.icmbio.gov.br </text:p>
            <text:p text:style-name="P94">;; ;; FIM SIMAC ;; ;; </text:p>
            <text:p text:style-name="P99"/>
            <text:p text:style-name="P99">;; ;; VOLUNTARIADO ;; ;; </text:p>
            <text:p text:style-name="P99"/>
            <text:p text:style-name="P99">;; diretório de upload para as mídias </text:p>
            <text:p text:style-name="P99">app.voluntariado.data.upload.directory = __MAINAPPDOCS__"/br/gov/mainapp/data/voluntariado" </text:p>
            <text:p text:style-name="P99"/>
            <text:p text:style-name="P99">;; tamanho máximo do arquivo de mídia </text:p>
            <text:p text:style-name="P99">app.voluntariado.max_upload_size = '20971520' </text:p>
            <text:p text:style-name="P99"/>
            <text:p text:style-name="P99">;; ;; FIM VOLUNTARIADO ;; ;;</text:p>
            <text:p text:style-name="P94">;;;;;;;;;;;;;;;;;;;;;;;;;;;;;;;;;;;;;;;;;;;;;;;;;;;;;;;;;;;;;;;;;;;;;;;<text:soft-page-break/>;;;;;;;;;;;;;;;;;;;;;;;;;;;; production; </text:p>
            <text:p text:style-name="P94"/>
            <text:p text:style-name="P94">[hmg : production] </text:p>
            <text:p text:style-name="P94"/>
            <text:p text:style-name="P97">php.environment.name = hmg</text:p>
            <text:p text:style-name="P94"/>
            <text:p text:style-name="P94">php.environment.ini.display_errors = TRUE </text:p>
            <text:p text:style-name="P94">php.environment.ini.error_level = E_ALL &amp; ~(E_STRICT|E_NOTICE) </text:p>
            <text:p text:style-name="P94"/>
            <text:p text:style-name="P94">app.authSystem = https://hmg.sicae.sisicmbio.icmbio.gov.br/ </text:p>
            <text:p text:style-name="P94"/>
            <text:p text:style-name="P94">app.layout.cdn = https://hmg.static.cdn.icmbio.gov.br/ </text:p>
            <text:p text:style-name="P94"/>
            <text:p text:style-name="P94">app.sit.mail.notify.update = "aline.gouveia@icmbio.gov.br" </text:p>
            <text:p text:style-name="P94"/>
            <text:p text:style-name="P94">app.sisbio.redirectflow.source = hmg.sisbio.sisicmbio.icmbio.gov.br </text:p>
            <text:p text:style-name="P94">app.sisbio.redirectflow.target = hmg.sisbiofsw.sisicmbio.icmbio.gov.br </text:p>
            <text:p text:style-name="P94"/>
            <text:p text:style-name="P94">app.persist.libcorp.hostname = dbhmg01 </text:p>
            <text:p text:style-name="P94">app.persist.libcorp.username = usr_libcorp </text:p>
            <text:p text:style-name="P94">app.persist.libcorp.password = usr_libcorp </text:p>
            <text:p text:style-name="P94"/>
            <text:p text:style-name="P94">app.persist.infoconv.hostname = dbhmg01 </text:p>
            <text:p text:style-name="P94">app.persist.infoconv.username = usr_infoconv </text:p>
            <text:p text:style-name="P94">app.persist.infoconv.password = usr_infoconv </text:p>
            <text:p text:style-name="P94"/>
            <text:p text:style-name="P94">app.persist.radius.hostname = dbhmg01 </text:p>
            <text:p text:style-name="P94">app.persist.radius.username = usr_radius </text:p>
            <text:p text:style-name="P94">app.persist.radius.password = usr_radius </text:p>
            <text:p text:style-name="P94"/>
            <text:p text:style-name="P94">app.persist.simac.hostname = dbhmg01 </text:p>
            <text:p text:style-name="P94">app.persist.simac.username = usr_simac </text:p>
            <text:p text:style-name="P94">app.persist.simac.password = usr_simac </text:p>
            <text:p text:style-name="P94"/>
            <text:p text:style-name="P94">app.persist.sismidia.hostname = dbhmg01 </text:p>
            <text:p text:style-name="P94">app.persist.sismidia.username = usr_sismidia </text:p>
            <text:p text:style-name="P94">app.persist.sismidia.password = usr_sismidia </text:p>
            <text:p text:style-name="P94"/>
            <text:p text:style-name="P94">app.persist.sicae.hostname = dbhmg01 </text:p>
            <text:p text:style-name="P94">app.persist.sicae.username = usr_sicae </text:p>
            <text:p text:style-name="P94">app.persist.sicae.password = usr_sicae </text:p>
            <text:p text:style-name="P94"/>
            <text:p text:style-name="P94">app.persist.brigadista.hostname = dbhmg01 </text:p>
            <text:p text:style-name="P94">app.persist.brigadista.username = usr_brigadista </text:p>
            <text:p text:style-name="P94">app.persist.brigadista.password = usr_brigadista </text:p>
            <text:p text:style-name="P94"/>
            <text:p text:style-name="P94">app.persist.sisvp.hostname = dbhmg01 </text:p>
            <text:p text:style-name="P94">app.persist.sisvp.username = usr_sisvp </text:p>
            <text:p text:style-name="P94">app.persist.sisvp.password = usr_sisvp </text:p>
            <text:p text:style-name="P94"/>
            <text:p text:style-name="P94">app.persist.sisbio.hostname = dbhmg01 </text:p>
            <text:p text:style-name="P94">app.persist.sisbio.username = usr_sisbio </text:p>
            <text:p text:style-name="P94">app.persist.sisbio.password = usr_sisbio </text:p>
            <text:p text:style-name="P94"/>
            <text:p text:style-name="P94">app.persist.sit.hostname = dbhmg01 </text:p>
            <text:p text:style-name="P94">app.persist.sit.username = usr_sit </text:p>
            <text:p text:style-name="P94">app.persist.sit.password = usr_sit </text:p>
            <text:p text:style-name="P94"><text:soft-page-break/></text:p>
            <text:p text:style-name="P94">app.persist.sisfamilias.hostname = dbhmg01 </text:p>
            <text:p text:style-name="P94">app.persist.sisfamilias.username = usr_sisfamilias </text:p>
            <text:p text:style-name="P94">app.persist.sisfamilias.password = usr_sisfamilias </text:p>
            <text:p text:style-name="P94"/>
            <text:p text:style-name="P94">app.persist.sgd.hostname = dbhmg01 </text:p>
            <text:p text:style-name="P94">app.persist.sgd.username = usr_sgd </text:p>
            <text:p text:style-name="P94">app.persist.sgd.password = usr_sgd </text:p>
            <text:p text:style-name="P94"/>
            <text:p text:style-name="P94">app.persist.cairu.hostname = dbhmg01 </text:p>
            <text:p text:style-name="P94">app.persist.cairu.username = usr_cairu </text:p>
            <text:p text:style-name="P94">app.persist.cairu.password = usr_cairu </text:p>
            <text:p text:style-name="P94"/>
            <text:p text:style-name="P94">app.persist.capacitacao.hostname = dbhmg01 </text:p>
            <text:p text:style-name="P94">app.persist.capacitacao.username = usr_capacitacao </text:p>
            <text:p text:style-name="P94">app.persist.capacitacao.password = usr_capacitacao </text:p>
            <text:p text:style-name="P94"/>
            <text:p text:style-name="P94">app.persist.sofia.hostname = dbhmg01 </text:p>
            <text:p text:style-name="P94">app.persist.sofia.username = usr_sofia </text:p>
            <text:p text:style-name="P94">app.persist.sofia.password = usr_sofia </text:p>
            <text:p text:style-name="P94"/>
            <text:p text:style-name="P94">app.persist.ldap.source <text:s text:c="3"/>= 'dc=dsvicmbio,dc=gov,dc=br' </text:p>
            <text:p text:style-name="P94">app.persist.ldap.hostname <text:s/>= 10.197.93.131 </text:p>
            <text:p text:style-name="P94">app.persist.ldap.username <text:s/>= adminbsa@dsvicmbio.gov.br </text:p>
            <text:p text:style-name="P94">app.persist.ldap.password <text:s/>= 123456Aa </text:p>
            <text:p text:style-name="P109"/>
            <text:p text:style-name="P109">app.persist.voluntariado.hostname = dbhmg01</text:p>
            <text:p text:style-name="P109">app.persist.voluntariado.username = usr_voluntariado</text:p>
            <text:p text:style-name="P109">app.persist.voluntariado.password = usr_voluntariado</text:p>
            <text:p text:style-name="P94"/>
            <text:p text:style-name="P94">app.persist.infoconv_cpf_ws.method = ConsultarCPFP3T </text:p>
            <text:p text:style-name="P94"/>
            <text:p text:style-name="P94">app.persist.infoconv_cnpj_ws.method = ConsultarCNPJP3T </text:p>
            <text:p text:style-name="P94"/>
            <text:p text:style-name="P94">;;;;;;;;;;;;;;;;;;;;;;;;;;;;;;;;;;;;;;;;;;;;;;;;;;;;;;;;;;;;;;;;;;;;;;;;;;;;;;;;;;;;;;;;;;;;;;;;;;; hmg; </text:p>
            <text:p text:style-name="P94"/>
            <text:p text:style-name="P94">[tcti : hmg] </text:p>
            <text:p text:style-name="P94"/>
            <text:p text:style-name="P102">php.environment.name = tcti</text:p>
            <text:p text:style-name="P94"/>
            <text:p text:style-name="P94">app.authSystem = https://tcti.sicae.sisicmbio.icmbio.gov.br/ </text:p>
            <text:p text:style-name="P94"/>
            <text:p text:style-name="P94">app.layout.cdn = https://tcti.static.cdn.icmbio.gov.br/ </text:p>
            <text:p text:style-name="P94"/>
            <text:p text:style-name="P94">app.sisbio.redirectflow.source = tcti.sisbio.sisicmbio.icmbio.gov.br </text:p>
            <text:p text:style-name="P94">app.sisbio.redirectflow.target = tcti.sisbiofsw.sisicmbio.icmbio.gov.br </text:p>
            <text:p text:style-name="P94"/>
            <text:p text:style-name="P94">app.persist.libcorp.source <text:s text:c="2"/>= db_tcti_sisicmbio </text:p>
            <text:p text:style-name="P94">app.persist.libcorp.hostname = dbtcti01 </text:p>
            <text:p text:style-name="P94"/>
            <text:p text:style-name="P94">app.persist.infoconv.source <text:s text:c="2"/>= db_tcti_sisicmbio </text:p>
            <text:p text:style-name="P94">app.persist.infoconv.hostname = dbtcti01 </text:p>
            <text:p text:style-name="P94"/>
            <text:p text:style-name="P94">app.persist.sisvp.source <text:s text:c="2"/>= db_tcti_sisvp </text:p>
            <text:p text:style-name="P94">app.persist.sisvp.hostname = dbtcti01 </text:p>
            <text:p text:style-name="P94"/>
            <text:p text:style-name="P94"><text:soft-page-break/>app.persist.simac.source <text:s text:c="2"/>= db_tcti_sisicmbio </text:p>
            <text:p text:style-name="P94">app.persist.simac.hostname = dbtcti01 </text:p>
            <text:p text:style-name="P94"/>
            <text:p text:style-name="P94">app.persist.sismidia.source <text:s text:c="2"/>= db_tcti_sisicmbio </text:p>
            <text:p text:style-name="P94">app.persist.sismidia.hostname = dbtcti01 </text:p>
            <text:p text:style-name="P94"/>
            <text:p text:style-name="P94">app.persist.sabia.source <text:s text:c="2"/>= db_tcti_sisicmbio </text:p>
            <text:p text:style-name="P94">app.persist.sabia.hostname = dbtcti01 </text:p>
            <text:p text:style-name="P94"/>
            <text:p text:style-name="P94">app.persist.radius.source <text:s text:c="2"/>= db_tcti_sisicmbio </text:p>
            <text:p text:style-name="P94">app.persist.radius.hostname = dbtcti01 </text:p>
            <text:p text:style-name="P94"/>
            <text:p text:style-name="P94">app.persist.sicae.source <text:s text:c="2"/>= db_tcti_sisicmbio </text:p>
            <text:p text:style-name="P94">app.persist.sicae.hostname = dbtcti01 </text:p>
            <text:p text:style-name="P94"/>
            <text:p text:style-name="P94">app.persist.brigadista.source <text:s text:c="2"/>= db_tcti_sisicmbio </text:p>
            <text:p text:style-name="P94">app.persist.brigadista.hostname = dbtcti01 </text:p>
            <text:p text:style-name="P94"/>
            <text:p text:style-name="P94">app.persist.sisvp.source <text:s text:c="2"/>= db_tcti_sisicmbio </text:p>
            <text:p text:style-name="P94">app.persist.sisvp.hostname = dbtcti01 </text:p>
            <text:p text:style-name="P94"/>
            <text:p text:style-name="P94">app.persist.sisbio.source <text:s text:c="2"/>= db_tcti_sisicmbio </text:p>
            <text:p text:style-name="P94">app.persist.sisbio.hostname = dbtcti01 </text:p>
            <text:p text:style-name="P94"/>
            <text:p text:style-name="P94">app.persist.sit.source <text:s text:c="2"/>= db_tcti_sisicmbio </text:p>
            <text:p text:style-name="P94">app.persist.sit.hostname = dbtcti01 </text:p>
            <text:p text:style-name="P94"/>
            <text:p text:style-name="P94">app.persist.sisfamilias.source <text:s text:c="2"/>= db_tcti_sisicmbio </text:p>
            <text:p text:style-name="P94">app.persist.sisfamilias.hostname = dbtcti01 </text:p>
            <text:p text:style-name="P94"/>
            <text:p text:style-name="P94">app.persist.sgd.source <text:s text:c="2"/>= db_tcti_sisicmbio </text:p>
            <text:p text:style-name="P94">app.persist.sgd.hostname = dbtcti01 </text:p>
            <text:p text:style-name="P94"/>
            <text:p text:style-name="P94">app.persist.cairu.source <text:s text:c="2"/>= db_tcti_sisicmbio </text:p>
            <text:p text:style-name="P94">app.persist.cairu.hostname = dbtcti01 </text:p>
            <text:p text:style-name="P94"/>
            <text:p text:style-name="P94">app.persist.capacitacao.source <text:s text:c="2"/>= db_tcti_sisicmbio </text:p>
            <text:p text:style-name="P94">app.persist.capacitacao.hostname = dbtcti01 </text:p>
            <text:p text:style-name="P94"/>
            <text:p text:style-name="P94">app.persist.sofia.source <text:s text:c="2"/>= db_tcti_sisicmbio </text:p>
            <text:p text:style-name="P95">app.persist.sofia.hostname = dbtcti01 </text:p>
            <text:p text:style-name="P98"/>
            <text:p text:style-name="P98">app.persist.voluntariado.source <text:s text:c="2"/>= db_tcti_sisicmbio </text:p>
            <text:p text:style-name="P98">app.persist.voluntariado.hostname = dbtcti01</text:p>
            <text:p text:style-name="P94"/>
            <text:p text:style-name="P94">;;;;;;;;;;;;;;;;;;;;;;;;;;;;;;;;;;;;;;;;;;;;;;;;;;;;;;;;;;;;;;;;;;;;;;;;;;;;;;;;;;;;;;;;;;;;;;;;;;; tcti; </text:p>
            <text:p text:style-name="P94"/>
            <text:p text:style-name="P94">[development : hmg] </text:p>
            <text:p text:style-name="P94"/>
            <text:p text:style-name="P102">php.environment.name = development</text:p>
            <text:p text:style-name="P94"/>
            <text:p text:style-name="P94">app.authSystem = http://dev.sicae.sisicmbio.icmbio.gov.br/ </text:p>
            <text:p text:style-name="P94"/>
            <text:p text:style-name="P94">app.layout.cdn = http://dev.static.cdn.icmbio.gov.br/ </text:p>
            <text:p text:style-name="P94"/>
            <text:p text:style-name="P94">app.sit.mail.notify.update = "alvaro.flores@icmbio.gov.br" </text:p>
            <text:p text:style-name="P94"><text:soft-page-break/></text:p>
            <text:p text:style-name="P94">app.sisbio.redirectflow.source = dev.sisbio.sisicmbio.icmbio.gov.br </text:p>
            <text:p text:style-name="P94">app.sisbio.redirectflow.target = dev.sisbiofsw.sisicmbio.icmbio.gov.br </text:p>
            <text:p text:style-name="P94"/>
            <text:p text:style-name="P94">app.persist.libcorp.source <text:s text:c="2"/>= db_dev_cotec </text:p>
            <text:p text:style-name="P94">app.persist.libcorp.hostname = dbdsv01 </text:p>
            <text:p text:style-name="P94"/>
            <text:p text:style-name="P94">app.persist.infoconv.source <text:s text:c="2"/>= db_dev_cotec </text:p>
            <text:p text:style-name="P94">app.persist.infoconv.hostname = dbdsv01 </text:p>
            <text:p text:style-name="P94"/>
            <text:p text:style-name="P94">app.persist.sisvp.source <text:s text:c="2"/>= db_tcti_sisvp </text:p>
            <text:p text:style-name="P94">app.persist.sisvp.hostname = dbtcti01 </text:p>
            <text:p text:style-name="P94"/>
            <text:p text:style-name="P94">app.persist.simac.source <text:s text:c="2"/>= db_dev_cotec </text:p>
            <text:p text:style-name="P94">app.persist.simac.hostname = dbdsv01 </text:p>
            <text:p text:style-name="P94"/>
            <text:p text:style-name="P94">app.persist.sismidia.source <text:s text:c="2"/>= db_dev_cotec </text:p>
            <text:p text:style-name="P94">app.persist.sismidia.hostname = dbdsv01 </text:p>
            <text:p text:style-name="P94"/>
            <text:p text:style-name="P94">app.persist.sabia.source <text:s text:c="2"/>= db_dev_cotec </text:p>
            <text:p text:style-name="P94">app.persist.sabia.hostname = dbdsv01 </text:p>
            <text:p text:style-name="P94"/>
            <text:p text:style-name="P94">app.persist.radius.source <text:s text:c="2"/>= db_dev_cotec </text:p>
            <text:p text:style-name="P94">app.persist.radius.hostname = dbdsv01 </text:p>
            <text:p text:style-name="P94"/>
            <text:p text:style-name="P94">app.persist.sicae.source <text:s text:c="2"/>= db_dev_cotec </text:p>
            <text:p text:style-name="P94">app.persist.sicae.hostname = dbdsv01 </text:p>
            <text:p text:style-name="P94"/>
            <text:p text:style-name="P94">app.persist.brigadista.source <text:s text:c="2"/>= db_dev_cotec </text:p>
            <text:p text:style-name="P94">app.persist.brigadista.hostname = dbdsv01 </text:p>
            <text:p text:style-name="P94"/>
            <text:p text:style-name="P94">app.persist.sisvp.source <text:s text:c="2"/>= db_dev_cotec </text:p>
            <text:p text:style-name="P94">app.persist.sisvp.hostname = dbdsv01 </text:p>
            <text:p text:style-name="P94"/>
            <text:p text:style-name="P94">app.persist.sisbio.source <text:s text:c="2"/>= db_dev_cotec </text:p>
            <text:p text:style-name="P94">app.persist.sisbio.hostname = dbdsv01 </text:p>
            <text:p text:style-name="P94"/>
            <text:p text:style-name="P94">app.persist.sit.source <text:s text:c="2"/>= db_dev_cotec </text:p>
            <text:p text:style-name="P94">app.persist.sit.hostname = dbdsv01 </text:p>
            <text:p text:style-name="P94"/>
            <text:p text:style-name="P94">app.persist.sisfamilias.source <text:s text:c="2"/>= db_dev_cotec </text:p>
            <text:p text:style-name="P94">app.persist.sisfamilias.hostname = dbdsv01 </text:p>
            <text:p text:style-name="P94"/>
            <text:p text:style-name="P94">app.persist.sgd.source <text:s text:c="2"/>= db_dev_cotec </text:p>
            <text:p text:style-name="P94">app.persist.sgd.hostname = dbdsv01 </text:p>
            <text:p text:style-name="P94"/>
            <text:p text:style-name="P94">app.persist.cairu.source <text:s text:c="2"/>= db_dev_cotec </text:p>
            <text:p text:style-name="P94">app.persist.cairu.hostname = dbdsv01 </text:p>
            <text:p text:style-name="P94"/>
            <text:p text:style-name="P94">app.persist.capacitacao.source <text:s text:c="2"/>= db_dev_cotec </text:p>
            <text:p text:style-name="P94">app.persist.capacitacao.hostname = dbdsv01 </text:p>
            <text:p text:style-name="P94"/>
            <text:p text:style-name="P94">app.persist.sofia.source <text:s text:c="2"/>= db_dev_cotec </text:p>
            <text:p text:style-name="P95">app.persist.sofia.hostname = dbdsv01 </text:p>
            <text:p text:style-name="P98"/>
            <text:p text:style-name="P98">app.persist.voluntariado.source <text:s text:c="2"/>= db_dev_cotec </text:p>
            <text:p text:style-name="P98">app.persist.voluntariado.hostname = dbdsv01</text:p>
            <text:p text:style-name="P94"><text:soft-page-break/></text:p>
            <text:p text:style-name="P94">;;;;;;;;;;;;;;;;;;;;;;;;;;;;;;;;;;;;;;;;;;;;;;;;;;;;;;;;;;;;;;;;;;;;;;;;;;;;;;;;;;;;;;;;;;;;;;;;;;; development; </text:p>
            <text:p text:style-name="P94"/>
            <text:p text:style-name="P94">[testing : hmg] </text:p>
            <text:p text:style-name="P94"/>
            <text:p text:style-name="P102">php.environment.name = testing</text:p>
            <text:p text:style-name="P97"/>
            <text:p text:style-name="P94">app.authSystem = https://dev.sicae.sisicmbio.icmbio.gov.br/ </text:p>
            <text:p text:style-name="P94"/>
            <text:p text:style-name="P94">app.layout.cdn = https://dsv.static.cdn.icmbio.gov.br/ </text:p>
            <text:p text:style-name="P94"/>
            <text:p text:style-name="P94">app.persist.libcorp.source <text:s text:c="2"/>= db_sgdoce </text:p>
            <text:p text:style-name="P94">app.persist.libcorp.hostname = 10.197.93.27 </text:p>
            <text:p text:style-name="P94">app.persist.libcorp.username = usr_sgdoce </text:p>
            <text:p text:style-name="P94">app.persist.libcorp.password = usr_sgdoce </text:p>
            <text:p text:style-name="P94"/>
            <text:p text:style-name="P94">;;;;;;;;;;;;;;;;;;;;;;;;;;;;;;;;;;;;;;;;;;;;;;;;;;;;;;;;;;;;;;;;;;;;;;;;;;;;;;;;;;;;;;;;;;;;;;;;;;; testing; </text:p>
            <text:p text:style-name="P94"/>
            <text:p text:style-name="P94">[treinamento : hmg] </text:p>
            <text:p text:style-name="P94"/>
            <text:p text:style-name="P102">php.environment.name = <text:s/><text:span text:style-name="T50">treinamento</text:span></text:p>
            <text:p text:style-name="P97"/>
            <text:p text:style-name="P94">app.authSystem = https://trn.sicae.sisicmbio.icmbio.gov.br/ </text:p>
            <text:p text:style-name="P94"/>
            <text:p text:style-name="P94">app.layout.cdn = https://trn.static.cdn.icmbio.gov.br/ </text:p>
            <text:p text:style-name="P94"/>
            <text:p text:style-name="P94">app.sisbio.redirectflow.source = trn.sisbio.sisicmbio.icmbio.gov.br </text:p>
            <text:p text:style-name="P94">app.sisbio.redirectflow.target = trn.sisbiofsw.sisicmbio.icmbio.gov.br </text:p>
            <text:p text:style-name="P94"/>
            <text:p text:style-name="P94">app.persist.libcorp.source <text:s text:c="4"/>= db_treinamento_sige </text:p>
            <text:p text:style-name="P94">app.persist.infoconv.source <text:s text:c="3"/>= db_treinamento_sige </text:p>
            <text:p text:style-name="P94">app.persist.radius.source <text:s text:c="5"/>= db_treinamento_sige </text:p>
            <text:p text:style-name="P94">app.persist.simac.source <text:s text:c="2"/><text:tab/> <text:s text:c="2"/>= db_treinamento_sige </text:p>
            <text:p text:style-name="P94">app.persist.sismidia.source <text:s text:c="3"/>= db_treinamento_sige </text:p>
            <text:p text:style-name="P94">app.persist.sicae.source <text:s text:c="2"/><text:tab/> <text:s text:c="2"/>= db_treinamento_sige </text:p>
            <text:p text:style-name="P94">app.persist.brigadista.source <text:s/>= db_treinamento_sige </text:p>
            <text:p text:style-name="P94">app.persist.sisvp.source <text:s text:c="6"/>= db_treinamento_sige </text:p>
            <text:p text:style-name="P94">app.persist.sisbio.source <text:s text:c="5"/>= db_treinamento_sige </text:p>
            <text:p text:style-name="P94">app.persist.sit.source <text:s text:c="8"/>= db_treinamento_sige </text:p>
            <text:p text:style-name="P94">app.persist.sgd.source <text:s text:c="8"/>= db_treinamento_sige </text:p>
            <text:p text:style-name="P94">app.persist.cairu.hostname <text:s text:c="4"/>= db_treinamento_sige </text:p>
            <text:p text:style-name="P94">app.persist.capacitacao.source = db_treinamento_sige </text:p>
            <text:p text:style-name="P94">app.persist.sofia.source <text:s text:c="6"/>= db_treinamento_sige </text:p>
            <text:p text:style-name="P94"/>
            <text:p text:style-name="P94">[trn : treinamento] </text:p>
            <text:p text:style-name="P97"/>
            <text:p text:style-name="P102">php.environment.name = <text:s/><text:span text:style-name="T50">tr</text:span>n</text:p>
            <text:p text:style-name="P97"/>
            <text:p text:style-name="P94">;;;;;;;;;;;;;;;;;;;;;;;;;;;;;;;;;;;;;;;;;;;;;;;;;;;;;;;;;;;;;;;;;;;;;;;;;;;;;;;;;;;;;;;;;;;;;;;;;;; treinamento; </text:p>
            <text:p text:style-name="P93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13">19 - <text:bookmark-start text:name="_Recursos_adicionais_de_banco de dad111"/>D<text:bookmark-end text:name="_Recursos_adicionais_de_banco de dad111"/>etalhamento do arquivo de configuração <text:span text:style-name="T17">PARA ZEND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5">Caminho do arquivo</text:p>
          </table:table-cell>
          <table:table-cell table:style-name="Table3.B2" office:value-type="string">
            <text:p text:style-name="P26">N/A</text:p>
          </table:table-cell>
        </table:table-row>
        <table:table-row table:style-name="Table3.3">
          <table:table-cell table:style-name="Table3.A3" table:number-columns-spanned="2" office:value-type="string">
            <text:p text:style-name="P4"/>
          </table:table-cell>
          <table:covered-table-cell/>
        </table:table-row>
      </table:table>
      <text:p text:style-name="Standard"><text:soft-pag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13">20 - <text:bookmark-start text:name="_Recursos_adicionais_de_banco de dad21"/>C<text:bookmark-end text:name="_Recursos_adicionais_de_banco de dad21"/>onfiguração de ambiente para ZEND e demais arquiteturas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5">Caminho do arquivo</text:p>
          </table:table-cell>
          <table:table-cell table:style-name="Table5.B2" office:value-type="string">
            <text:p text:style-name="P35"/>
          </table:table-cell>
        </table:table-row>
        <table:table-row table:style-name="Table5.3">
          <table:table-cell table:style-name="Table5.A3" table:number-columns-spanned="2" office:value-type="string">
            <text:p text:style-name="P34">Legenda: </text:p>
            <table:table table:name="Tabela19" table:style-name="Tabela19">
              <table:table-column table:style-name="Tabela19.A"/>
              <table:table-column table:style-name="Tabela19.B"/>
              <table:table-row>
                <table:table-cell table:style-name="Tabela19.A1" office:value-type="string">
                  <text:p text:style-name="P114">Cor</text:p>
                </table:table-cell>
                <table:table-cell table:style-name="Tabela19.B1" office:value-type="string">
                  <text:p text:style-name="P114">Descrição</text:p>
                </table:table-cell>
              </table:table-row>
              <table:table-row>
                <table:table-cell table:style-name="Tabela19.A3" office:value-type="string">
                  <text:p text:style-name="P115">Cinza</text:p>
                </table:table-cell>
                <table:table-cell table:style-name="Tabela19.B3" office:value-type="string">
                  <text:p text:style-name="P114">Nome do ambien<text:bookmark-start text:name="__DdeLink__4845_4269407871"/>te<text:bookmark-end text:name="__DdeLink__4845_4269407871"/></text:p>
                </table:table-cell>
              </table:table-row>
              <table:table-row>
                <table:table-cell table:style-name="Tabela19.A3" office:value-type="string">
                  <text:p text:style-name="P116">Amarelo</text:p>
                </table:table-cell>
                <table:table-cell table:style-name="Tabela19.B3" office:value-type="string">
                  <text:p text:style-name="P114">Valores a serem modificados conforme ambiente</text:p>
                </table:table-cell>
              </table:table-row>
            </table:table>
            <text:p text:style-name="P64"><text:span text:style-name="Fonte_20_parág._20_padrão"><text:span text:style-name="T13"/></text:span></text:p>
            <text:p text:style-name="P63">A criação do Virtual Host é necessária em todos os ambientes.</text:p>
            <text:p text:style-name="P66"/>
            <text:p text:style-name="P65">TCTI</text:p>
            <text:p text:style-name="P67"><text:span text:style-name="Fonte_20_parág._20_padrão"><text:span text:style-name="T11"/></text:span></text:p>
            <text:p text:style-name="P62"><text:span text:style-name="Fonte_20_parág._20_padrão"><text:span text:style-name="T11">&lt;VirtualHost *:80&gt; </text:span></text:span></text:p>
            <text:p text:style-name="P62"><text:span text:style-name="Fonte_20_parág._20_padrão"><text:span text:style-name="T11"><text:s text:c="4"/>ServerName tcti.ws.sisicmbio.icmbio.gov.br</text:span></text:span></text:p>
            <text:p text:style-name="P62"><text:span text:style-name="Fonte_20_parág._20_padrão"><text:span text:style-name="T11"><text:s text:c="4"/>ServerAdmin webmaster@icmbio.gov.br </text:span></text:span></text:p>
            <text:p text:style-name="P62"><text:span text:style-name="Fonte_20_parág._20_padrão"><text:span text:style-name="T11"><text:s text:c="4"/>DocumentRoot /var/www/html/mainapp/br/gov/mainapp/webservice</text:span></text:span></text:p>
            <text:p text:style-name="P62"><text:span text:style-name="Fonte_20_parág._20_padrão"><text:span text:style-name="T11"><text:s text:c="4"/>ErrorLog logs/tcti-ws-error_log </text:span></text:span></text:p>
            <text:p text:style-name="P62"><text:span text:style-name="Fonte_20_parág._20_padrão"><text:span text:style-name="T11"><text:s text:c="4"/>CustomLog logs/tcti-ws-access_log common </text:span></text:span></text:p>
            <text:p text:style-name="P62"><text:span text:style-name="Fonte_20_parág._20_padrão"><text:span text:style-name="T11"/></text:span></text:p>
            <text:p text:style-name="P62"><text:span text:style-name="Fonte_20_parág._20_padrão"><text:span text:style-name="T11"><text:s text:c="4"/>SetEnv APPLICATION_ENV "tcti" </text:span></text:span></text:p>
            <text:p text:style-name="P62"><text:span text:style-name="Fonte_20_parág._20_padrão"><text:span text:style-name="T11"/></text:span></text:p>
            <text:p text:style-name="P62"><text:span text:style-name="Fonte_20_parág._20_padrão"><text:span text:style-name="T11"><text:s text:c="4"/>&lt;Directory "/var/www/html/mainapp/br/gov/mainapp/webservice"&gt; </text:span></text:span></text:p>
            <text:p text:style-name="P62"><text:span text:style-name="Fonte_20_parág._20_padrão"><text:span text:style-name="T11"><text:s text:c="7"/>Options -Indexes FollowSymLinks </text:span></text:span></text:p>
            <text:p text:style-name="P62"><text:span text:style-name="Fonte_20_parág._20_padrão"><text:span text:style-name="T11"><text:s text:c="7"/>AllowOverride All </text:span></text:span></text:p>
            <text:p text:style-name="P62"><text:span text:style-name="Fonte_20_parág._20_padrão"><text:span text:style-name="T11"><text:s text:c="7"/>Order allow,deny </text:span></text:span></text:p>
            <text:p text:style-name="P62"><text:span text:style-name="Fonte_20_parág._20_padrão"><text:span text:style-name="T11"><text:s text:c="7"/>Allow from all </text:span></text:span></text:p>
            <text:p text:style-name="P62"><text:span text:style-name="Fonte_20_parág._20_padrão"><text:span text:style-name="T11"><text:s text:c="4"/>&lt;/Directory&gt; </text:span></text:span></text:p>
            <text:p text:style-name="P64"><text:span text:style-name="Fonte_20_parág._20_padrão"><text:span text:style-name="T13">&lt;/VirtualHost&gt; </text:span></text:span></text:p>
            <text:p text:style-name="P65"/>
            <text:p text:style-name="P65">HMG</text:p>
            <text:p text:style-name="P65"/>
            <text:p text:style-name="P62"><text:span text:style-name="Fonte_20_parág._20_padrão"><text:span text:style-name="T11">&lt;VirtualHost *:80&gt; </text:span></text:span></text:p>
            <text:p text:style-name="P62"><text:span text:style-name="Fonte_20_parág._20_padrão"><text:span text:style-name="T11"><text:s text:c="4"/>ServerName hmg.ws.sisicmbio.icmbio.gov.br</text:span></text:span></text:p>
            <text:p text:style-name="P62"><text:span text:style-name="Fonte_20_parág._20_padrão"><text:span text:style-name="T11"><text:s text:c="4"/>ServerAdmin webmaster@icmbio.gov.br </text:span></text:span></text:p>
            <text:p text:style-name="P62"><text:span text:style-name="Fonte_20_parág._20_padrão"><text:span text:style-name="T11"><text:s text:c="4"/>DocumentRoot /var/www/html/mainapp/br/gov/mainapp/webservice</text:span></text:span></text:p>
            <text:p text:style-name="P62"><text:span text:style-name="Fonte_20_parág._20_padrão"><text:span text:style-name="T11"><text:s text:c="4"/>ErrorLog logs/hmg-ws-error_log </text:span></text:span></text:p>
            <text:p text:style-name="P62"><text:span text:style-name="Fonte_20_parág._20_padrão"><text:span text:style-name="T11"><text:s text:c="4"/>CustomLog logs/hmg-ws-access_log common </text:span></text:span></text:p>
            <text:p text:style-name="P62"><text:span text:style-name="Fonte_20_parág._20_padrão"><text:span text:style-name="T11"/></text:span></text:p>
            <text:p text:style-name="P62"><text:span text:style-name="Fonte_20_parág._20_padrão"><text:span text:style-name="T11"><text:s text:c="4"/>SetEnv APPLICATION_ENV "hmg" </text:span></text:span></text:p>
            <text:p text:style-name="P62"><text:span text:style-name="Fonte_20_parág._20_padrão"><text:span text:style-name="T11"/></text:span></text:p>
            <text:p text:style-name="P62"><text:span text:style-name="Fonte_20_parág._20_padrão"><text:span text:style-name="T11"><text:s text:c="4"/>&lt;Directory "/var/www/html/mainapp/br/gov/mainapp/webservice"&gt; </text:span></text:span></text:p>
            <text:p text:style-name="P62"><text:span text:style-name="Fonte_20_parág._20_padrão"><text:span text:style-name="T11"><text:s text:c="7"/>Options -Indexes FollowSymLinks </text:span></text:span></text:p>
            <text:p text:style-name="P62"><text:span text:style-name="Fonte_20_parág._20_padrão"><text:span text:style-name="T11"><text:s text:c="7"/>AllowOverride All </text:span></text:span></text:p>
            <text:p text:style-name="P62"><text:span text:style-name="Fonte_20_parág._20_padrão"><text:span text:style-name="T11"><text:s text:c="7"/>Order allow,deny </text:span></text:span></text:p>
            <text:p text:style-name="P62"><text:span text:style-name="Fonte_20_parág._20_padrão"><text:span text:style-name="T11"><text:s text:c="7"/>Allow from all </text:span></text:span></text:p>
            <text:p text:style-name="P62"><text:span text:style-name="Fonte_20_parág._20_padrão"><text:span text:style-name="T11"><text:s text:c="4"/>&lt;/Directory&gt; </text:span></text:span></text:p>
            <text:p text:style-name="P64"><text:span text:style-name="Fonte_20_parág._20_padrão"><text:span text:style-name="T13">&lt;/VirtualHost&gt; </text:span></text:span></text:p>
          </table:table-cell>
          <table:covered-table-cell/>
        </table:table-row>
      </table:table>
      <text:p text:style-name="Standard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h text:style-name="P84" text:outline-level="3"><text:bookmark-start text:name="_Outras_Solicita%25C3%25A7%25C3%25B5es_E"/>Outras solicitações especiais para áreas de Suporte<text:bookmark-end text:name="_Outras_Solicita%25C3%25A7%25C3%25B5es_E"/></text:h>
          </table:table-cell>
        </table:table-row>
        <table:table-row table:style-name="Table21.2">
          <table:table-cell table:style-name="Table21.A2" office:value-type="string">
            <text:p text:style-name="P36">Rede:</text:p>
          </table:table-cell>
        </table:table-row>
        <table:table-row table:style-name="Table21.2">
          <table:table-cell table:style-name="Table21.A3" office:value-type="string">
            <text:p text:style-name="P37">SO:</text:p>
            <text:p text:style-name="P37"/>
            <text:p text:style-name="P40">Efetuar link simbólico nos arquivos do diretório</text:p>
            <text:list xml:id="list7856856127494901220" text:style-name="L1">
              <text:list-item>
                <text:list>
                  <text:list-item>
                    <text:p text:style-name="P154">WebServices:</text:p>
                    <text:list>
                      <text:list-item>
                        <text:p text:style-name="P154">de:</text:p>
                        <text:list>
                          <text:list-item>
                            <text:p text:style-name="P156">/var/www/html/mainapp/br/gov/mainapp/webservice/services-available/*</text:p>
                          </text:list-item>
                        </text:list>
                      </text:list-item>
                      <text:list-item>
                        <text:p text:style-name="P155">para:</text:p>
                        <text:list>
                          <text:list-item>
                            <text:p text:style-name="P156">/var/www/html/mainapp/br/gov/mainapp/webservice/services-enab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9"><text:span text:style-name="Source_20_Text"><text:span text:style-name="T24">/var/www/html/mainapp/br/gov/mainapp/application/</text:span></text:span></text:p>
            <table:table table:name="Tabela3" table:style-name="Tabela3">
              <table:table-column table:style-name="Tabela3.A"/>
              <table:table-column table:style-name="Tabela3.B"/>
              <table:table-header-rows>
                <table:table-row table:style-name="Tabela3.1">
                  <table:table-cell table:style-name="Tabela3.A1" office:value-type="string">
                    <text:p text:style-name="P149">Destino</text:p>
                  </table:table-cell>
                  <table:table-cell table:style-name="Tabela3.A1" office:value-type="string">
                    <text:p text:style-name="P149">Origem do Link Simbólico</text:p>
                  </table:table-cell>
                </table:table-row>
              </table:table-header-rows>
              <table:table-row table:style-name="Tabela3.1">
                <table:table-cell table:style-name="Tabela3.A2" office:value-type="string">
                  <text:p text:style-name="P91"><text:span text:style-name="Source_20_Text"><text:span text:style-name="T27">brigadistas</text:span></text:span></text:p>
                </table:table-cell>
                <table:table-cell table:style-name="Tabela3.B2" office:value-type="string">
                  <text:p text:style-name="P91"><text:span text:style-name="Source_20_Text"><text:span text:style-name="T27">/var/www/html/brigadistas/br/gov/mainapp/application/brigadistas/</text:span></text:span></text:p>
                </table:table-cell>
              </table:table-row>
              <table:table-row table:style-name="Tabela3.3">
                <table:table-cell table:style-name="Tabela3.A3" office:value-type="string">
                  <text:p text:style-name="P91"><text:span text:style-name="Source_20_Text"><text:span text:style-name="T27">cairu</text:span></text:span></text:p>
                </table:table-cell>
                <table:table-cell table:style-name="Tabela3.B3" office:value-type="string">
                  <text:p text:style-name="P91"><text:span text:style-name="Source_20_Text"><text:span text:style-name="T27">/var/www/html/cairu/br/gov/mainapp/application/cairu/</text:span></text:span></text:p>
                </table:table-cell>
              </table:table-row>
              <table:table-row table:style-name="Tabela3.1">
                <table:table-cell table:style-name="Tabela3.A4" office:value-type="string">
                  <text:p text:style-name="P91"><text:span text:style-name="Source_20_Text"><text:span text:style-name="T27">capacitacao</text:span></text:span></text:p>
                </table:table-cell>
                <table:table-cell table:style-name="Tabela3.B4" office:value-type="string">
                  <text:p text:style-name="P91"><text:span text:style-name="Source_20_Text"><text:span text:style-name="T27">/var/www/html/capacitacao/br/gov/mainapp/application/capacitacao/</text:span></text:span></text:p>
                </table:table-cell>
              </table:table-row>
              <table:table-row table:style-name="Tabela3.3">
                <table:table-cell table:style-name="Tabela3.A5" office:value-type="string">
                  <text:p text:style-name="P91"><text:span text:style-name="Source_20_Text"><text:span text:style-name="T27">infoconv</text:span></text:span></text:p>
                </table:table-cell>
                <table:table-cell table:style-name="Tabela3.B5" office:value-type="string">
                  <text:p text:style-name="P91"><text:span text:style-name="Source_20_Text"><text:span text:style-name="T27">/var/www/html/infoconv/br/gov/mainapp/application/infoconv/</text:span></text:span></text:p>
                </table:table-cell>
              </table:table-row>
              <table:table-row table:style-name="Tabela3.1">
                <table:table-cell table:style-name="Tabela3.A6" office:value-type="string">
                  <text:p text:style-name="P91"><text:span text:style-name="Source_20_Text"><text:span text:style-name="T27">libcorp</text:span></text:span></text:p>
                </table:table-cell>
                <table:table-cell table:style-name="Tabela3.B6" office:value-type="string">
                  <text:p text:style-name="P91"><text:span text:style-name="Source_20_Text"><text:span text:style-name="T27">/var/www/html/LIBCORP_SSPCore/br/gov/mainapp/application/libcorp/</text:span></text:span></text:p>
                </table:table-cell>
              </table:table-row>
              <table:table-row table:style-name="Tabela3.3">
                <table:table-cell table:style-name="Tabela3.A7" office:value-type="string">
                  <text:p text:style-name="P91"><text:span text:style-name="Source_20_Text"><text:span text:style-name="T27">sabia</text:span></text:span></text:p>
                </table:table-cell>
                <table:table-cell table:style-name="Tabela3.B7" office:value-type="string">
                  <text:p text:style-name="P91"><text:span text:style-name="Source_20_Text"><text:span text:style-name="T27">/var/www/html/sabia/br/gov/mainapp/application/sabia/</text:span></text:span></text:p>
                </table:table-cell>
              </table:table-row>
              <table:table-row table:style-name="Tabela3.1">
                <table:table-cell table:style-name="Tabela3.A8" office:value-type="string">
                  <text:p text:style-name="P91"><text:span text:style-name="Source_20_Text"><text:span text:style-name="T27">sgd</text:span></text:span></text:p>
                </table:table-cell>
                <table:table-cell table:style-name="Tabela3.B8" office:value-type="string">
                  <text:p text:style-name="P91"><text:span text:style-name="Source_20_Text"><text:span text:style-name="T27">/var/www/html/sgd/br/gov/mainapp/application/sgd/</text:span></text:span></text:p>
                </table:table-cell>
              </table:table-row>
              <table:table-row table:style-name="Tabela3.3">
                <table:table-cell table:style-name="Tabela3.A9" office:value-type="string">
                  <text:p text:style-name="P91"><text:span text:style-name="Source_20_Text"><text:span text:style-name="T27">simac</text:span></text:span></text:p>
                </table:table-cell>
                <table:table-cell table:style-name="Tabela3.B9" office:value-type="string">
                  <text:p text:style-name="P91"><text:span text:style-name="Source_20_Text"><text:span text:style-name="T27">/var/www/html/simac/br/gov/mainapp/application/simac/</text:span></text:span></text:p>
                </table:table-cell>
              </table:table-row>
              <table:table-row table:style-name="Tabela3.1">
                <table:table-cell table:style-name="Tabela3.A10" office:value-type="string">
                  <text:p text:style-name="P91"><text:span text:style-name="Source_20_Text"><text:span text:style-name="T27">sisbio</text:span></text:span></text:p>
                </table:table-cell>
                <table:table-cell table:style-name="Tabela3.B10" office:value-type="string">
                  <text:p text:style-name="P91"><text:span text:style-name="Source_20_Text"><text:span text:style-name="T27">/var/www/html/sisbio/br/gov/mainapp/application/sisbio/</text:span></text:span></text:p>
                </table:table-cell>
              </table:table-row>
              <table:table-row table:style-name="Tabela3.3">
                <table:table-cell table:style-name="Tabela3.A11" office:value-type="string">
                  <text:p text:style-name="P91"><text:span text:style-name="Source_20_Text"><text:span text:style-name="T27">sisfamilias</text:span></text:span></text:p>
                </table:table-cell>
                <table:table-cell table:style-name="Tabela3.B11" office:value-type="string">
                  <text:p text:style-name="P91"><text:span text:style-name="Source_20_Text"><text:span text:style-name="T27">/var/www/html/sisfamilias/br/gov/mainapp/application/sisfamilias/</text:span></text:span></text:p>
                </table:table-cell>
              </table:table-row>
              <table:table-row table:style-name="Tabela3.1">
                <table:table-cell table:style-name="Tabela3.A12" office:value-type="string">
                  <text:p text:style-name="P91"><text:span text:style-name="Source_20_Text"><text:span text:style-name="T27">sismidia</text:span></text:span></text:p>
                </table:table-cell>
                <table:table-cell table:style-name="Tabela3.B12" office:value-type="string">
                  <text:p text:style-name="P91"><text:span text:style-name="Source_20_Text"><text:span text:style-name="T27">/var/www/html/sismidia/br/gov/mainapp/application/sismidia/</text:span></text:span></text:p>
                </table:table-cell>
              </table:table-row>
              <table:table-row table:style-name="Tabela3.3">
                <table:table-cell table:style-name="Tabela3.A13" office:value-type="string">
                  <text:p text:style-name="P91"><text:span text:style-name="Source_20_Text"><text:span text:style-name="T27">sisvp</text:span></text:span></text:p>
                </table:table-cell>
                <table:table-cell table:style-name="Tabela3.B13" office:value-type="string">
                  <text:p text:style-name="P91"><text:span text:style-name="Source_20_Text"><text:span text:style-name="T27">/var/www/html/sisvp/br/gov/mainapp/application/sisvp/</text:span></text:span></text:p>
                </table:table-cell>
              </table:table-row>
              <table:table-row table:style-name="Tabela3.1">
                <table:table-cell table:style-name="Tabela3.A14" office:value-type="string">
                  <text:p text:style-name="P91"><text:span text:style-name="Source_20_Text"><text:span text:style-name="T27">sit</text:span></text:span></text:p>
                </table:table-cell>
                <table:table-cell table:style-name="Tabela3.B14" office:value-type="string">
                  <text:p text:style-name="P91"><text:span text:style-name="Source_20_Text"><text:span text:style-name="T27">/var/www/html/sit/br/gov/mainapp/application/sit/</text:span></text:span></text:p>
                </table:table-cell>
              </table:table-row>
              <table:table-row table:style-name="Tabela3.3">
                <table:table-cell table:style-name="Tabela3.A15" office:value-type="string">
                  <text:p text:style-name="P91"><text:span text:style-name="Source_20_Text"><text:span text:style-name="T27">sysrelease</text:span></text:span></text:p>
                </table:table-cell>
                <table:table-cell table:style-name="Tabela3.B15" office:value-type="string">
                  <text:p text:style-name="P91"><text:span text:style-name="Source_20_Text"><text:span text:style-name="T27">/var/www/html/sysRelease/br/gov/mainapp/application/sysrelease/</text:span></text:span></text:p>
                </table:table-cell>
              </table:table-row>
            </table:table>
            <text:list xml:id="list6660452737567969147" text:style-name="L2">
              <text:list-item>
                <text:p text:style-name="P160"><text:span text:style-name="Source_20_Text"><text:span text:style-name="T24">/var/www/html/mainapp/br/gov/mainapp/public/media/sisicmbio/</text:span></text:span></text:p>
              </text:list-item>
            </text:list>
            <table:table table:name="Tabela4" table:style-name="Tabela4">
              <table:table-column table:style-name="Tabela4.A"/>
              <table:table-column table:style-name="Tabela4.B"/>
              <table:table-header-rows>
                <table:table-row table:style-name="Tabela4.1">
                  <table:table-cell table:style-name="Tabela4.A1" office:value-type="string">
                    <text:p text:style-name="P151"><text:soft-page-break/>Destino</text:p>
                  </table:table-cell>
                  <table:table-cell table:style-name="Tabela4.A1" office:value-type="string">
                    <text:p text:style-name="P151">Origem do Link Simbólico</text:p>
                  </table:table-cell>
                </table:table-row>
              </table:table-header-rows>
              <table:table-row table:style-name="Tabela4.1">
                <table:table-cell table:style-name="Tabela4.A2" office:value-type="string">
                  <text:p text:style-name="P91"><text:span text:style-name="Source_20_Text"><text:span text:style-name="T26">brigadistas</text:span></text:span></text:p>
                </table:table-cell>
                <table:table-cell table:style-name="Tabela4.B2" office:value-type="string">
                  <text:p text:style-name="P91"><text:span text:style-name="Source_20_Text"><text:span text:style-name="T26">/var/www/html/brigadistas/br/gov/mainapp/public/media/sisicmbio/brigadistas/</text:span></text:span></text:p>
                </table:table-cell>
              </table:table-row>
              <table:table-row table:style-name="Tabela4.3">
                <table:table-cell table:style-name="Tabela4.A3" office:value-type="string">
                  <text:p text:style-name="P91"><text:span text:style-name="Source_20_Text"><text:span text:style-name="T26">cairu</text:span></text:span></text:p>
                </table:table-cell>
                <table:table-cell table:style-name="Tabela4.B3" office:value-type="string">
                  <text:p text:style-name="P91"><text:span text:style-name="Source_20_Text"><text:span text:style-name="T26">/var/www/html/cairu/br/gov/mainapp/public/media/sisicmbio/cairu/</text:span></text:span></text:p>
                </table:table-cell>
              </table:table-row>
              <table:table-row table:style-name="Tabela4.1">
                <table:table-cell table:style-name="Tabela4.A4" office:value-type="string">
                  <text:p text:style-name="P91"><text:span text:style-name="Source_20_Text"><text:span text:style-name="T27">capacitacao</text:span></text:span></text:p>
                </table:table-cell>
                <table:table-cell table:style-name="Tabela4.B4" office:value-type="string">
                  <text:p text:style-name="P91"><text:span text:style-name="Source_20_Text"><text:span text:style-name="T27">/var/www/html/capacitacao/br/gov/mainapp/public/media/sisicmbio/capacitacao/</text:span></text:span></text:p>
                </table:table-cell>
              </table:table-row>
              <table:table-row table:style-name="Tabela4.3">
                <table:table-cell table:style-name="Tabela4.A5" office:value-type="string">
                  <text:p text:style-name="P91"><text:span text:style-name="Source_20_Text"><text:span text:style-name="T27">infoconv</text:span></text:span></text:p>
                </table:table-cell>
                <table:table-cell table:style-name="Tabela4.B5" office:value-type="string">
                  <text:p text:style-name="P91"><text:span text:style-name="Source_20_Text"><text:span text:style-name="T27">/var/www/html/infoconv/br/gov/mainapp/public/media/sisicmbio/infoconv/</text:span></text:span></text:p>
                </table:table-cell>
              </table:table-row>
              <table:table-row table:style-name="Tabela4.1">
                <table:table-cell table:style-name="Tabela4.A6" office:value-type="string">
                  <text:p text:style-name="P91"><text:span text:style-name="Source_20_Text"><text:span text:style-name="T27">sabia</text:span></text:span></text:p>
                </table:table-cell>
                <table:table-cell table:style-name="Tabela4.B6" office:value-type="string">
                  <text:p text:style-name="P91"><text:span text:style-name="Source_20_Text"><text:span text:style-name="T27">/var/www/html/sabia/br/gov/mainapp/public/media/sisicmbio/sabia/</text:span></text:span></text:p>
                </table:table-cell>
              </table:table-row>
              <table:table-row table:style-name="Tabela4.3">
                <table:table-cell table:style-name="Tabela4.A7" office:value-type="string">
                  <text:p text:style-name="P91"><text:span text:style-name="Source_20_Text"><text:span text:style-name="T27">sgd</text:span></text:span></text:p>
                </table:table-cell>
                <table:table-cell table:style-name="Tabela4.B7" office:value-type="string">
                  <text:p text:style-name="P91"><text:span text:style-name="Source_20_Text"><text:span text:style-name="T27">/var/www/html/sgd/br/gov/mainapp/public/media/sisicmbio/sgd/</text:span></text:span></text:p>
                </table:table-cell>
              </table:table-row>
              <table:table-row table:style-name="Tabela4.1">
                <table:table-cell table:style-name="Tabela4.A8" office:value-type="string">
                  <text:p text:style-name="P91"><text:span text:style-name="Source_20_Text"><text:span text:style-name="T27">simac</text:span></text:span></text:p>
                </table:table-cell>
                <table:table-cell table:style-name="Tabela4.B8" office:value-type="string">
                  <text:p text:style-name="P91"><text:span text:style-name="Source_20_Text"><text:span text:style-name="T27">/var/www/html/simac/br/gov/mainapp/public/media/sisicmbio/simac/</text:span></text:span></text:p>
                </table:table-cell>
              </table:table-row>
              <table:table-row table:style-name="Tabela4.3">
                <table:table-cell table:style-name="Tabela4.A9" office:value-type="string">
                  <text:p text:style-name="P91"><text:span text:style-name="Source_20_Text"><text:span text:style-name="T27">sisbio</text:span></text:span></text:p>
                </table:table-cell>
                <table:table-cell table:style-name="Tabela4.B9" office:value-type="string">
                  <text:p text:style-name="P91"><text:span text:style-name="Source_20_Text"><text:span text:style-name="T27">/var/www/html/sisbio/br/gov/mainapp/public/media/sisicmbio/sisbio/</text:span></text:span></text:p>
                </table:table-cell>
              </table:table-row>
              <table:table-row table:style-name="Tabela4.1">
                <table:table-cell table:style-name="Tabela4.A10" office:value-type="string">
                  <text:p text:style-name="P91"><text:span text:style-name="Source_20_Text"><text:span text:style-name="T27">sisfamilias</text:span></text:span></text:p>
                </table:table-cell>
                <table:table-cell table:style-name="Tabela4.B10" office:value-type="string">
                  <text:p text:style-name="P91"><text:span text:style-name="Source_20_Text"><text:span text:style-name="T27">/var/www/html/sisfamilias/br/gov/mainapp/public/media/sisicmbio/sisfamilias/</text:span></text:span></text:p>
                </table:table-cell>
              </table:table-row>
              <table:table-row table:style-name="Tabela4.3">
                <table:table-cell table:style-name="Tabela4.A11" office:value-type="string">
                  <text:p text:style-name="P91"><text:span text:style-name="Source_20_Text"><text:span text:style-name="T27">sismidia</text:span></text:span></text:p>
                </table:table-cell>
                <table:table-cell table:style-name="Tabela4.B11" office:value-type="string">
                  <text:p text:style-name="P91"><text:span text:style-name="Source_20_Text"><text:span text:style-name="T27">/var/www/html/sismidia/br/gov/mainapp/public/media/sisicmbio/sismidia/</text:span></text:span></text:p>
                </table:table-cell>
              </table:table-row>
              <table:table-row table:style-name="Tabela4.1">
                <table:table-cell table:style-name="Tabela4.A12" office:value-type="string">
                  <text:p text:style-name="P91"><text:span text:style-name="Source_20_Text"><text:span text:style-name="T27">sisvp</text:span></text:span></text:p>
                </table:table-cell>
                <table:table-cell table:style-name="Tabela4.B12" office:value-type="string">
                  <text:p text:style-name="P91"><text:span text:style-name="Source_20_Text"><text:span text:style-name="T27">/var/www/html/sisvp/br/gov/mainapp/public/media/sisicmbio/sisvp/</text:span></text:span></text:p>
                </table:table-cell>
              </table:table-row>
              <table:table-row table:style-name="Tabela4.3">
                <table:table-cell table:style-name="Tabela4.A13" office:value-type="string">
                  <text:p text:style-name="P91"><text:span text:style-name="Source_20_Text"><text:span text:style-name="T27">sit</text:span></text:span></text:p>
                </table:table-cell>
                <table:table-cell table:style-name="Tabela4.B13" office:value-type="string">
                  <text:p text:style-name="P91"><text:span text:style-name="Source_20_Text"><text:span text:style-name="T27">/var/www/html/sit/br/gov/mainapp/public/media/sisicmbio/sit/</text:span></text:span></text:p>
                </table:table-cell>
              </table:table-row>
              <table:table-row table:style-name="Tabela4.1">
                <table:table-cell table:style-name="Tabela4.A14" office:value-type="string">
                  <text:p text:style-name="P91"><text:span text:style-name="Source_20_Text"><text:span text:style-name="T27">sysrelease</text:span></text:span></text:p>
                </table:table-cell>
                <table:table-cell table:style-name="Tabela4.B14" office:value-type="string">
                  <text:p text:style-name="P91"><text:span text:style-name="Source_20_Text"><text:span text:style-name="T27">/var/www/html/sysRelease/br/gov/mainapp/public/media/sisicmbio/sysrelease/</text:span></text:span></text:p>
                </table:table-cell>
              </table:table-row>
            </table:table>
            <text:p text:style-name="P89"><text:span text:style-name="Source_20_Text"><text:span text:style-name="T24">/var/www/html/mainapp/br/gov/mainapp/data/</text:span></text:span></text:p>
            <table:table table:name="Tabela5" table:style-name="Tabela5">
              <table:table-column table:style-name="Tabela5.A"/>
              <table:table-column table:style-name="Tabela5.B"/>
              <table:table-header-rows>
                <table:table-row table:style-name="Tabela5.1">
                  <table:table-cell table:style-name="Tabela5.A1" office:value-type="string">
                    <text:p text:style-name="P149">Destino</text:p>
                  </table:table-cell>
                  <table:table-cell table:style-name="Tabela5.A1" office:value-type="string">
                    <text:p text:style-name="P149">Origem do Link Simbólico</text:p>
                  </table:table-cell>
                </table:table-row>
              </table:table-header-rows>
              <table:table-row table:style-name="Tabela5.1">
                <table:table-cell table:style-name="Tabela5.A2" office:value-type="string">
                  <text:p text:style-name="P91"><text:span text:style-name="Source_20_Text"><text:span text:style-name="T27">sgd</text:span></text:span></text:p>
                </table:table-cell>
                <table:table-cell table:style-name="Tabela5.B2" office:value-type="string">
                  <text:p text:style-name="P91"><text:span text:style-name="Source_20_Text"><text:span text:style-name="T27">/var/www/html/sgd/br/gov/mainapp/data/sgd/</text:span></text:span></text:p>
                </table:table-cell>
              </table:table-row>
              <table:table-row table:style-name="Tabela5.3">
                <table:table-cell table:style-name="Tabela5.A3" office:value-type="string">
                  <text:p text:style-name="P91"><text:span text:style-name="Source_20_Text"><text:span text:style-name="T27">simac</text:span></text:span></text:p>
                </table:table-cell>
                <table:table-cell table:style-name="Tabela5.B3" office:value-type="string">
                  <text:p text:style-name="P91"><text:span text:style-name="Source_20_Text"><text:span text:style-name="T27">/var/www/html/simac/br/gov/mainapp/data/simac/</text:span></text:span></text:p>
                </table:table-cell>
              </table:table-row>
              <table:table-row table:style-name="Tabela5.1">
                <table:table-cell table:style-name="Tabela5.A4" office:value-type="string">
                  <text:p text:style-name="P91"><text:span text:style-name="Source_20_Text"><text:span text:style-name="T27">sisbio</text:span></text:span></text:p>
                </table:table-cell>
                <table:table-cell table:style-name="Tabela5.B4" office:value-type="string">
                  <text:p text:style-name="P91"><text:span text:style-name="Source_20_Text"><text:span text:style-name="T27">/var/www/html/sisbio/br/gov/mainapp/data/sisbio/</text:span></text:span></text:p>
                </table:table-cell>
              </table:table-row>
              <table:table-row table:style-name="Tabela5.3">
                <table:table-cell table:style-name="Tabela5.A5" office:value-type="string">
                  <text:p text:style-name="P91"><text:span text:style-name="Source_20_Text"><text:span text:style-name="T27">sisfamilias</text:span></text:span></text:p>
                </table:table-cell>
                <table:table-cell table:style-name="Tabela5.B5" office:value-type="string">
                  <text:p text:style-name="P91"><text:span text:style-name="Source_20_Text"><text:span text:style-name="T27">/var/www/html/sisfamilias/br/gov/mainapp/data/sisfamilias/</text:span></text:span></text:p>
                </table:table-cell>
              </table:table-row>
            </table:table>
            <text:p text:style-name="P90"><text:span text:style-name="Source_20_Text"><text:span text:style-name="T24">/var/www/html/mainapp/br/gov/mainapp/</text:span></text:span><text:span text:style-name="Source_20_Text"><text:span text:style-name="T25">library</text:span></text:span><text:span text:style-name="Source_20_Text"><text:span text:style-name="T24">/</text:span></text:span></text:p>
            <table:table table:name="Tabela10" table:style-name="Tabela10">
              <table:table-column table:style-name="Tabela10.A"/>
              <table:table-column table:style-name="Tabela10.B"/>
              <table:table-header-rows>
                <table:table-row table:style-name="Tabela10.1">
                  <table:table-cell table:style-name="Tabela10.A1" office:value-type="string">
                    <text:p text:style-name="P150">Destino</text:p>
                  </table:table-cell>
                  <table:table-cell table:style-name="Tabela10.A1" office:value-type="string">
                    <text:p text:style-name="P150">Origem do Link Simbólico</text:p>
                  </table:table-cell>
                </table:table-row>
              </table:table-header-rows>
              <table:table-row table:style-name="Tabela10.1">
                <table:table-cell table:style-name="Tabela10.A2" office:value-type="string">
                  <text:p text:style-name="P92"><text:span text:style-name="Source_20_Text"><text:span text:style-name="T28"/></text:span></text:p>
                </table:table-cell>
                <table:table-cell table:style-name="Tabela10.B2" office:value-type="string">
                  <text:p text:style-name="P92"><text:span text:style-name="Source_20_Text"><text:span text:style-name="T28"/></text:span></text:p>
                </table:table-cell>
              </table:table-row>
            </table:table>
            <text:p text:style-name="P107"/>
            <text:p text:style-name="P107"/>
            <text:p text:style-name="P106"/>
            <text:p text:style-name="P106"/>
          </table:table-cell>
        </table:table-row>
        <table:table-row table:style-name="Table21.2">
          <table:table-cell table:style-name="Table21.A4" office:value-type="string">
            <text:p text:style-name="P36">Segurança:</text:p>
          </table:table-cell>
        </table:table-row>
        <table:table-row table:style-name="Table21.2">
          <table:table-cell table:style-name="Table21.A5" office:value-type="string">
            <text:p text:style-name="P36">ABD:</text:p>
          </table:table-cell>
        </table:table-row>
      </table:table>
      <text:p text:style-name="Standard"/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P61"><text:span text:style-name="T21">21 - </text:span><text:span text:style-name="T22">Informações para cadastro do sistema, menu, funcionalidade e perfil no </text:span><text:span text:style-name="T23">SICA-e</text:span></text:p>
          </table:table-cell>
        </table:table-row>
      </table:table>
      <text:p text:style-name="Standard"><draw:frame draw:style-name="fr1" draw:name="Objeto1" text:anchor-type="paragraph" svg:x="0.023cm" svg:y="0.011cm" svg:width="24.91cm" svg:height="14.61cm" draw:z-index="0"><draw:object xlink:href="./Object 1" xlink:type="simple" xlink:show="embed" xlink:actuate="onLoad"/><draw:image xlink:href="./ObjectReplacements/Object 1" xlink:type="simple" xlink:show="embed" xlink:actuate="onLoad"/><svg:desc>Objeto OLE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" svg:font-family="Consolas, 'Liberation Mono', Menlo, Courier, monospace"/>
    <style:font-face style:name="OpenSymbol" svg:font-family="OpenSymbol"/>
    <style:font-face style:name="Tahoma2" svg:font-family="Tahoma"/>
    <style:font-face style:name="arial1" svg:font-family="arial, sans-serif"/>
    <style:font-face style:name="Courier New" svg:font-family="'Courier New'" style:font-family-generic="modern"/>
    <style:font-face style:name="Monospace1" svg:font-family="Monospace" style:font-family-generic="roman"/>
    <style:font-face style:name="Arial1" svg:font-family="Arial" style:font-family-generic="swiss"/>
    <style:font-face style:name="arial" svg:font-family="arial" style:font-family-generic="swiss"/>
    <style:font-face style:name="OpenSymbol1" svg:font-family="OpenSymbol" style:font-family-generic="system"/>
    <style:font-face style:name="Courier 10 Pitch" svg:font-family="'Courier 10 Pitch'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 style:text-autospace="none"/>
      <style:text-properties style:font-name="Arial" fo:font-family="Arial" style:font-family-generic="swiss" style:font-pitch="variable" fo:font-size="10pt" fo:language="en" fo:country="US" fo:font-weight="bold" style:font-size-asian="10pt" style:font-weight-asian="bold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margin-top="0cm" fo:margin-bottom="0cm" style:contextual-spacing="false" fo:text-indent="-1.27cm" style:auto-text-indent="false"/>
      <style:text-properties style:font-size-complex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paragraph-properties fo:margin-left="1.27cm" fo:margin-right="0cm" fo:margin-top="0cm" fo:margin-bottom="0cm" style:contextual-spacing="false" fo:text-indent="-1.27cm" style:auto-text-indent="false"/>
      <style:text-properties fo:font-style="italic" fo:font-weight="normal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paragraph-properties fo:margin-left="1.27cm" fo:margin-right="0cm" fo:margin-top="0cm" fo:margin-bottom="0cm" style:contextual-spacing="false" fo:text-indent="-1.27cm" style:auto-text-indent="false"/>
      <style:text-properties fo:font-weight="normal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style:line-height-at-least="0.423cm" fo:orphans="0" fo:widows="0" fo:text-indent="0cm" style:auto-text-indent="false" style:text-autospace="none"/>
      <style:text-properties fo:font-size="11pt" fo:language="en" fo:country="US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style:line-height-at-least="0.423cm" fo:orphans="0" fo:widows="0" fo:text-indent="0cm" style:auto-text-indent="false" style:text-autospace="non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style:line-height-at-least="0.423cm" fo:orphans="0" fo:widows="0" fo:text-indent="0cm" style:auto-text-indent="false" style:text-autospace="none"/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style:line-height-at-least="0.423cm" fo:orphans="0" fo:widows="0" fo:text-indent="0cm" style:auto-text-indent="false" style:text-autospace="non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style:line-height-at-least="0.423cm" fo:orphans="0" fo:widows="0" fo:text-indent="0cm" style:auto-text-indent="false" style:text-autospace="none"/>
      <style:text-properties fo:font-size="9pt" fo:language="en" fo:country="US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/>
      <style:text-properties style:font-name="Calibri" fo:font-family="Calibri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style:contextual-spacing="false" fo:text-indent="0cm" style:auto-text-indent="false"/>
      <style:text-properties style:font-name="Calibri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76cm" fo:margin-right="0cm" fo:margin-top="0cm" fo:margin-bottom="0cm" style:contextual-spacing="false" fo:orphans="0" fo:widows="0" fo:text-indent="0cm" style:auto-text-indent="false" style:text-autospace="none"/>
      <style:text-properties fo:font-size="10pt" fo:language="en" fo:country="US" style:letter-kerning="true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  <style:text-properties style:font-name="Calibri" fo:font-family="Calibri" style:font-family-generic="swiss" style:font-pitch="variable" fo:font-size="10pt" style:font-size-asian="10pt" style:font-size-complex="10pt"/>
    </style:style>
    <style:style style:name="Text" style:family="paragraph" style:parent-style-name="Standard" style:class="extra">
      <style:paragraph-properties fo:margin-left="0cm" fo:margin-right="0cm" fo:margin-top="0cm" fo:margin-bottom="0cm" style:contextual-spacing="false" fo:text-align="justify" style:justify-single-word="false" fo:hyphenation-ladder-count="no-limit" fo:text-indent="0.7cm" style:auto-text-indent="false"/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InfoBlue" style:family="paragraph" style:parent-style-name="Standard">
      <style:paragraph-properties fo:text-align="justify" style:justify-single-word="false" fo:hyphenation-ladder-count="no-limit"/>
      <style:text-properties fo:color="#3333ff" style:font-name="Arial" fo:font-family="Arial" style:font-family-generic="swiss" style:font-pitch="variable" fo:font-size="10pt" fo:font-style="italic" style:font-name-asian="Calibri" style:font-family-asian="Calibri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Título_5f_Nível3" style:display-name="Título_Nível3" style:family="paragraph" style:parent-style-name="Standard" style:next-style-name="Text" style:list-style-name="WW8Num8">
      <style:paragraph-properties fo:margin-left="3.002cm" fo:margin-right="0cm" fo:margin-top="0.212cm" fo:margin-bottom="0.212cm" style:contextual-spacing="false" fo:hyphenation-ladder-count="no-limit" fo:text-indent="-1.501cm" style:auto-text-indent="false"/>
      <style:text-properties style:font-name="Arial" fo:font-family="Arial" style:font-family-generic="swiss" style:font-pitch="variable" fo:font-size="10pt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/>
    </style:style>
    <style:style style:name="Título_5f_Nível1" style:display-name="Título_Nível1" style:family="paragraph" style:parent-style-name="Standard" style:next-style-name="Text" style:list-style-name="WW8Num8">
      <style:paragraph-properties fo:margin-top="0.423cm" fo:margin-bottom="0.423cm" style:contextual-spacing="false" fo:keep-together="always" fo:hyphenation-ladder-count="no-limit" fo:keep-with-next="always"/>
      <style:text-properties fo:text-transform="uppercase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font-weight-complex="bold" fo:hyphenate="true" fo:hyphenation-remain-char-count="2" fo:hyphenation-push-char-count="2"/>
    </style:style>
    <style:style style:name="Tabela_5f_Centralizada" style:display-name="Tabela_Centralizada" style:family="paragraph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0pt" fo:language="pt" fo:country="BR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abela_5f_Esquerda" style:display-name="Tabela_Esquerda" style:family="paragraph" style:parent-style-name="Tabela_5f_Centralizada">
      <style:paragraph-properties fo:text-align="start" style:justify-single-word="false" fo:keep-together="always" fo:keep-with-next="always" style:snap-to-layout-grid="false"/>
    </style:style>
    <style:style style:name="Tabela_5f_Título" style:display-name="Tabela_Título" style:family="paragraph" style:parent-style-name="Tabela_5f_Centralizada">
      <style:paragraph-properties fo:keep-together="always" fo:keep-with-next="always" style:snap-to-layout-grid="false"/>
      <style:text-properties fo:font-weight="bold" style:font-weight-asian="bold"/>
    </style:style>
    <style:style style:name="Título_5f_Nível2" style:display-name="Título_Nível2" style:family="paragraph" style:parent-style-name="Standard" style:next-style-name="Text" style:list-style-name="WW8Num8">
      <style:paragraph-properties fo:margin-top="0.212cm" fo:margin-bottom="0.212cm" style:contextual-spacing="false" fo:keep-together="always" fo:hyphenation-ladder-count="no-limit" fo:keep-with-next="always">
        <style:tab-stops>
          <style:tab-stop style:position="1.752cm"/>
        </style:tab-stops>
      </style:paragraph-properties>
      <style:text-properties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 fo:hyphenate="tru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color="#000000" style:font-name="Arial" fo:font-family="Arial" style:font-family-generic="swiss" style:font-pitch="variable" fo:font-size="12pt" style:font-size-asian="12pt" style:language-asian="ar" style:country-asian="SA" fo:hyphenate="false" fo:hyphenation-remain-char-count="2" fo:hyphenation-push-char-count="2"/>
    </style:style>
    <style:style style:name="Título1" style:family="paragraph" style:parent-style-name="Normal" style:next-style-name="Text_20_body">
      <style:paragraph-properties fo:margin-top="0.423cm" fo:margin-bottom="0.212cm" style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Título_5f_Nível3_20_Char" style:display-name="Título_Nível3 Char" style:family="text" style:parent-style-name="Fonte_20_parág._20_padrão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Título_5f_Nível1_20_Char" style:display-name="Título_Nível1 Char" style:family="text" style:parent-style-name="Fonte_20_parág._20_padrão">
      <style:text-properties fo:text-transform="uppercase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abela_5f_Centralizada_20_Char" style:display-name="Tabela_Centralizada Char" style:family="text" style:parent-style-name="Fonte_20_parág._20_padrão"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 style:language-complex="ar" style:country-complex="SA"/>
    </style:style>
    <style:style style:name="Tabela_5f_Esquerda_20_Char" style:display-name="Tabela_Esquerda Char" style:family="text" style:parent-style-name="Tabela_5f_Centralizada_20_Char"/>
    <style:style style:name="Tabela_5f_Título_20_Char" style:display-name="Tabela_Título Char" style:family="text" style:parent-style-name="Tabela_5f_Centralizada_20_Char">
      <style:text-properties fo:font-weight="bold" style:font-weight-asian="bold"/>
    </style:style>
    <style:style style:name="Título_5f_Nível2_20_Char" style:display-name="Título_Nível2 Char" style:family="text" style:parent-style-name="Fonte_20_parág._20_padrão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abeçalho_20_Char" style:display-name="Cabeçalho Char" style:family="text" style:parent-style-name="Fonte_20_parág._20_padrão">
      <style:text-properties fo:font-size="12pt" style:font-size-asian="12pt" style:font-size-complex="12pt"/>
    </style:style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_5f_CharLFO17LVL1" style:display-name="WW_CharLFO17LVL1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2" style:display-name="WW_CharLFO17LVL2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3" style:display-name="WW_CharLFO17LVL3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4" style:display-name="WW_CharLFO17LVL4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5" style:display-name="WW_CharLFO17LVL5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6" style:display-name="WW_CharLFO17LVL6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7" style:display-name="WW_CharLFO17LVL7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8" style:display-name="WW_CharLFO17LVL8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WW_5f_CharLFO17LVL9" style:display-name="WW_CharLFO17LVL9" style:family="text">
      <style:text-properties style:font-name="OpenSymbol1" fo:font-family="OpenSymbol" style:font-family-generic="system" style:font-name-asian="OpenSymbol1" style:font-family-asian="OpenSymbol" style:font-family-generic-asian="system" style:font-name-complex="OpenSymbol1" style:font-family-complex="OpenSymbol" style:font-family-generic-complex="syste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o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0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5z0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5z0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5.61cm" fo:margin-left="0cm" table:align="left" style:writing-mode="lr-tb"/>
    </style:style>
    <style:style style:name="Tabela7.A" style:family="table-column">
      <style:table-column-properties style:column-width="3.099cm"/>
    </style:style>
    <style:style style:name="Tabela7.B" style:family="table-column">
      <style:table-column-properties style:column-width="8.7cm"/>
    </style:style>
    <style:style style:name="Tabela7.C" style:family="table-column">
      <style:table-column-properties style:column-width="3.812cm"/>
    </style:style>
    <style:style style:name="Tabela7.1" style:family="table-row">
      <style:table-row-properties style:min-row-height="2.011cm" fo:keep-together="always"/>
    </style:style>
    <style:style style:name="Tabela7.A1" style:family="table-cell">
      <style:table-cell-properties style:vertical-align="middle" fo:padding-left="0.123cm" fo:padding-right="0.123cm" fo:padding-top="0cm" fo:padding-bottom="0cm" fo:border-left="none" fo:border-right="none" fo:border-top="0.5pt solid #808000" fo:border-bottom="0.5pt solid #808000" style:writing-mode="lr-tb"/>
    </style:style>
    <style:style style:name="Tabela7.C1" style:family="table-cell">
      <style:table-cell-properties style:vertical-align="bottom" fo:padding-left="0.123cm" fo:padding-right="0.123cm" fo:padding-top="0cm" fo:padding-bottom="0cm" fo:border-left="none" fo:border-right="none" fo:border-top="0.5pt solid #808000" fo:border-bottom="0.5pt solid #808000" style:writing-mode="lr-tb"/>
    </style:style>
    <style:style style:name="Tabela6" style:family="table">
      <style:table-properties style:width="15.879cm" fo:margin-left="-0.191cm" table:align="left" style:writing-mode="lr-tb"/>
    </style:style>
    <style:style style:name="Tabela6.A" style:family="table-column">
      <style:table-column-properties style:column-width="1.969cm"/>
    </style:style>
    <style:style style:name="Tabela6.B" style:family="table-column">
      <style:table-column-properties style:column-width="11.71cm"/>
    </style:style>
    <style:style style:name="Tabela6.C" style:family="table-column">
      <style:table-column-properties style:column-width="2.2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-left="none" fo:border-right="none" fo:border-top="0.5pt solid #808000" fo:border-bottom="none" style:writing-mode="lr-tb"/>
    </style:style>
    <style:style style:name="Tabela1" style:family="table">
      <style:table-properties style:width="25.312cm" table:align="left" style:writing-mode="lr-tb"/>
    </style:style>
    <style:style style:name="Tabela1.A" style:family="table-column">
      <style:table-column-properties style:column-width="3.099cm"/>
    </style:style>
    <style:style style:name="Tabela1.B" style:family="table-column">
      <style:table-column-properties style:column-width="18.891cm"/>
    </style:style>
    <style:style style:name="Tabela1.C" style:family="table-column">
      <style:table-column-properties style:column-width="3.321cm"/>
    </style:style>
    <style:style style:name="Tabela1.1" style:family="table-row">
      <style:table-row-properties style:min-row-height="1.967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none" fo:border-right="none" fo:border-top="0.5pt solid #808000" fo:border-bottom="0.5pt solid #808000" style:writing-mode="lr-tb"/>
    </style:style>
    <style:style style:name="Tabela1.C1" style:family="table-cell">
      <style:table-cell-properties style:vertical-align="bottom" fo:padding-left="0.123cm" fo:padding-right="0.123cm" fo:padding-top="0cm" fo:padding-bottom="0cm" fo:border-left="none" fo:border-right="none" fo:border-top="0.5pt solid #808000" fo:border-bottom="0.5pt solid #808000" style:writing-mode="lr-tb"/>
    </style:style>
    <style:style style:name="Tabela15" style:family="table">
      <style:table-properties style:width="25.841cm" fo:margin-left="-0.191cm" table:align="left" style:writing-mode="lr-tb"/>
    </style:style>
    <style:style style:name="Tabela15.A" style:family="table-column">
      <style:table-column-properties style:column-width="1.969cm"/>
    </style:style>
    <style:style style:name="Tabela15.B" style:family="table-column">
      <style:table-column-properties style:column-width="21.786cm"/>
    </style:style>
    <style:style style:name="Tabela15.C" style:family="table-column">
      <style:table-column-properties style:column-width="2.087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padding-left="0.191cm" fo:padding-right="0.191cm" fo:padding-top="0cm" fo:padding-bottom="0cm" fo:border-left="none" fo:border-right="none" fo:border-top="0.5pt solid #808000" fo:border-bottom="none" style:writing-mode="lr-tb"/>
    </style:style>
    <style:style style:name="MP1" style:family="paragraph" style:parent-style-name="Standard">
      <style:paragraph-properties fo:margin-left="0cm" fo:margin-right="-0.123cm" fo:text-indent="0cm" style:auto-text-indent="false" style:snap-to-layout-grid="false"/>
      <style:text-properties style:font-name="Arial" fo:font-size="10pt" style:font-size-asian="10pt" style:font-name-complex="Arial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/>
    </style:style>
    <style:style style:name="MP3" style:family="paragraph" style:parent-style-name="Standard">
      <style:paragraph-properties fo:margin-left="2.127cm" fo:margin-right="0cm" fo:text-align="end" style:justify-single-word="false" fo:text-indent="-2.127cm" style:auto-text-indent="false" style:snap-to-layout-grid="false"/>
      <style:text-properties style:font-name="Arial" fo:font-size="8pt" style:font-size-asian="8pt" style:font-name-complex="Arial"/>
    </style:style>
    <style:style style:name="MP4" style:family="paragraph" style:parent-style-name="Standard">
      <style:text-properties fo:font-size="5pt" style:font-size-asian="5pt" style:font-size-complex="5pt"/>
    </style:style>
    <style:style style:name="MP5" style:family="paragraph" style:parent-style-name="Standard">
      <style:paragraph-properties fo:margin-left="0cm" fo:margin-right="-0.041cm" fo:margin-top="0.212cm" fo:margin-bottom="0cm" style:contextual-spacing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style:font-name="Arial" fo:font-size="8pt" style:font-size-asian="8pt" style:font-name-complex="Arial"/>
    </style:style>
    <style:style style:name="MP6" style:family="paragraph" style:parent-style-name="Standard">
      <style:paragraph-properties fo:margin-left="0cm" fo:margin-right="-0.044cm" fo:margin-top="0cm" fo:margin-bottom="0cm" style:contextual-spacing="false" fo:line-height="150%" fo:text-align="start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fo:color="#000000" style:font-name="arial" fo:font-size="8pt" fo:language="pt" fo:country="BR" fo:font-style="normal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P7" style:family="paragraph" style:parent-style-name="Standard">
      <style:paragraph-properties fo:margin-left="0cm" fo:margin-right="-0.044cm" fo:text-align="end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</style:style>
    <style:style style:name="MP8" style:family="paragraph" style:parent-style-name="Standard">
      <style:paragraph-properties fo:margin-left="0cm" fo:margin-right="-0.123cm" fo:text-indent="0cm" style:auto-text-indent="false" style:snap-to-layout-grid="false"/>
      <style:text-properties style:font-name="Arial" fo:font-size="6pt" style:font-size-asian="5.25pt" style:font-name-complex="Arial" style:font-size-complex="6pt"/>
    </style:style>
    <style:style style:name="MP9" style:family="paragraph" style:parent-style-name="Standard">
      <style:text-properties fo:font-size="2pt" style:font-size-asian="1.75pt" style:font-size-complex="2pt"/>
    </style:style>
    <style:style style:name="MP10" style:family="paragraph" style:parent-style-name="Standard">
      <style:paragraph-properties fo:margin-left="0cm" fo:margin-right="-0.044cm" fo:margin-top="0cm" fo:margin-bottom="0cm" style:contextual-spacing="false" fo:line-height="150%" fo:text-align="start" style:justify-single-word="false" fo:text-indent="0cm" style:auto-text-indent="false" style:snap-to-layout-grid="false">
        <style:tab-stops>
          <style:tab-stop style:position="17.568cm" style:type="right"/>
        </style:tab-stops>
      </style:paragraph-properties>
      <style:text-properties fo:color="#000000" style:font-name="arial" fo:font-size="8pt" fo:language="pt" fo:country="BR" fo:font-style="normal" fo:font-weight="normal" officeooo:paragraph-rsid="005d1200" style:font-size-asian="8pt" style:font-style-asian="normal" style:font-weight-asian="normal" style:font-name-complex="Arial" style:font-size-complex="8pt" style:font-style-complex="normal" style:font-weight-complex="normal"/>
    </style:style>
    <style:style style:name="MP11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weight="bold" fo:background-color="transparent" loext:char-shading-value="0" style:font-name-asian="Times New Roman" style:language-asian="zxx" style:country-asian="none" style:font-weight-asian="bold" style:font-weight-complex="bold"/>
    </style:style>
    <style:style style:name="MT2" style:family="text">
      <style:text-properties style:font-name="arial" fo:font-size="8pt" fo:background-color="transparent" loext:char-shading-value="0" style:font-name-asian="Times New Roman" style:font-size-asian="8pt" style:language-asian="zxx" style:country-asian="none" style:font-size-complex="8pt"/>
    </style:style>
    <style:style style:name="MT3" style:family="text">
      <style:text-properties style:font-name="Arial" fo:font-size="8pt" style:font-size-asian="8pt" style:font-name-complex="Arial"/>
    </style:style>
    <style:style style:name="MT4" style:family="text">
      <style:text-properties style:font-name="arial" fo:font-size="8pt" fo:font-weight="bold" fo:background-color="transparent" loext:char-shading-value="0" style:font-name-asian="Times New Roman" style:font-size-asian="8pt" style:language-asian="zxx" style:country-asian="none" style:font-weight-asian="bold" style:font-size-complex="8pt" style:font-weight-complex="bold"/>
    </style:style>
    <style:page-layout style:name="Mpm1">
      <style:page-layout-properties fo:page-width="20.999cm" fo:page-height="29.699cm" style:num-format="I" style:print-orientation="portrait" fo:margin-top="3cm" fo:margin-bottom="1.27cm" fo:margin-left="3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header-rows>
            <table:table-row table:style-name="Tabela7.1">
              <table:table-cell table:style-name="Tabela7.A1" office:value-type="string">
                <text:p text:style-name="MP1"/>
              </table:table-cell>
              <table:table-cell table:style-name="Tabela7.A1" office:value-type="string">
                <text:p text:style-name="MP2">Plano de Implantação de Ambiente</text:p>
              </table:table-cell>
              <table:table-cell table:style-name="Tabela7.C1" office:value-type="string">
                <text:p text:style-name="MP3">Versão: 6.0</text:p>
              </table:table-cell>
            </table:table-row>
          </table:table-header-rows>
        </table:table>
        <text:p text:style-name="MP4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5">Projeto:</text:p>
            </table:table-cell>
            <table:table-cell table:style-name="Tabela6.A1" office:value-type="string">
              <text:p text:style-name="MP6"><text:span text:style-name="Fonte_20_parág._20_padrão"><text:span text:style-name="MT1">Mainapp</text:span></text:span><text:span text:style-name="Fonte_20_parág._20_padrão"><text:span text:style-name="MT2"> – Repositório de aplicações em SIAL</text:span></text:span></text:p>
            </table:table-cell>
            <table:table-cell table:style-name="Tabela6.A1" office:value-type="string">
              <text:p text:style-name="MP7"><text:span text:style-name="MT3">Página </text:span><text:span text:style-name="MT3"><text:page-number text:select-page="current">26</text:page-number></text:span></text:p>
            </table:table-cell>
          </table:table-row>
        </table:table>
        <text:p text:style-name="MP4"/>
      </style:footer>
    </style:master-page>
    <style:master-page style:name="HTML" style:page-layout-name="Mpm3"/>
    <style:master-page style:name="Landscape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header-rows>
            <table:table-row table:style-name="Tabela1.1">
              <table:table-cell table:style-name="Tabela1.A1" office:value-type="string">
                <text:p text:style-name="MP8"/>
              </table:table-cell>
              <table:table-cell table:style-name="Tabela1.A1" office:value-type="string">
                <text:p text:style-name="MP2">Plano de Implantação de Ambiente</text:p>
              </table:table-cell>
              <table:table-cell table:style-name="Tabela1.C1" office:value-type="string">
                <text:p text:style-name="MP3">Versão: 6.0</text:p>
              </table:table-cell>
            </table:table-row>
          </table:table-header-rows>
        </table:table>
        <text:p text:style-name="MP9"/>
      </style:header>
      <style:footer>
        <table:table table:name="Tabela15" table:style-name="Tabela15">
          <table:table-column table:style-name="Tabela15.A"/>
          <table:table-column table:style-name="Tabela15.B"/>
          <table:table-column table:style-name="Tabela15.C"/>
          <table:table-row table:style-name="Tabela15.1">
            <table:table-cell table:style-name="Tabela15.A1" office:value-type="string">
              <text:p text:style-name="MP5">Projeto:</text:p>
            </table:table-cell>
            <table:table-cell table:style-name="Tabela15.A1" office:value-type="string">
              <text:p text:style-name="MP10"><text:span text:style-name="Fonte_20_parág._20_padrão"><text:span text:style-name="MT4">Mainapp</text:span></text:span><text:span text:style-name="Fonte_20_parág._20_padrão"><text:span text:style-name="MT2"> – Repositório de aplicações em SIAL</text:span></text:span></text:p>
            </table:table-cell>
            <table:table-cell table:style-name="Tabela15.A1" office:value-type="string">
              <text:p text:style-name="MP7"><text:span text:style-name="MT3">Página </text:span><text:span text:style-name="MT3"><text:page-number text:select-page="current">27</text:page-numb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6T14:58:58.82</meta:creation-date>
    <meta:editing-cycles>1</meta:editing-cycles>
    <meta:editing-duration>P0D</meta:editing-duration>
    <meta:generator>LibreOffice/4.2.4.2$Linux_X86_64 LibreOffice_project/420m0$Build-2</meta:generator>
    <meta:document-statistic meta:table-count="32" meta:image-count="0" meta:object-count="1" meta:page-count="27" meta:paragraph-count="1200" meta:word-count="4366" meta:character-count="41158" meta:non-whitespace-character-count="36410"/>
    <meta:user-defined meta:name="Informações 1"/>
    <meta:user-defined meta:name="Informações 2"/>
    <meta:user-defined meta:name="Informações 3"/>
    <meta:user-defined meta:name="Informações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39cm"/>
    </style:style>
    <style:style style:name="co3" style:family="table-column">
      <style:table-column-properties fo:break-before="auto" style:column-width="4.803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6.424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792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2.80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5011" number:language="pt" number:country="BR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60" style:rotation-align="bottom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fo:border="0.99pt solid #000000" style:rotation-align="none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center" fo:margin-left="0cm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border="0.99pt solid #000000" style:rotation-align="none"/>
      <style:paragraph-properties fo:text-align="center" fo:margin-left="0cm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Excel_20_Built-in_20_Percent" style:data-style-name="N5011">
      <style:table-cell-properties fo:background-color="#bfbfc0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0c0c0" style:diagonal-bl-tr="none" style:diagonal-tl-br="none" fo:border="0.99pt solid #000000" style:rotation-align="non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style:rotation-align="none"/>
      <style:paragraph-properties fo:text-align="start" fo:margin-left="0cm"/>
    </style:style>
    <style:style style:name="ce11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60" style:rotation-align="bottom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</style:style>
    <style:style style:name="ce16" style:family="table-cell" style:parent-style-name="Excel_20_Built-in_20_Percent" style:data-style-name="N5011">
      <style:table-cell-properties fo:background-color="#bfbf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Percent" style:data-style-name="N501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Menu Raiz</text:p>
          </table:table-cell>
          <table:table-cell table:style-name="ce1" office:value-type="string">
            <text:p>Menu 2º nível</text:p>
          </table:table-cell>
          <table:table-cell table:style-name="ce1" office:value-type="string">
            <text:p>Menu 3º nível</text:p>
          </table:table-cell>
          <table:table-cell table:style-name="ce1" office:value-type="string">
            <text:p>Funcionalidades</text:p>
          </table:table-cell>
          <table:table-cell table:style-name="ce1" office:value-type="string">
            <text:p>Rotas/ACL</text:p>
          </table:table-cell>
          <table:table-cell table:style-name="ce1" office:value-type="string">
            <text:p>Principal</text:p>
          </table:table-cell>
          <table:table-cell table:style-name="ce14" office:value-type="string">
            <text:p>Unidade de Conservação</text:p>
          </table:table-cell>
          <table:table-cell table:style-name="ce14" office:value-type="string">
            <text:p>Sede</text:p>
          </table:table-cell>
          <table:table-cell table:style-name="ce1" office:value-type="string">
            <text:p>Consulta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3" table:number-columns-repeated="2"/>
          <table:table-cell table:style-name="ce7" table:number-columns-repeated="5"/>
          <table:table-cell table:style-name="ce7" office:value-type="string">
            <text:p><text:s/>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4"/>
          <table:table-cell table:style-name="ce6"/>
          <table:table-cell table:style-name="ce8" table:number-columns-repeated="2"/>
          <table:table-cell table:style-name="ce11" table:number-columns-repeated="4"/>
          <table:table-cell table:style-name="ce18"/>
        </table:table-row>
        <table:table-row table:style-name="ro3">
          <table:table-cell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12" table:number-columns-repeated="3"/>
          <table:table-cell table:style-name="ce11" office:value-type="string">
            <text:p>x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12" table:number-columns-repeated="3"/>
          <table:table-cell table:style-name="ce11"/>
          <table:table-cell table:style-name="ce18"/>
        </table:table-row>
        <table:table-row table:style-name="ro3">
          <table:table-cell/>
          <table:table-cell table:style-name="ce2"/>
          <table:table-cell table:style-name="ce3" table:number-columns-repeated="2"/>
          <table:table-cell table:style-name="ce9" table:number-columns-repeated="2"/>
          <table:table-cell table:style-name="ce13" table:number-columns-repeated="3"/>
          <table:table-cell table:style-name="ce16"/>
          <table:table-cell table:style-name="ce18"/>
        </table:table-row>
        <table:table-row table:style-name="ro3">
          <table:table-cell/>
          <table:table-cell table:style-name="ce2"/>
          <table:table-cell table:style-name="ce5"/>
          <table:table-cell table:style-name="ce3"/>
          <table:table-cell table:style-name="ce2" table:number-columns-repeated="2"/>
          <table:table-cell table:style-name="ce12" table:number-columns-repeated="3"/>
          <table:table-cell table:style-name="ce11" office:value-type="string">
            <text:p>x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3" table:number-columns-repeated="2"/>
          <table:table-cell table:style-name="ce9" table:number-columns-repeated="2"/>
          <table:table-cell table:style-name="ce13" table:number-columns-repeated="3"/>
          <table:table-cell table:style-name="ce17"/>
          <table:table-cell table:style-name="ce18"/>
        </table:table-row>
        <table:table-row table:style-name="ro3">
          <table:table-cell/>
          <table:table-cell table:style-name="ce2"/>
          <table:table-cell table:style-name="ce4" table:number-columns-repeated="3"/>
          <table:table-cell table:style-name="ce10"/>
          <table:table-cell table:style-name="ce4" table:number-columns-repeated="3"/>
          <table:table-cell table:style-name="ce11" office:value-type="string">
            <text:p>x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5" table:number-columns-repeated="2"/>
          <table:table-cell table:style-name="ce2"/>
          <table:table-cell table:style-name="ce10"/>
          <table:table-cell table:style-name="ce12" table:number-columns-repeated="3"/>
          <table:table-cell table:style-name="ce11" office:value-type="string">
            <text:p>x</text:p>
          </table:table-cell>
          <table:table-cell table:style-name="ce18"/>
        </table:table-row>
        <table:table-row table:style-name="ro3">
          <table:table-cell/>
          <table:table-cell table:style-name="ce2"/>
          <table:table-cell table:style-name="ce4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5"/>
          <table:table-cell table:style-name="ce11" office:value-type="string">
            <text:p>x</text:p>
          </table:table-cell>
          <table:table-cell table:style-name="ce18"/>
        </table:table-row>
        <table:table-row table:style-name="ro3" table:number-rows-repeated="3"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12" table:number-columns-repeated="2"/>
          <table:table-cell table:style-name="ce13"/>
          <table:table-cell table:style-name="ce7"/>
          <table:table-cell table:style-name="ce18"/>
        </table:table-row>
        <table:table-row table:style-name="ro3" table:number-rows-repeated="19"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table:style-name="ce12" table:number-columns-repeated="2"/>
          <table:table-cell table:style-name="ce7" table:number-columns-repeated="2"/>
          <table:table-cell table:style-name="ce18"/>
        </table:table-row>
        <table:table-row table:style-name="ro3" table:number-rows-repeated="13">
          <table:table-cell/>
          <table:table-cell table:style-name="ce2" table:number-columns-repeated="5"/>
          <table:table-cell table:style-name="ce7" table:number-columns-repeated="4"/>
          <table:table-cell table:style-name="ce18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 table:number-rows-repeated="104852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pt" number:country="BR">
      <number:number number:min-integer-digits="1"/>
    </number:number-style>
    <number:percentage-style style:name="N5010" number:language="pt" number:country="BR">
      <number:number number:decimal-places="0" number:min-integer-digits="1"/>
      <number:text>%</number:text>
    </number:percentage-style>
    <number:number-style style:name="N5109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9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9P0"/>
    </number:number-style>
    <number:number-style style:name="N5110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10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10P0"/>
    </number:number-style>
    <number:number-style style:name="N5112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2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2P0"/>
    </number:number-style>
    <number:number-style style:name="N5113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3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3P0"/>
    </number:number-style>
    <number:date-style style:name="N5114" number:language="pt" number:country="BR">
      <number:day/>
      <number:text>/</number:text>
      <number:month/>
      <number:text>/</number:text>
      <number:year number:style="long"/>
    </number:date-style>
    <number:date-style style:name="N5115" number:language="pt" number:country="BR">
      <number:day/>
      <number:text>/</number:text>
      <number:month number:textual="true"/>
      <number:text>/</number:text>
      <number:year/>
    </number:date-style>
    <number:date-style style:name="N5116" number:language="pt" number:country="BR">
      <number:day/>
      <number:text>/</number:text>
      <number:month number:textual="true"/>
    </number:date-style>
    <number:date-style style:name="N5117" number:language="pt" number:country="BR">
      <number:month number:textual="true"/>
      <number:text>/</number:text>
      <number:year/>
    </number:date-style>
    <number:time-style style:name="N5118" number:language="pt" number:country="BR">
      <number:hours/>
      <number:text>:</number:text>
      <number:minutes number:style="long"/>
      <number:text> </number:text>
      <number:am-pm/>
    </number:time-style>
    <number:time-style style:name="N5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2P0" style:volatile="true" number:language="pt" number:country="BR">
      <number:number number:decimal-places="0" number:min-integer-digits="1" number:grouping="true"/>
      <number:text> </number:text>
    </number:number-style>
    <number:number-style style:name="N5122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2P0"/>
    </number:number-style>
    <number:number-style style:name="N5123P0" style:volatile="true" number:language="pt" number:country="BR">
      <number:number number:decimal-places="0" number:min-integer-digits="1" number:grouping="true"/>
      <number:text> </number:text>
    </number:number-style>
    <number:number-style style:name="N5123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3P0"/>
    </number:number-style>
    <number:number-style style:name="N5125P0" style:volatile="true" number:language="pt" number:country="BR">
      <number:number number:decimal-places="2" number:min-integer-digits="1" number:grouping="true"/>
      <number:text> </number:text>
    </number:number-style>
    <number:number-style style:name="N5125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pt" number:country="BR">
      <number:number number:decimal-places="2" number:min-integer-digits="1" number:grouping="true"/>
      <number:text> </number:text>
    </number:number-style>
    <number:number-style style:name="N5126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6P0"/>
    </number:number-style>
    <number:number-style style:name="N5129P0" style:volatile="true" number:language="pt" number:country="BR">
      <number:number number:decimal-places="0" number:min-integer-digits="1" number:grouping="true"/>
      <number:text> </number:text>
    </number:number-style>
    <number:number-style style:name="N5129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9P2" style:volatile="true" number:language="pt" number:country="BR">
      <number:text> - </number:text>
    </number:number-style>
    <number:text-style style:name="N5129" number:language="pt" number:country="B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3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3P2" style:volatile="true" number:language="pt" number:country="BR">
      <number:text> R$ - </number:text>
    </number:number-style>
    <number:text-style style:name="N5133" number:language="pt" number:country="B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6P0" style:volatile="true" number:language="pt" number:country="BR">
      <number:number number:decimal-places="2" number:min-integer-digits="1" number:grouping="true"/>
      <number:text> </number:text>
    </number:number-style>
    <number:number-style style:name="N5136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6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6" number:language="pt" number:country="BR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40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40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40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40" number:language="pt" number:country="BR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time-style style:name="N5141" number:language="pt" number:country="BR">
      <number:minutes number:style="long"/>
      <number:text>:</number:text>
      <number:seconds number:style="long"/>
    </number:time-style>
    <number:time-style style:name="N5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3" number:language="pt" number:country="BR">
      <number:minutes number:style="long"/>
      <number:text>:</number:text>
      <number:seconds number:style="long" number:decimal-places="1"/>
    </number:time-style>
    <number:number-style style:name="N5144" number:language="pt" number:country="BR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5010"/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